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5B00000090F3E3DBF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Wingdings" svg:font-family="Wingdings"/>
    <style:font-face style:name="Courier New" svg:font-family="'Courier New'" style:font-family-generic="modern"/>
    <style:font-face style:name="Calibri1" svg:font-family="Calibri" style:font-family-generic="swiss"/>
    <style:font-face style:name="arial" svg:font-family="arial" style:font-family-generic="swiss"/>
    <style:font-face style:name="arial1" svg:font-family="arial, sans-serif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995cm" fo:margin-left="-0.238cm" table:align="left" style:writing-mode="lr-tb"/>
    </style:style>
    <style:style style:name="Table1.A" style:family="table-column">
      <style:table-column-properties style:column-width="1.623cm"/>
    </style:style>
    <style:style style:name="Table1.B" style:family="table-column">
      <style:table-column-properties style:column-width="1.021cm"/>
    </style:style>
    <style:style style:name="Table1.C" style:family="table-column">
      <style:table-column-properties style:column-width="2.009cm"/>
    </style:style>
    <style:style style:name="Table1.D" style:family="table-column">
      <style:table-column-properties style:column-width="0.233cm"/>
    </style:style>
    <style:style style:name="Table1.E" style:family="table-column">
      <style:table-column-properties style:column-width="2.51cm"/>
    </style:style>
    <style:style style:name="Table1.F" style:family="table-column">
      <style:table-column-properties style:column-width="0.751cm"/>
    </style:style>
    <style:style style:name="Table1.G" style:family="table-column">
      <style:table-column-properties style:column-width="1.506cm"/>
    </style:style>
    <style:style style:name="Table1.H" style:family="table-column">
      <style:table-column-properties style:column-width="2.06cm"/>
    </style:style>
    <style:style style:name="Table1.I" style:family="table-column">
      <style:table-column-properties style:column-width="4.098cm"/>
    </style:style>
    <style:style style:name="Table1.J" style:family="table-column">
      <style:table-column-properties style:column-width="0.088cm"/>
    </style:style>
    <style:style style:name="Table1.K" style:family="table-column">
      <style:table-column-properties style:column-width="0.095cm"/>
    </style:style>
    <style:style style:name="Table1.1" style:family="table-row">
      <style:table-row-properties style:min-row-height="0.529cm" style:keep-together="false" fo:keep-together="always"/>
    </style:style>
    <style:style style:name="Table1.A1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1.K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.2" style:family="table-row">
      <style:table-row-properties style:min-row-height="1.191cm" style:keep-together="false" fo:keep-together="always"/>
    </style:style>
    <style:style style:name="Table1.A2" style:family="table-cell">
      <style:table-cell-properties style:vertical-align="middle" fo:padding="0cm" fo:border-left="0.5pt solid #000000" fo:border-right="none" fo:border-top="none" fo:border-bottom="1pt solid #000000" style:writing-mode="lr-tb"/>
    </style:style>
    <style:style style:name="Table1.C2" style:family="table-cell">
      <style:table-cell-properties style:vertical-align="middle" fo:padding="0cm" fo:border-left="0.5pt solid #000000" fo:border-right="none" fo:border-top="0.5pt solid #000000" fo:border-bottom="1pt solid #000000" style:writing-mode="lr-tb"/>
    </style:style>
    <style:style style:name="Table1.D2" style:family="table-cell">
      <style:table-cell-properties style:vertical-align="bottom" fo:padding="0cm" fo:border-left="0.5pt solid #000000" fo:border-right="none" fo:border-top="0.5pt solid #000000" fo:border-bottom="none" style:writing-mode="lr-tb"/>
    </style:style>
    <style:style style:name="Table1.G2" style:family="table-cell">
      <style:table-cell-properties style:vertical-align="bottom" fo:padding="0cm" fo:border-left="0.5pt solid #000000" fo:border-right="none" fo:border-top="none" fo:border-bottom="0.5pt solid #000000" style:writing-mode="lr-tb"/>
    </style:style>
    <style:style style:name="Table1.3" style:family="table-row">
      <style:table-row-properties style:min-row-height="0.965cm" style:keep-together="false" fo:keep-together="always"/>
    </style:style>
    <style:style style:name="Table1.4" style:family="table-row">
      <style:table-row-properties style:min-row-height="0.688cm" style:keep-together="false" fo:keep-together="always"/>
    </style:style>
    <style:style style:name="Table1.G4" style:family="table-cell">
      <style:table-cell-properties style:vertical-align="bottom" fo:padding="0cm" fo:border-left="0.5pt solid #000000" fo:border-right="none" fo:border-top="none" fo:border-bottom="1pt solid #000000" style:writing-mode="lr-tb"/>
    </style:style>
    <style:style style:name="Table1.H4" style:family="table-cell">
      <style:table-cell-properties style:vertical-align="bottom" fo:padding="0cm" fo:border-left="0.5pt solid #000000" fo:border-right="none" fo:border-top="0.5pt solid #000000" fo:border-bottom="1pt solid #000000" style:writing-mode="lr-tb"/>
    </style:style>
    <style:style style:name="Table1.5" style:family="table-row">
      <style:table-row-properties style:min-row-height="0.318cm" style:keep-together="false" fo:keep-together="always"/>
    </style:style>
    <style:style style:name="Table1.A5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1.J5" style:family="table-cell">
      <style:table-cell-properties style:vertical-align="top" fo:padding="0cm" fo:border="none" style:writing-mode="lr-tb"/>
    </style:style>
    <style:style style:name="Table1.6" style:family="table-row">
      <style:table-row-properties style:min-row-height="0.353cm" style:keep-together="false" fo:keep-together="always"/>
    </style:style>
    <style:style style:name="Table1.7" style:family="table-row">
      <style:table-row-properties style:min-row-height="0.45cm" style:keep-together="false" fo:keep-together="always"/>
    </style:style>
    <style:style style:name="Table1.A7" style:family="table-cell">
      <style:table-cell-properties style:vertical-align="bottom" fo:padding="0cm" fo:border-left="0.5pt solid #000000" fo:border-right="none" fo:border-top="1pt solid #000000" fo:border-bottom="0.5pt solid #000000" style:writing-mode="lr-tb"/>
    </style:style>
    <style:style style:name="Table1.8" style:family="table-row">
      <style:table-row-properties style:min-row-height="1.221cm" style:keep-together="false" fo:keep-together="always"/>
    </style:style>
    <style:style style:name="Table1.A8" style:family="table-cell">
      <style:table-cell-properties style:vertical-align="bottom" fo:padding="0cm" fo:border-left="1pt solid #000000" fo:border-right="none" fo:border-top="none" fo:border-bottom="0.5pt solid #000000" style:writing-mode="lr-tb"/>
    </style:style>
    <style:style style:name="Table1.I8" style:family="table-cell">
      <style:table-cell-properties style:vertical-align="bottom" fo:padding="0cm" fo:border-left="0.5pt solid #000000" fo:border-right="1pt solid #000000" fo:border-top="none" fo:border-bottom="0.5pt solid #000000" style:writing-mode="lr-tb"/>
    </style:style>
    <style:style style:name="Table1.9" style:family="table-row">
      <style:table-row-properties style:min-row-height="1.212cm" style:keep-together="false" fo:keep-together="always"/>
    </style:style>
    <style:style style:name="Table1.10" style:family="table-row">
      <style:table-row-properties style:min-row-height="1.254cm" style:keep-together="false" fo:keep-together="always"/>
    </style:style>
    <style:style style:name="Table1.11" style:family="table-row">
      <style:table-row-properties style:min-row-height="1.198cm" style:keep-together="false" fo:keep-together="always"/>
    </style:style>
    <style:style style:name="Table1.12" style:family="table-row">
      <style:table-row-properties style:min-row-height="1.265cm" style:keep-together="false" fo:keep-together="always"/>
    </style:style>
    <style:style style:name="Table1.13" style:family="table-row">
      <style:table-row-properties style:min-row-height="1.459cm" style:keep-together="false" fo:keep-together="always"/>
    </style:style>
    <style:style style:name="Table1.A13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I13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le2" style:family="table">
      <style:table-properties style:width="15.889cm" fo:margin-left="-0.185cm" table:align="left" style:writing-mode="lr-tb"/>
    </style:style>
    <style:style style:name="Table2.A" style:family="table-column">
      <style:table-column-properties style:column-width="3.868cm"/>
    </style:style>
    <style:style style:name="Table2.B" style:family="table-column">
      <style:table-column-properties style:column-width="1.75cm"/>
    </style:style>
    <style:style style:name="Table2.D" style:family="table-column">
      <style:table-column-properties style:column-width="1.499cm"/>
    </style:style>
    <style:style style:name="Table2.E" style:family="table-column">
      <style:table-column-properties style:column-width="7.022cm"/>
    </style:style>
    <style:style style:name="Table2.1" style:family="table-row">
      <style:table-row-properties style:min-row-height="0.383cm" style:keep-together="false" fo:keep-together="always"/>
    </style:style>
    <style:style style:name="Table2.A1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le2.2" style:family="table-row">
      <style:table-row-properties style:min-row-height="0.974cm" style:keep-together="false" fo:keep-together="always"/>
    </style:style>
    <style:style style:name="Table2.3" style:family="table-row">
      <style:table-row-properties style:min-row-height="0.476cm" style:keep-together="false" fo:keep-together="always"/>
    </style:style>
    <style:style style:name="Table2.A3" style:family="table-cell">
      <style:table-cell-properties style:vertical-align="bottom" fo:padding="0cm" fo:border-left="0.5pt solid #000000" fo:border-right="none" fo:border-top="0.5pt solid #000000" fo:border-bottom="none" style:writing-mode="lr-tb"/>
    </style:style>
    <style:style style:name="Table2.23" style:family="table-row">
      <style:table-row-properties style:min-row-height="0.669cm" style:keep-together="false" fo:keep-together="always"/>
    </style:style>
    <style:style style:name="Table2.A23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2.E23" style:family="table-cell">
      <style:table-cell-properties style:vertical-align="bottom" fo:padding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style:font-name="Times New Roman" fo:font-size="8pt" fo:language="es" fo:country="AR" fo:font-style="italic" fo:font-weight="bold" style:font-size-asian="8pt" style:font-style-asian="italic" style:font-weight-asian="bold" style:font-name-complex="Times New Roman"/>
    </style:style>
    <style:style style:name="P5" style:family="paragraph" style:parent-style-name="Standard">
      <style:paragraph-properties style:snap-to-layout-grid="false"/>
      <style:text-properties style:font-name="Monotype Corsiva" fo:font-size="8pt" fo:language="es" fo:country="AR" style:font-size-asian="8pt" style:font-name-complex="Monotype Corsiva"/>
    </style:style>
    <style:style style:name="P6" style:family="paragraph" style:parent-style-name="Standard">
      <style:text-properties fo:language="es" fo:country="AR"/>
    </style:style>
    <style:style style:name="P7" style:family="paragraph" style:parent-style-name="Standard">
      <style:text-properties fo:language="es" fo:country="AR" style:font-name-complex="Arial"/>
    </style:style>
    <style:style style:name="P8" style:family="paragraph" style:parent-style-name="Standard">
      <style:paragraph-properties style:snap-to-layout-grid="false"/>
      <style:text-properties fo:language="es" fo:country="AR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es" fo:country="AR" style:font-name-complex="Arial"/>
    </style:style>
    <style:style style:name="P10" style:family="paragraph" style:parent-style-name="Standard">
      <style:paragraph-properties fo:text-align="end" style:justify-single-word="false" style:snap-to-layout-grid="false"/>
      <style:text-properties fo:language="es" fo:country="AR" style:font-name-complex="Arial"/>
    </style:style>
    <style:style style:name="P11" style:family="paragraph" style:parent-style-name="Standard">
      <style:paragraph-properties style:snap-to-layout-grid="false"/>
      <style:text-properties fo:language="es" fo:country="AR" fo:font-weight="bold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fo:language="es" fo:country="AR" fo:font-weight="bold" style:font-name-asian="Arial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name-asian="Arial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fo:language="es" fo:country="AR" style:font-name-asian="Arial" style:font-name-complex="Arial"/>
    </style:style>
    <style:style style:name="P16" style:family="paragraph" style:parent-style-name="Standard">
      <style:paragraph-properties>
        <style:tab-stops>
          <style:tab-stop style:position="14.988cm" style:type="right" style:leader-style="dotted" style:leader-text="."/>
        </style:tab-stops>
      </style:paragraph-properties>
      <style:text-properties fo:language="es" fo:country="AR"/>
    </style:style>
    <style:style style:name="P17" style:family="paragraph" style:parent-style-name="Standard">
      <style:paragraph-properties style:snap-to-layout-grid="false"/>
      <style:text-properties fo:font-size="100pt" fo:language="es" fo:country="AR" style:font-size-asian="100pt"/>
    </style:style>
    <style:style style:name="P18" style:family="paragraph" style:parent-style-name="Standard">
      <style:text-properties fo:font-size="12pt" fo:language="es" fo:country="AR" style:font-size-asian="12pt" style:font-size-complex="12pt"/>
    </style:style>
    <style:style style:name="P19" style:family="paragraph" style:parent-style-name="Standard">
      <style:paragraph-properties style:snap-to-layout-grid="false"/>
      <style:text-properties fo:font-size="12pt" fo:language="es" fo:country="AR" fo:font-weight="bold" style:font-size-asian="12pt" style:font-weight-asian="bold" style:font-name-complex="Arial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2pt" fo:language="es" fo:country="AR" fo:font-weight="bold" style:font-size-asian="12pt" style:font-weight-asian="bold" style:font-name-complex="Arial" style:font-weight-complex="bold"/>
    </style:style>
    <style:style style:name="P21" style:family="paragraph" style:parent-style-name="Standard">
      <style:text-properties fo:font-size="12pt" fo:language="es" fo:country="AR" style:text-underline-style="none" style:font-size-asian="12pt" style:font-size-complex="12pt"/>
    </style:style>
    <style:style style:name="P22" style:family="paragraph" style:parent-style-name="Standard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24" style:family="paragraph" style:parent-style-name="Standard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language="es" fo:country="A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27" style:family="paragraph" style:parent-style-name="Standard">
      <style:text-properties fo:color="#000000" style:font-name="arial" fo:font-size="12pt" fo:language="es" fo:country="AR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fo:language="es" fo:country="AR" style:font-size-asian="12pt" style:font-name-complex="arial" style:font-size-complex="12pt"/>
    </style:style>
    <style:style style:name="P29" style:family="paragraph" style:parent-style-name="Standard">
      <style:text-properties fo:font-size="10pt" style:font-size-asian="10pt" style:font-size-complex="10pt"/>
    </style:style>
    <style:style style:name="P30" style:family="paragraph" style:parent-style-name="Standard">
      <style:text-properties fo:font-size="10pt" fo:language="es" fo:country="AR" style:text-underline-style="none" fo:font-weight="bold" style:font-size-asian="10pt" style:font-weight-asian="bold" style:font-size-complex="10pt" style:font-weight-complex="bold"/>
    </style:style>
    <style:style style:name="P31" style:family="paragraph" style:parent-style-name="Header">
      <style:text-properties fo:language="es" fo:country="AR" style:language-asian="zxx" style:country-asian="none"/>
    </style:style>
    <style:style style:name="P32" style:family="paragraph" style:parent-style-name="Header">
      <style:paragraph-properties style:snap-to-layout-grid="false">
        <style:tab-stops/>
      </style:paragraph-properties>
    </style:style>
    <style:style style:name="P33" style:family="paragraph" style:parent-style-name="Footer">
      <style:text-properties fo:language="es" fo:country="AR"/>
    </style:style>
    <style:style style:name="P34" style:family="paragraph" style:parent-style-name="Standard">
      <style:paragraph-properties fo:break-before="page"/>
      <style:text-properties fo:language="es" fo:country="AR"/>
    </style:style>
    <style:style style:name="P35" style:family="paragraph" style:parent-style-name="Standard">
      <style:paragraph-properties fo:margin-left="0cm" fo:margin-right="0cm" fo:text-indent="-0.635cm" style:auto-text-indent="false"/>
      <style:text-properties fo:language="es" fo:country="AR"/>
    </style:style>
    <style:style style:name="P36" style:family="paragraph" style:parent-style-name="Standard">
      <style:paragraph-properties fo:margin-left="0cm" fo:margin-right="0cm" fo:text-indent="-0.635cm" style:auto-text-indent="false" fo:break-before="page"/>
      <style:text-properties fo:language="es" fo:country="AR"/>
    </style:style>
    <style:style style:name="P37" style:family="paragraph" style:parent-style-name="Standard">
      <style:paragraph-properties fo:margin-top="0cm" fo:margin-bottom="0cm" fo:text-align="justify" style:justify-single-word="false"/>
    </style:style>
    <style:style style:name="P38" style:family="paragraph" style:parent-style-name="Standard">
      <style:paragraph-properties fo:margin-top="0cm" fo:margin-bottom="0cm" fo:text-align="justify" style:justify-single-word="false"/>
      <style:text-properties fo:language="es" fo:country="AR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language="es" fo:country="AR" style:text-underline-style="solid" style:text-underline-width="auto" style:text-underline-color="font-color" fo:font-weight="bold" style:font-weight-asian="bold"/>
    </style:style>
    <style:style style:name="P40" style:family="paragraph" style:parent-style-name="Standard">
      <style:paragraph-properties fo:margin-top="0cm" fo:margin-bottom="0cm" fo:text-align="justify" style:justify-single-word="false"/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fo:text-align="center" style:justify-single-word="false"/>
    </style:style>
    <style:style style:name="P42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cm" fo:margin-bottom="0cm"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45" style:family="paragraph" style:parent-style-name="Standard">
      <style:paragraph-properties fo:margin-top="0cm" fo:margin-bottom="0cm" fo:text-align="start" style:justify-single-word="false"/>
    </style:style>
    <style:style style:name="P46" style:family="paragraph" style:parent-style-name="Standard">
      <style:paragraph-properties fo:margin-top="0cm" fo:margin-bottom="0cm" fo:text-align="justify" style:justify-single-word="false"/>
      <style:text-properties style:font-name="arial1" fo:font-size="10pt" fo:background-color="#ffffff" style:font-size-asian="10pt" style:font-name-complex="arial1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style:font-name="arial1" fo:font-size="10pt" fo:background-color="#ffffff" style:font-name-asian="arial1" style:font-size-asian="10pt" style:font-name-complex="arial1"/>
    </style:style>
    <style:style style:name="P48" style:family="paragraph" style:parent-style-name="Standard">
      <style:paragraph-properties fo:margin-top="0cm" fo:margin-bottom="0.499cm" fo:orphans="2" fo:widows="2"/>
    </style:style>
    <style:style style:name="P49" style:family="paragraph" style:parent-style-name="Standard">
      <style:paragraph-properties fo:margin-top="0.212cm" fo:margin-bottom="0cm" fo:text-align="justify" style:justify-single-word="false"/>
    </style:style>
    <style:style style:name="P50" style:family="paragraph" style:parent-style-name="Título">
      <style:text-properties fo:language="es" fo:country="AR"/>
    </style:style>
    <style:style style:name="P51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52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fo:language="es" fo:country="AR"/>
    </style:style>
    <style:style style:name="P53" style:family="paragraph" style:parent-style-name="Contents_20_Heading">
      <style:text-properties fo:language="es" fo:country="AR"/>
    </style:style>
    <style:style style:name="P54" style:family="paragraph" style:parent-style-name="Standard" style:list-style-name="WW8Num4"/>
    <style:style style:name="P55" style:family="paragraph" style:parent-style-name="Standard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WW8Num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1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3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5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6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7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4" style:family="paragraph" style:parent-style-name="Standard" style:list-style-name="L8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9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6" style:family="paragraph" style:parent-style-name="Standard" style:list-style-name="L10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7" style:family="paragraph" style:parent-style-name="Standard" style:list-style-name="L11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12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1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1" style:family="paragraph" style:parent-style-name="Standard" style:list-style-name="L2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2" style:family="paragraph" style:parent-style-name="Standard" style:list-style-name="L3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3" style:family="paragraph" style:parent-style-name="Standard" style:list-style-name="L4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4" style:family="paragraph" style:parent-style-name="Standard" style:list-style-name="L7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5" style:family="paragraph" style:parent-style-name="Standard" style:list-style-name="L8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6" style:family="paragraph" style:parent-style-name="Standard" style:list-style-name="L9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7" style:family="paragraph" style:parent-style-name="Standard" style:list-style-name="L10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8" style:family="paragraph" style:parent-style-name="Standard" style:list-style-name="L11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9" style:family="paragraph" style:parent-style-name="Standard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P80" style:family="paragraph" style:parent-style-name="Standard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81" style:family="paragraph" style:parent-style-name="Standard">
      <style:text-properties fo:font-size="12pt" fo:language="es" fo:country="A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2" style:family="paragraph" style:parent-style-name="Standard" style:list-style-name="WW8Num3"/>
    <style:style style:name="P83" style:family="paragraph" style:parent-style-name="Standard" style:list-style-name="WW8Num5"/>
    <style:style style:name="P84" style:family="paragraph" style:parent-style-name="Standard" style:list-style-name="WW8Num6"/>
    <style:style style:name="P85" style:family="paragraph" style:parent-style-name="Standard" style:list-style-name="WW8Num2"/>
    <style:style style:name="P86" style:family="paragraph" style:parent-style-name="Standard" style:list-style-name="WW8Num7"/>
    <style:style style:name="P87" style:family="paragraph" style:parent-style-name="Standard" style:list-style-name="WW8Num8"/>
    <style:style style:name="P88" style:family="paragraph" style:parent-style-name="Standard" style:list-style-name="WW8Num9"/>
    <style:style style:name="P89" style:family="paragraph" style:parent-style-name="Standard" style:list-style-name="WW8Num10"/>
    <style:style style:name="P90" style:family="paragraph" style:parent-style-name="Standard" style:list-style-name="WW8Num13"/>
    <style:style style:name="P91" style:family="paragraph" style:parent-style-name="Standard" style:list-style-name="WW8Num11"/>
    <style:style style:name="P92" style:family="paragraph" style:parent-style-name="Standard" style:list-style-name="WW8Num12"/>
    <style:style style:name="P93" style:family="paragraph" style:parent-style-name="Standard" style:list-style-name="WW8Num14"/>
    <style:style style:name="P94" style:family="paragraph" style:parent-style-name="Standard" style:list-style-name="WW8Num15"/>
    <style:style style:name="P95" style:family="paragraph" style:parent-style-name="Standard" style:list-style-name="WW8Num16"/>
    <style:style style:name="P96" style:family="paragraph" style:parent-style-name="Standard" style:list-style-name="WW8Num17"/>
    <style:style style:name="P97" style:family="paragraph" style:parent-style-name="Standard" style:list-style-name="WW8Num18"/>
    <style:style style:name="P98" style:family="paragraph" style:parent-style-name="Standard" style:list-style-name="L14"/>
    <style:style style:name="P99" style:family="paragraph" style:parent-style-name="Heading_20_1">
      <style:text-properties fo:language="es" fo:country="AR"/>
    </style:style>
    <style:style style:name="P100" style:family="paragraph" style:parent-style-name="Heading_20_1" style:master-page-name="Standard">
      <style:paragraph-properties fo:margin-top="0.423cm" fo:margin-bottom="0.106cm" style:page-number="auto"/>
      <style:text-properties fo:language="es" fo:country="AR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2">
      <style:text-properties fo:language="es" fo:country="AR"/>
    </style:style>
    <style:style style:name="P103" style:family="paragraph" style:parent-style-name="Heading_20_7">
      <style:paragraph-properties style:snap-to-layout-grid="false"/>
      <style:text-properties fo:language="es" fo:country="AR" style:font-name-complex="Arial"/>
    </style:style>
    <style:style style:name="P10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6" style:family="paragraph" style:parent-style-name="List_20_Paragraph" style:list-style-name="WW8Num19">
      <style:paragraph-properties fo:margin-top="0cm" fo:margin-bottom="0cm" fo:text-align="justify" style:justify-single-word="false"/>
    </style:style>
    <style:style style:name="P107" style:family="paragraph">
      <style:paragraph-properties fo:text-align="center" style:writing-mode="lr-tb"/>
    </style:style>
    <style:style style:name="T1" style:family="text">
      <style:text-properties fo:font-size="12pt" fo:language="es" fo:country="AR" fo:font-weight="bold" style:font-size-asian="12pt" style:font-weight-asian="bold"/>
    </style:style>
    <style:style style:name="T2" style:family="text">
      <style:text-properties fo:font-size="12pt" fo:language="es" fo:country="AR" style:text-underline-style="none" style:font-size-asian="12pt" style:font-size-complex="12pt"/>
    </style:style>
    <style:style style:name="T3" style:family="text">
      <style:text-properties fo:font-size="12pt" fo:language="es" fo:country="AR" style:text-underline-style="none" fo:background-color="#ffff00" style:font-size-asian="12pt" style:font-size-complex="12pt"/>
    </style:style>
    <style:style style:name="T4" style:family="text">
      <style:text-properties fo:font-size="12pt" fo:language="es" fo:country="AR" style:text-underline-style="none" style:font-name-asian="Arial" style:font-size-asian="12pt" style:font-name-complex="Arial" style:font-size-complex="12pt"/>
    </style:style>
    <style:style style:name="T5" style:family="text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es" fo:country="AR" style:text-underline-style="none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9" style:family="text">
      <style:text-properties fo:font-size="12pt" fo:language="es" fo:country="AR" style:text-underline-style="none" fo:font-weight="normal" fo:background-color="#ffff00" style:font-size-asian="12pt" style:font-weight-asian="normal" style:font-size-complex="12pt" style:font-weight-complex="normal"/>
    </style:style>
    <style:style style:name="T10" style:family="text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style:font-name="Monotype Corsiva" fo:font-size="8pt" fo:language="es" fo:country="AR" style:font-size-asian="8pt" style:font-name-complex="Monotype Corsiva"/>
    </style:style>
    <style:style style:name="T12" style:family="text">
      <style:text-properties style:font-name="Monotype Corsiva" fo:font-size="8pt" fo:language="es" fo:country="AR" style:font-name-asian="Monotype Corsiva" style:font-size-asian="8pt" style:font-name-complex="Monotype Corsiva"/>
    </style:style>
    <style:style style:name="T13" style:family="text">
      <style:text-properties fo:language="es" fo:country="AR"/>
    </style:style>
    <style:style style:name="T14" style:family="text">
      <style:text-properties fo:language="es" fo:country="AR" fo:font-style="italic" style:text-underline-style="solid" style:text-underline-width="auto" style:text-underline-color="font-color" fo:font-weight="bold" style:font-style-asian="italic" style:font-weight-asian="bold"/>
    </style:style>
    <style:style style:name="T15" style:family="text">
      <style:text-properties fo:language="es" fo:country="AR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/>
    </style:style>
    <style:style style:name="T16" style:family="text">
      <style:text-properties fo:language="es" fo:country="AR" fo:font-weight="bold" style:font-weight-asian="bold"/>
    </style:style>
    <style:style style:name="T17" style:family="text">
      <style:text-properties fo:language="es" fo:country="AR" fo:font-weight="bold" style:font-weight-asian="bold" style:font-name-complex="Arial"/>
    </style:style>
    <style:style style:name="T18" style:family="text">
      <style:text-properties fo:language="es" fo:country="AR" fo:font-weight="bold" style:font-name-asian="Arial" style:font-weight-asian="bold" style:font-name-complex="Arial"/>
    </style:style>
    <style:style style:name="T19" style:family="text">
      <style:text-properties fo:language="es" fo:country="AR" style:font-name-complex="Arial"/>
    </style:style>
    <style:style style:name="T20" style:family="text">
      <style:text-properties fo:language="es" fo:country="AR" style:font-name-asian="Arial" style:font-name-complex="Arial"/>
    </style:style>
    <style:style style:name="T21" style:family="text">
      <style:text-properties fo:language="es" fo:country="AR" style:text-underline-style="solid" style:text-underline-width="auto" style:text-underline-color="font-color"/>
    </style:style>
    <style:style style:name="T22" style:family="text">
      <style:text-properties fo:language="es" fo:country="AR" style:text-underline-style="solid" style:text-underline-width="auto" style:text-underline-color="font-color" style:font-name-asian="Arial" style:font-name-complex="Arial"/>
    </style:style>
    <style:style style:name="T23" style:family="text">
      <style:text-properties fo:language="es" fo:country="AR" style:text-underline-style="solid" style:text-underline-width="auto" style:text-underline-color="font-color" fo:font-weight="bold" style:font-weight-asian="bold"/>
    </style:style>
    <style:style style:name="T24" style:family="text">
      <style:text-properties fo:language="es" fo:country="AR" style:text-underline-style="solid" style:text-underline-width="auto" style:text-underline-color="font-color" fo:font-weight="bold" style:font-name-asian="Arial" style:font-weight-asian="bold" style:font-name-complex="Arial"/>
    </style:style>
    <style:style style:name="T25" style:family="text">
      <style:text-properties fo:language="es" fo:country="AR" style:text-underline-style="none"/>
    </style:style>
    <style:style style:name="T26" style:family="text">
      <style:text-properties fo:font-size="8pt" fo:language="es" fo:country="AR" style:font-size-asian="8pt" style:font-size-complex="8pt"/>
    </style:style>
    <style:style style:name="T27" style:family="text">
      <style:text-properties fo:font-size="8pt" fo:language="es" fo:country="AR" style:font-name-asian="Arial" style:font-size-asian="8pt" style:font-name-complex="Arial" style:font-size-complex="8pt"/>
    </style:style>
    <style:style style:name="T28" style:family="text">
      <style:text-properties fo:font-size="16pt" fo:language="es" fo:country="AR" style:font-size-asian="16pt" style:font-name-complex="Arial"/>
    </style:style>
    <style:style style:name="T29" style:family="text">
      <style:text-properties fo:font-size="16pt" fo:language="es" fo:country="AR" style:font-name-asian="Arial" style:font-size-asian="16pt" style:font-name-complex="Arial"/>
    </style:style>
    <style:style style:name="T30" style:family="text">
      <style:text-properties fo:font-size="16pt" fo:language="es" fo:country="AR" fo:font-weight="bold" style:font-size-asian="16pt" style:font-weight-asian="bold" style:font-size-complex="16pt"/>
    </style:style>
    <style:style style:name="T31" style:family="text">
      <style:text-properties fo:font-size="16pt" fo:language="es" fo:country="AR" fo:font-weight="bold" style:font-name-asian="Arial" style:font-size-asian="16pt" style:font-weight-asian="bold" style:font-name-complex="Arial" style:font-size-complex="16pt"/>
    </style:style>
    <style:style style:name="T32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name-asian="arial" style:font-size-asian="12pt" style:font-style-asian="normal" style:font-weight-asian="normal" style:font-name-complex="arial2" style:font-size-complex="12pt"/>
    </style:style>
    <style:style style:name="T33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name-asian="arial2" style:font-size-asian="12pt" style:font-style-asian="normal" style:font-weight-asian="normal" style:font-name-complex="arial2" style:font-size-complex="12pt"/>
    </style:style>
    <style:style style:name="T34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size-asian="12pt" style:font-style-asian="normal" style:font-weight-asian="normal" style:font-name-complex="arial2" style:font-size-complex="12pt"/>
    </style:style>
    <style:style style:name="T35" style:family="text">
      <style:text-properties style:font-name="arial" fo:font-size="12pt" fo:language="es" fo:country="AR" style:text-underline-style="none" style:font-size-asian="12pt" style:font-name-complex="arial" style:font-size-complex="12pt"/>
    </style:style>
    <style:style style:name="T36" style:family="text">
      <style:text-properties style:font-name="arial" fo:font-size="12pt" fo:language="es" fo:country="AR" style:text-underline-style="none" style:font-name-asian="arial" style:font-size-asian="12pt" style:font-name-complex="arial" style:font-size-complex="12pt"/>
    </style:style>
    <style:style style:name="T37" style:family="text">
      <style:text-properties style:font-name="arial" fo:font-size="12pt" fo:language="es" fo:country="AR" style:font-size-asian="12pt" style:font-name-complex="arial" style:font-size-complex="12pt"/>
    </style:style>
    <style:style style:name="T38" style:family="text">
      <style:text-properties style:font-name="arial" fo:font-size="12pt" fo:language="es" fo:country="AR" style:font-name-asian="arial" style:font-size-asian="12pt" style:font-name-complex="arial" style:font-size-complex="12pt"/>
    </style:style>
    <style:style style:name="T39" style:family="text"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T40" style:family="text">
      <style:text-properties fo:font-size="10pt" fo:language="es" fo:country="AR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T41" style:family="text">
      <style:text-properties style:font-name-asian="Liberation Serif" style:font-name-complex="Liberation Serif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style:font-name-asian="Liberation Serif" style:font-name-complex="Liberation Serif"/>
    </style:style>
    <style:style style:name="T44" style:family="text">
      <style:text-properties style:font-name-asian="arial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fo:background-color="#ffff00" style:font-weight-asian="normal" style:font-weight-complex="normal"/>
    </style:style>
    <style:style style:name="T47" style:family="text">
      <style:text-properties fo:font-weight="normal" style:font-name-asian="Arial" style:font-weight-asian="normal" style:font-name-complex="Arial" style:font-weight-complex="normal"/>
    </style:style>
    <style:style style:name="T48" style:family="text">
      <style:text-properties fo:font-weight="normal" style:font-name-asian="Liberation Serif" style:font-weight-asian="normal" style:font-name-complex="Liberation Serif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0" text:outline-level="1">Carátula</text:h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2" office:value-type="string">
            <text:p text:style-name="P11">Tema</text:p>
          </table:table-cell>
          <table:covered-table-cell/>
          <table:table-cell table:style-name="Table1.A1" office:value-type="string">
            <text:p text:style-name="P12">Grupo</text:p>
          </table:table-cell>
          <table:table-cell table:style-name="Table1.A1" table:number-columns-spanned="3" office:value-type="string">
            <text:p text:style-name="P12">Ayudante</text:p>
          </table:table-cell>
          <table:covered-table-cell/>
          <table:covered-table-cell/>
          <table:table-cell table:style-name="Table1.A1" office:value-type="string">
            <text:p text:style-name="P12"> </text:p>
          </table:table-cell>
          <table:table-cell table:style-name="Table1.A1" table:number-columns-spanned="3" office:value-type="string">
            <text:p text:style-name="P2"><text:span text:style-name="T17">Evaluación</text:span><text:span text:style-name="T18"> </text:span><text:span text:style-name="T17">Grupal</text:span><text:span text:style-name="T18"> </text:span><text:span text:style-name="T17">del</text:span><text:span text:style-name="T18"> </text:span><text:span text:style-name="T17">TP</text:span></text:p>
          </table:table-cell>
          <table:covered-table-cell/>
          <table:covered-table-cell/>
          <table:table-cell table:style-name="Table1.K1" office:value-type="string">
            <text:p text:style-name="P17"/>
          </table:table-cell>
        </table:table-row>
        <table:table-row table:style-name="Table1.2">
          <table:table-cell table:style-name="Table1.A2" table:number-rows-spanned="3" table:number-columns-spanned="2" office:value-type="string">
            <text:p text:style-name="P17">R</text:p>
          </table:table-cell>
          <table:covered-table-cell/>
          <table:table-cell table:style-name="Table1.C2" table:number-rows-spanned="3" office:value-type="string">
            <text:h text:style-name="P103" text:outline-level="7">10</text:h>
          </table:table-cell>
          <table:table-cell table:style-name="Table1.D2" table:number-rows-spanned="3" table:number-columns-spanned="3" office:value-type="string">
            <text:p text:style-name="P13"><text:s text:c="3"/></text:p>
          </table:table-cell>
          <table:covered-table-cell/>
          <table:covered-table-cell/>
          <table:table-cell table:style-name="Table1.G2" office:value-type="string">
            <text:p text:style-name="P3"><text:span text:style-name="T16">Nota</text:span><text:span text:style-name="T18"> <text:s text:c="3"/></text:span></text:p>
          </table:table-cell>
          <table:table-cell table:style-name="Table1.A1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1">Fecha</text:p>
          </table:table-cell>
          <table:table-cell table:style-name="Table1.A1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4" office:value-type="string">
            <text:p text:style-name="P11">Firma</text:p>
          </table:table-cell>
          <table:table-cell table:style-name="Table1.H4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5">
          <table:table-cell table:style-name="Table1.A5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office:value-type="string">
            <text:p text:style-name="P19"/>
          </table:table-cell>
          <table:table-cell table:style-name="Table1.J5" office:value-type="string">
            <text:p text:style-name="P19"/>
          </table:table-cell>
        </table:table-row>
        <table:table-row table:style-name="Table1.6">
          <table:table-cell table:style-name="Table1.D2" table:number-columns-spanned="10" office:value-type="string">
            <text:p text:style-name="P20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1"/>
          </table:table-cell>
        </table:table-row>
        <table:table-row table:style-name="Table1.7">
          <table:table-cell table:style-name="Table1.A7" office:value-type="string">
            <text:p text:style-name="P11">Padrón</text:p>
          </table:table-cell>
          <table:table-cell table:style-name="Table1.A7" table:number-columns-spanned="3" office:value-type="string">
            <text:p text:style-name="P11">Apellido</text:p>
          </table:table-cell>
          <table:covered-table-cell/>
          <table:covered-table-cell/>
          <table:table-cell table:style-name="Table1.A7" office:value-type="string">
            <text:p text:style-name="P11">Nombre</text:p>
          </table:table-cell>
          <table:table-cell table:style-name="Table1.A7" table:number-columns-spanned="2" office:value-type="string">
            <text:p text:style-name="P3"><text:span text:style-name="T17">Asistencia</text:span><text:span text:style-name="T18"> </text:span><text:span text:style-name="T17">a</text:span><text:span text:style-name="T18"> </text:span><text:span text:style-name="T17">Entrega</text:span></text:p>
          </table:table-cell>
          <table:covered-table-cell/>
          <table:table-cell table:style-name="Table1.A7" office:value-type="string">
            <text:p text:style-name="P3"><text:span text:style-name="T17">Asistencia</text:span><text:span text:style-name="T18"> </text:span><text:span text:style-name="T17">a</text:span><text:span text:style-name="T18"> </text:span><text:span text:style-name="T17">Revisión</text:span></text:p>
          </table:table-cell>
          <table:table-cell table:style-name="Table1.A7" table:number-columns-spanned="2" office:value-type="string">
            <text:p text:style-name="P3"><text:span text:style-name="T17">Evaluación</text:span><text:span text:style-name="T18"> </text:span><text:span text:style-name="T17">Individual</text:span><text:span text:style-name="T18"> </text:span><text:span text:style-name="T17">Final</text:span></text:p>
          </table:table-cell>
          <table:covered-table-cell/>
          <table:table-cell table:style-name="Table1.K1" office:value-type="string">
            <text:p text:style-name="P8"/>
          </table:table-cell>
        </table:table-row>
        <table:table-row table:style-name="Table1.8">
          <table:table-cell table:style-name="Table1.A8" office:value-type="string">
            <text:p text:style-name="P8">88845</text:p>
          </table:table-cell>
          <table:table-cell table:style-name="Table1.G2" table:number-columns-spanned="3" office:value-type="string">
            <text:p text:style-name="P3"><text:span text:style-name="T19">Szperling</text:span><text:span text:style-name="T20"> </text:span></text:p>
          </table:table-cell>
          <table:covered-table-cell/>
          <table:covered-table-cell/>
          <table:table-cell table:style-name="Table1.G2" office:value-type="string">
            <text:p text:style-name="P3"><text:span text:style-name="T19">Leonel</text:span><text:span text:style-name="T20"> </text:span><text:span text:style-name="T19">Esteban</text:span><text:span text:style-name="T20"> </text:span>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9">
          <table:table-cell table:style-name="Table1.A8" office:value-type="string">
            <text:p text:style-name="P15">88548 </text:p>
          </table:table-cell>
          <table:table-cell table:style-name="Table1.G2" table:number-columns-spanned="3" office:value-type="string">
            <text:p text:style-name="P15">Notari </text:p>
          </table:table-cell>
          <table:covered-table-cell/>
          <table:covered-table-cell/>
          <table:table-cell table:style-name="Table1.G2" office:value-type="string">
            <text:p text:style-name="P15">Pablo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0">
          <table:table-cell table:style-name="Table1.A8" office:value-type="string">
            <text:p text:style-name="P15">90983 </text:p>
          </table:table-cell>
          <table:table-cell table:style-name="Table1.G2" table:number-columns-spanned="3" office:value-type="string">
            <text:p text:style-name="P15">Ciruzzi </text:p>
          </table:table-cell>
          <table:covered-table-cell/>
          <table:covered-table-cell/>
          <table:table-cell table:style-name="Table1.G2" office:value-type="string">
            <text:p text:style-name="P15">Martin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1">
          <table:table-cell table:style-name="Table1.A8" office:value-type="string">
            <text:p text:style-name="P15">87187 </text:p>
          </table:table-cell>
          <table:table-cell table:style-name="Table1.G2" table:number-columns-spanned="3" office:value-type="string">
            <text:p text:style-name="P15">Ferro </text:p>
          </table:table-cell>
          <table:covered-table-cell/>
          <table:covered-table-cell/>
          <table:table-cell table:style-name="Table1.G2" office:value-type="string">
            <text:p text:style-name="P15">Flavio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2">
          <table:table-cell table:style-name="Table1.A8" office:value-type="string">
            <text:p text:style-name="P3"><text:span text:style-name="T20"><text:s/></text:span><text:span text:style-name="T20">89510</text:span></text:p>
          </table:table-cell>
          <table:table-cell table:style-name="Table1.G2" table:number-columns-spanned="3" office:value-type="string">
            <text:p text:style-name="P15">Cruz</text:p>
          </table:table-cell>
          <table:covered-table-cell/>
          <table:covered-table-cell/>
          <table:table-cell table:style-name="Table1.G2" office:value-type="string">
            <text:p text:style-name="P15">Rodolfo</text:p>
          </table:table-cell>
          <table:table-cell table:style-name="Table1.G2" table:number-columns-spanned="2" office:value-type="string">
            <text:p text:style-name="P15"/>
          </table:table-cell>
          <table:covered-table-cell/>
          <table:table-cell table:style-name="Table1.G2" office:value-type="string">
            <text:p text:style-name="P8"/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5"><text:s/></text:p>
          </table:table-cell>
          <table:table-cell table:style-name="Table1.G4" table:number-columns-spanned="3" office:value-type="string">
            <text:p text:style-name="P15"><text:s/></text:p>
          </table:table-cell>
          <table:covered-table-cell/>
          <table:covered-table-cell/>
          <table:table-cell table:style-name="Table1.G4" office:value-type="string">
            <text:p text:style-name="P15"><text:s/></text:p>
          </table:table-cell>
          <table:table-cell table:style-name="Table1.G4" table:number-columns-spanned="2" office:value-type="string">
            <text:p text:style-name="P15"><text:s/></text:p>
          </table:table-cell>
          <table:covered-table-cell/>
          <table:table-cell table:style-name="Table1.G4" office:value-type="string">
            <text:p text:style-name="P8"> </text:p>
          </table:table-cell>
          <table:table-cell table:style-name="Table1.I13" table:number-columns-spanned="3" office:value-type="string">
            <text:p text:style-name="P8"> </text:p>
          </table:table-cell>
          <table:covered-table-cell/>
          <table:covered-table-cell/>
        </table:table-row>
      </table:table>
      <text:p text:style-name="Standard"/>
      <text:p text:style-name="P34"/>
      <text:h text:style-name="Heading_20_1" text:outline-level="1"><text:span text:style-name="T13">Planilla</text:span><text:span text:style-name="T20"> </text:span><text:span text:style-name="T13">del</text:span><text:span text:style-name="T20"> </text:span><text:span text:style-name="T13">Docente</text:span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3"><text:span text:style-name="T28">Planilla</text:span><text:span text:style-name="T29"> </text:span><text:span text:style-name="T28">del</text:span><text:span text:style-name="T29"> </text:span><text:span text:style-name="T28">Docente</text:span></text:p>
            <text:p text:style-name="Standard"><text:span text:style-name="T19">Todos</text:span><text:span text:style-name="T20"> </text:span><text:span text:style-name="T19">los</text:span><text:span text:style-name="T20"> </text:span><text:span text:style-name="T19">ítems</text:span><text:span text:style-name="T20"> </text:span><text:span text:style-name="T19">son</text:span><text:span text:style-name="T20"> </text:span><text:span text:style-name="T19">de</text:span><text:span text:style-name="T20"> </text:span><text:span text:style-name="T19">cumplimiento</text:span><text:span text:style-name="T20"> </text:span><text:span text:style-name="T19">obligatorio</text:span><text:span text:style-name="T20"> </text:span><text:span text:style-name="T19">para</text:span><text:span text:style-name="T20"> </text:span><text:span text:style-name="T19">alcanzar</text:span><text:span text:style-name="T20"> </text:span><text:span text:style-name="T19">la</text:span><text:span text:style-name="T20"> </text:span><text:span text:style-name="T19">aprobación</text:span><text:span text:style-name="T20"> </text:span><text:span text:style-name="T19">del</text:span><text:span text:style-name="T20"> </text:span><text:span text:style-name="T19">TP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5" office:value-type="string">
            <text:p text:style-name="P3"><text:span text:style-name="T19">GRUPO</text:span><text:span text:style-name="T20"> </text:span><text:span text:style-name="T19">NRO:</text:span><text:span text:style-name="T20"> <text:s text:c="17"/></text:span><text:span text:style-name="T19">FECHA:</text:span><text:span text:style-name="T20"> <text:s text:c="37"/></text:span><text:span text:style-name="T19">HORA</text:span><text:span text:style-name="T20"> </text:span><text:span text:style-name="T19">INICIO:</text:span><text:span text:style-name="T20"> <text:s text:c="11"/></text:span><text:span text:style-name="T19">HORA</text:span><text:span text:style-name="T20"> </text:span><text:span text:style-name="T19">FI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9">Item</text:p>
          </table:table-cell>
          <table:table-cell table:style-name="Table2.A3" office:value-type="string">
            <text:p text:style-name="P9">Aprobada</text:p>
          </table:table-cell>
          <table:table-cell table:style-name="Table2.A3" office:value-type="string">
            <text:p text:style-name="P2"><text:span text:style-name="T19">A</text:span><text:span text:style-name="T20"> </text:span><text:span text:style-name="T19">Revisión</text:span></text:p>
          </table:table-cell>
          <table:table-cell table:style-name="Table2.A3" office:value-type="string">
            <text:p text:style-name="P2"><text:span text:style-name="T19">No</text:span><text:span text:style-name="T20"> </text:span><text:span text:style-name="T19">posee</text:span></text:p>
          </table:table-cell>
          <table:table-cell table:style-name="Table2.A1" office:value-type="string">
            <text:p text:style-name="P9">Observaciones</text:p>
          </table:table-cell>
        </table:table-row>
        <table:table-row table:style-name="Table2.3">
          <table:table-cell table:style-name="Table2.A3" office:value-type="string">
            <text:p text:style-name="P3"><text:span text:style-name="T19">Presentación</text:span><text:span text:style-name="T20"> </text:span><text:span text:style-name="T19">de</text:span><text:span text:style-name="T20"> </text:span><text:span text:style-name="T19">la</text:span><text:span text:style-name="T20"> </text:span><text:span text:style-name="T19">carpeta</text:span><text:span text:style-name="T20"> <text:s/></text:span><text:span text:style-name="T19">solicitada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19">hipótesis</text:span><text:span text:style-name="T20"> </text:span><text:span text:style-name="T19">y</text:span><text:span text:style-name="T20"> </text:span><text:span text:style-name="T19">aclaraciones</text:span><text:span text:style-name="T20"> </text:span><text:span text:style-name="T19">pertinentes</text:span><text:span text:style-name="T20"> </text:span><text:span text:style-name="T19">y</text:span><text:span text:style-name="T20"> </text:span><text:span text:style-name="T19">completa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19">Problemas</text:span><text:span text:style-name="T20"> </text:span><text:span text:style-name="T19">Relevantes</text:span><text:span text:style-name="T20"> </text:span><text:span text:style-name="T19">documentados</text:span></text:p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2"><text:span text:style-name="T19">Instructivo</text:span><text:span text:style-name="T20"> </text:span><text:span text:style-name="T19">Readme</text:span><text:span text:style-name="T20"> </text:span><text:span text:style-name="T19">completo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19">Fuentes</text:span><text:span text:style-name="T20"> </text:span><text:span text:style-name="T19">y</text:span><text:span text:style-name="T20"> </text:span><text:span text:style-name="T19">estructuras</text:span><text:span text:style-name="T20"> </text:span><text:span text:style-name="T19">nuevas</text:span><text:span text:style-name="T20"> </text:span><text:span text:style-name="T19">documentadas</text:span><text:span text:style-name="T20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Estructuras</text:span><text:span text:style-name="T20"> </text:span><text:span text:style-name="T19">auxiliares</text:span><text:span text:style-name="T20"> </text:span><text:span text:style-name="T19">documentada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Hoja</text:span><text:span text:style-name="T20"> </text:span><text:span text:style-name="T19">de</text:span><text:span text:style-name="T20"> </text:span><text:span text:style-name="T19">ruta</text:span><text:span text:style-name="T20"> </text:span><text:span text:style-name="T19">para</text:span><text:span text:style-name="T20"> </text:span><text:span text:style-name="T19">la</text:span><text:span text:style-name="T20"> </text:span><text:span text:style-name="T19">corrección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Datos</text:span><text:span text:style-name="T20"> </text:span><text:span text:style-name="T19">de</text:span><text:span text:style-name="T20"> </text:span><text:span text:style-name="T19">Prueba</text:span><text:span text:style-name="T20"> </text:span><text:span text:style-name="T19">completos</text:span><text:span text:style-name="T20"> </text:span><text:span text:style-name="T19">y</text:span><text:span text:style-name="T20"> </text:span><text:span text:style-name="T19">variados</text:span><text:span text:style-name="T20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Capacidad</text:span><text:span text:style-name="T20"> </text:span><text:span text:style-name="T19">para</text:span><text:span text:style-name="T20"> </text:span><text:span text:style-name="T19">la</text:span><text:span text:style-name="T20"> </text:span><text:span text:style-name="T19">aplicación</text:span><text:span text:style-name="T20"> </text:span><text:span text:style-name="T19">de</text:span><text:span text:style-name="T20"> </text:span><text:span text:style-name="T19">cambio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Uso</text:span><text:span text:style-name="T20"> </text:span><text:span text:style-name="T19">de</text:span><text:span text:style-name="T20"> </text:span><text:span text:style-name="T19">vi</text:span><text:span text:style-name="T20"> </text:span><text:span text:style-name="T19">o</text:span><text:span text:style-name="T20"> </text:span><text:span text:style-name="T19">vim</text:span>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instalarC</text:span><text:span text:style-name="T20"> </text:span>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Inici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Detect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Sum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List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Move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LoguearC</text:p>
            <text:p text:style-name="P8">mirarC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StopD</text:p>
            <text:p text:style-name="P8">StartD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Encadenamiento</text:span><text:span text:style-name="T20"> </text:span><text:span text:style-name="T19">de</text:span><text:span text:style-name="T20"> </text:span><text:span text:style-name="T19">comandos</text:span><text:span text:style-name="T20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23">
          <table:table-cell table:style-name="Table2.A23" office:value-type="string">
            <text:p text:style-name="P3"><text:span text:style-name="T19">Funcionamiento</text:span><text:span text:style-name="T20"> </text:span><text:span text:style-name="T19">General</text:span><text:span text:style-name="T20"> </text:span><text:span text:style-name="T19">del</text:span><text:span text:style-name="T20"> </text:span><text:span text:style-name="T19">TP</text:span></text:p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E23" office:value-type="string">
            <text:p text:style-name="P8"/>
          </table:table-cell>
        </table:table-row>
        <table:table-row table:style-name="Table2.3">
          <table:table-cell table:style-name="Table2.A23" office:value-type="string">
            <text:p text:style-name="P3"><text:span text:style-name="T19">Trabajo</text:span><text:span text:style-name="T20"> </text:span><text:span text:style-name="T19">en</text:span><text:span text:style-name="T20"> </text:span><text:span text:style-name="T19">Equipo</text:span></text:p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</table:table>
      <text:section text:style-name="Sect1" text:name="Section1">
        <text:p text:style-name="P53"><text:soft-page-break/>Indice</text:p>
      </text:section>
      <text:table-of-content text:style-name="Sect2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Título_20_de_20_TDC"/>
          </text:index-source-styles>
        </text:table-of-content-source>
        <text:index-body>
          <text:p text:style-name="P104">Carátula<text:tab/>1</text:p>
          <text:p text:style-name="P104">Planilla del Docente<text:tab/>2</text:p>
          <text:p text:style-name="P104">Hipótesis y Aclaraciones Globales<text:tab/>4</text:p>
          <text:p text:style-name="P104">Problemas Relevantes<text:tab/>5</text:p>
          <text:p text:style-name="P104">Archivo README<text:tab/>6</text:p>
          <text:p text:style-name="P104">Listado de Comandos y Funciones<text:tab/>8</text:p>
          <text:p text:style-name="P105">instalarC<text:tab/>8</text:p>
          <text:p text:style-name="P105">iniciarC<text:tab/>9</text:p>
          <text:p text:style-name="P105">detectarC<text:tab/>10</text:p>
          <text:p text:style-name="P105">sumarC<text:tab/>11</text:p>
          <text:p text:style-name="P105">listarC<text:tab/>12</text:p>
          <text:p text:style-name="P105">moverC<text:tab/>13</text:p>
          <text:p text:style-name="P105">loguearC<text:tab/>14</text:p>
          <text:p text:style-name="P105">mirarC<text:tab/>15</text:p>
          <text:p text:style-name="P105">StartD<text:tab/>16</text:p>
          <text:p text:style-name="P105">StopD<text:tab/>17</text:p>
          <text:p text:style-name="P104">Archivos<text:tab/>17</text:p>
          <text:p text:style-name="P105">Archivos propios de InstalarC<text:tab/>17</text:p>
          <text:p text:style-name="P104">Hoja de Ruta para el Testeo<text:tab/>19</text:p>
          <text:p text:style-name="P105">Casos instalarC<text:tab/>19</text:p>
          <text:p text:style-name="P105">Casos iniciarC<text:tab/>28</text:p>
          <text:p text:style-name="P105">Casos detectarC<text:tab/>31</text:p>
          <text:p text:style-name="P105">Casos sumarC<text:tab/>33</text:p>
          <text:p text:style-name="P105">Casos listarC<text:tab/>33</text:p>
          <text:p text:style-name="P105">Casos loguearC<text:tab/>33</text:p>
          <text:p text:style-name="P105">Casos mirarC<text:tab/>33</text:p>
          <text:p text:style-name="P105">Casos StopD<text:tab/>33</text:p>
          <text:p text:style-name="P105">Casos StartD:<text:tab/>34</text:p>
          <text:p text:style-name="P105">Casos MoverC:<text:tab/>36</text:p>
        </text:index-body>
      </text:table-of-content>
      <text:section text:style-name="Sect3" text:name="Section3">
        <text:p text:style-name="P16"/>
        <text:p text:style-name="P50"/>
        <text:p text:style-name="P36"/>
        <text:p text:style-name="P35"/>
        <text:h text:style-name="Heading_20_1" text:outline-level="1"><text:bookmark-start text:name="_Observaciones_a_tener_1"/><text:bookmark-start text:name="_Observaciones_a_tener"/><text:span text:style-name="T13">H</text:span><text:bookmark-end text:name="_Observaciones_a_tener_1"/><text:bookmark-end text:name="_Observaciones_a_tener"/><text:span text:style-name="T13">ipótesis</text:span><text:span text:style-name="T20"> </text:span><text:span text:style-name="T13">y</text:span><text:span text:style-name="T20"> </text:span><text:span text:style-name="T13">Aclaraciones</text:span><text:span text:style-name="T20"> </text:span><text:span text:style-name="T13">Globales</text:span></text:h>
        <text:p text:style-name="P27"/>
        <text:p text:style-name="P27"/>
        <text:p text:style-name="P48"><text:span text:style-name="T32">-</text:span><text:span text:style-name="T33"> </text:span><text:span text:style-name="T34">Los</text:span><text:span text:style-name="T33"> </text:span><text:span text:style-name="T34">nombres</text:span><text:span text:style-name="T33"> </text:span><text:span text:style-name="T34">de</text:span><text:span text:style-name="T33"> </text:span><text:span text:style-name="T34">los</text:span><text:span text:style-name="T33"> </text:span><text:span text:style-name="T34">directorios</text:span><text:span text:style-name="T33"> </text:span><text:span text:style-name="T34">no</text:span><text:span text:style-name="T33"> </text:span><text:span text:style-name="T34">pueden</text:span><text:span text:style-name="T33"> </text:span><text:span text:style-name="T34">contener</text:span><text:span text:style-name="T33"> </text:span><text:span text:style-name="T34">espacios,</text:span><text:span text:style-name="T33"> </text:span><text:span text:style-name="T34">manejar</text:span><text:span text:style-name="T33"> </text:span><text:span text:style-name="T34">espacios</text:span><text:span text:style-name="T33"> </text:span><text:span text:style-name="T34">en</text:span><text:span text:style-name="T33"> </text:span><text:span text:style-name="T34">los</text:span><text:span text:style-name="T33"> </text:span><text:span text:style-name="T34">nombres</text:span><text:span text:style-name="T33"> </text:span><text:span text:style-name="T34">de</text:span><text:span text:style-name="T33"> </text:span><text:span text:style-name="T34">los</text:span><text:span text:style-name="T33"> </text:span><text:span text:style-name="T34">directorios</text:span><text:span text:style-name="T33"> </text:span><text:span text:style-name="T34">requeire</text:span><text:span text:style-name="T33"> </text:span><text:span text:style-name="T34">contemplar</text:span><text:span text:style-name="T33"> </text:span><text:span text:style-name="T34">casos</text:span><text:span text:style-name="T33"> </text:span><text:span text:style-name="T34">especiales</text:span><text:span text:style-name="T33"> </text:span><text:span text:style-name="T34">a</text:span><text:span text:style-name="T33"> </text:span><text:span text:style-name="T34">la</text:span><text:span text:style-name="T33"> </text:span><text:span text:style-name="T34">hora</text:span><text:span text:style-name="T33"> </text:span><text:span text:style-name="T34">de</text:span><text:span text:style-name="T33"> </text:span><text:span text:style-name="T34">manejarlos</text:span><text:span text:style-name="T33"> </text:span><text:span text:style-name="T34">que</text:span><text:span text:style-name="T33"> </text:span><text:span text:style-name="T34">no</text:span><text:span text:style-name="T33"> </text:span><text:span text:style-name="T34">se</text:span><text:span text:style-name="T33"> </text:span><text:span text:style-name="T34">justifican.<text:line-break/><text:line-break/>-</text:span><text:span text:style-name="T33"> </text:span><text:span text:style-name="T34">Los</text:span><text:span text:style-name="T33"> </text:span><text:span text:style-name="T34">nombres</text:span><text:span text:style-name="T33"> </text:span><text:span text:style-name="T34">de</text:span><text:span text:style-name="T33"> </text:span><text:span text:style-name="T34">los</text:span><text:span text:style-name="T33"> </text:span><text:span text:style-name="T34">encuestadores(código</text:span><text:span text:style-name="T33"> </text:span><text:span text:style-name="T34">único</text:span><text:span text:style-name="T33"> </text:span><text:span text:style-name="T34">de</text:span><text:span text:style-name="T33"> </text:span><text:span text:style-name="T34">encuestador)</text:span><text:span text:style-name="T33"> </text:span><text:span text:style-name="T34">no</text:span><text:span text:style-name="T33"> </text:span><text:span text:style-name="T34">pueden</text:span><text:span text:style-name="T33"> </text:span><text:span text:style-name="T34">contener</text:span><text:span text:style-name="T33"> </text:span><text:span text:style-name="T34">caracteres</text:span><text:span text:style-name="T33"> </text:span><text:span text:style-name="T34">especiales,</text:span><text:span text:style-name="T33"> </text:span><text:span text:style-name="T34">ya</text:span><text:span text:style-name="T33"> </text:span><text:span text:style-name="T34">que</text:span><text:span text:style-name="T33"> </text:span><text:span text:style-name="T34">los</text:span><text:span text:style-name="T33"> </text:span><text:span text:style-name="T34">mismos</text:span><text:span text:style-name="T33"> </text:span><text:span text:style-name="T34">representan</text:span><text:span text:style-name="T33"> </text:span><text:span text:style-name="T34">algo</text:span><text:span text:style-name="T33"> </text:span><text:span text:style-name="T34">asi</text:span><text:span text:style-name="T33"> </text:span><text:span text:style-name="T34">como</text:span><text:span text:style-name="T33"> </text:span><text:span text:style-name="T34">una</text:span><text:span text:style-name="T33"> </text:span><text:span text:style-name="T34">clave</text:span><text:span text:style-name="T33"> </text:span><text:span text:style-name="T34">primaria</text:span><text:span text:style-name="T33"> </text:span><text:span text:style-name="T34">en</text:span><text:span text:style-name="T33"> </text:span><text:span text:style-name="T34">el</text:span><text:span text:style-name="T33"> </text:span><text:span text:style-name="T34">maestro</text:span><text:span text:style-name="T33"> </text:span><text:span text:style-name="T34">de</text:span><text:span text:style-name="T33"> </text:span><text:span text:style-name="T34">encuantadores</text:span></text:p>
        <text:p text:style-name="P48"><text:span text:style-name="T34">-</text:span><text:span text:style-name="T33"> </text:span><text:span text:style-name="T34">El</text:span><text:span text:style-name="T33"> </text:span><text:span text:style-name="T34">comando</text:span><text:span text:style-name="T33"> </text:span><text:span text:style-name="T34">iniciar</text:span><text:span text:style-name="T33"> </text:span><text:span text:style-name="T34">se</text:span><text:span text:style-name="T33"> </text:span><text:span text:style-name="T34">debe</text:span><text:span text:style-name="T33"> </text:span><text:span text:style-name="T34">correr</text:span><text:span text:style-name="T33"> </text:span><text:span text:style-name="T34">como</text:span><text:span text:style-name="T33"> </text:span><text:span text:style-name="T34">.</text:span><text:span text:style-name="T33"> </text:span><text:span text:style-name="T34">iniciarC</text:span><text:span text:style-name="T33"> </text:span><text:span text:style-name="T34">desde</text:span><text:span text:style-name="T33"> </text:span><text:span text:style-name="T34">la</text:span><text:span text:style-name="T33"> </text:span><text:span text:style-name="T34">carpeta</text:span><text:span text:style-name="T33"> </text:span><text:span text:style-name="T34">bin,</text:span><text:span text:style-name="T33"> </text:span><text:span text:style-name="T34">ya</text:span><text:span text:style-name="T33"> </text:span><text:span text:style-name="T34">que</text:span><text:span text:style-name="T33"> </text:span><text:span text:style-name="T34">de</text:span><text:span text:style-name="T33"> </text:span><text:span text:style-name="T34">debe</text:span><text:span text:style-name="T33"> </text:span><text:span text:style-name="T34">ejecutar</text:span><text:span text:style-name="T33"> </text:span><text:span text:style-name="T34">en</text:span><text:span text:style-name="T33"> </text:span><text:span text:style-name="T34">el</text:span><text:span text:style-name="T33"> </text:span><text:span text:style-name="T34">mismo</text:span><text:span text:style-name="T33"> </text:span><text:span text:style-name="T34">ambiente</text:span><text:span text:style-name="T33"> </text:span><text:span text:style-name="T34">en</text:span><text:span text:style-name="T33"> </text:span><text:span text:style-name="T34">el</text:span><text:span text:style-name="T33"> </text:span><text:span text:style-name="T34">que</text:span><text:span text:style-name="T33"> </text:span><text:span text:style-name="T34">va</text:span><text:span text:style-name="T33"> </text:span><text:span text:style-name="T34">a</text:span><text:span text:style-name="T33"> </text:span><text:span text:style-name="T34">correr</text:span><text:span text:style-name="T33"> </text:span><text:span text:style-name="T34">la</text:span><text:span text:style-name="T33"> </text:span><text:span text:style-name="T34">aplicación</text:span><text:span text:style-name="T33"> </text:span><text:span text:style-name="T34">(por</text:span><text:span text:style-name="T33"> </text:span><text:span text:style-name="T34">el</text:span><text:span text:style-name="T33"> </text:span><text:span text:style-name="T34">seteo</text:span><text:span text:style-name="T33"> </text:span><text:span text:style-name="T34">de</text:span><text:span text:style-name="T33"> </text:span><text:span text:style-name="T34">variables),</text:span><text:span text:style-name="T33"> </text:span><text:span text:style-name="T34">tiene</text:span><text:span text:style-name="T33"> </text:span><text:span text:style-name="T34">que</text:span><text:span text:style-name="T33"> </text:span><text:span text:style-name="T34">ser</text:span><text:span text:style-name="T33"> </text:span><text:span text:style-name="T34">desde</text:span><text:span text:style-name="T33"> </text:span><text:span text:style-name="T34">la</text:span><text:span text:style-name="T33"> </text:span><text:span text:style-name="T34">carpeta</text:span><text:span text:style-name="T33"> </text:span><text:span text:style-name="T34">bin</text:span><text:span text:style-name="T33"> </text:span><text:span text:style-name="T34">por</text:span><text:span text:style-name="T33"> </text:span><text:span text:style-name="T34">que</text:span><text:span text:style-name="T33"> </text:span><text:span text:style-name="T34">al</text:span><text:span text:style-name="T33"> </text:span><text:span text:style-name="T34">correr</text:span><text:span text:style-name="T33"> </text:span><text:span text:style-name="T34">desde</text:span><text:span text:style-name="T33"> </text:span><text:span text:style-name="T34">el</text:span><text:span text:style-name="T33"> </text:span><text:span text:style-name="T34">mismo</text:span><text:span text:style-name="T33"> </text:span><text:span text:style-name="T34">ambiente</text:span><text:span text:style-name="T33"> </text:span><text:span text:style-name="T34">no</text:span><text:span text:style-name="T33"> </text:span><text:span text:style-name="T34">se</text:span><text:span text:style-name="T33"> </text:span><text:span text:style-name="T34">consigue</text:span><text:span text:style-name="T33"> </text:span><text:span text:style-name="T34">recuperar</text:span><text:span text:style-name="T33"> </text:span><text:span text:style-name="T34">la</text:span><text:span text:style-name="T33"> </text:span><text:span text:style-name="T34">ruta</text:span><text:span text:style-name="T33"> </text:span><text:span text:style-name="T34">completa</text:span><text:span text:style-name="T33"> </text:span><text:span text:style-name="T34">en</text:span><text:span text:style-name="T33"> </text:span><text:span text:style-name="T34">donde</text:span><text:span text:style-name="T33"> </text:span><text:span text:style-name="T34">esta</text:span><text:span text:style-name="T33"> </text:span><text:span text:style-name="T34">lo</text:span><text:span text:style-name="T33"> </text:span><text:span text:style-name="T34">que</text:span><text:span text:style-name="T33"> </text:span><text:span text:style-name="T34">conlleva</text:span><text:span text:style-name="T33"> </text:span><text:span text:style-name="T34">a</text:span><text:span text:style-name="T33"> </text:span><text:span text:style-name="T34">que</text:span><text:span text:style-name="T33"> </text:span><text:span text:style-name="T34">no</text:span><text:span text:style-name="T33"> </text:span><text:span text:style-name="T34">se</text:span><text:span text:style-name="T33"> </text:span><text:span text:style-name="T34">pueda</text:span><text:span text:style-name="T33"> </text:span><text:span text:style-name="T34">inferir</text:span><text:span text:style-name="T33"> </text:span><text:span text:style-name="T34">donde</text:span><text:span text:style-name="T33"> </text:span><text:span text:style-name="T34">se</text:span><text:span text:style-name="T33"> </text:span><text:span text:style-name="T34">encuentra</text:span><text:span text:style-name="T33"> </text:span><text:span text:style-name="T34">el</text:span><text:span text:style-name="T33"> </text:span><text:span text:style-name="T34">archivo</text:span><text:span text:style-name="T33"> </text:span><text:span text:style-name="T34">de</text:span><text:span text:style-name="T33"> </text:span><text:span text:style-name="T34">configuración.</text:span></text:p>
        <text:p text:style-name="P48"><text:span text:style-name="T34">-</text:span><text:span text:style-name="T33"> </text:span><text:span text:style-name="T34">El</text:span><text:span text:style-name="T33"> </text:span><text:span text:style-name="T34">tamaño</text:span><text:span text:style-name="T33"> </text:span><text:span text:style-name="T34">de</text:span><text:span text:style-name="T33"> </text:span><text:span text:style-name="T34">disco</text:span><text:span text:style-name="T33"> </text:span><text:span text:style-name="T34">a</text:span><text:span text:style-name="T33"> </text:span><text:span text:style-name="T34">utilizar</text:span><text:span text:style-name="T33"> </text:span><text:span text:style-name="T34">por</text:span><text:span text:style-name="T33"> </text:span><text:span text:style-name="T34">la</text:span><text:span text:style-name="T33"> </text:span><text:span text:style-name="T34">carpeta</text:span><text:span text:style-name="T33"> </text:span><text:span text:style-name="T34">de</text:span><text:span text:style-name="T33"> </text:span><text:span text:style-name="T34">arribos</text:span><text:span text:style-name="T33"> </text:span><text:span text:style-name="T34">y</text:span><text:span text:style-name="T33"> </text:span><text:span text:style-name="T34">el</text:span><text:span text:style-name="T33"> </text:span><text:span text:style-name="T34">tamaño</text:span><text:span text:style-name="T33"> </text:span><text:span text:style-name="T34">de</text:span><text:span text:style-name="T33"> </text:span><text:span text:style-name="T34">los</text:span><text:span text:style-name="T33"> </text:span><text:span text:style-name="T34">archivos</text:span><text:span text:style-name="T33"> </text:span><text:span text:style-name="T34">de</text:span><text:span text:style-name="T33"> </text:span><text:span text:style-name="T34">log</text:span><text:span text:style-name="T33"> </text:span><text:span text:style-name="T34">se</text:span><text:span text:style-name="T33"> </text:span><text:span text:style-name="T34">consideran</text:span><text:span text:style-name="T33"> </text:span><text:span text:style-name="T34">enteros<text:line-break/><text:line-break/>-</text:span><text:span text:style-name="T33"> </text:span><text:span text:style-name="T34">La</text:span><text:span text:style-name="T33"> </text:span><text:span text:style-name="T34">inexistencia</text:span><text:span text:style-name="T33"> </text:span><text:span text:style-name="T34">del</text:span><text:span text:style-name="T33"> </text:span><text:span text:style-name="T34">archivo</text:span><text:span text:style-name="T33"> </text:span><text:span text:style-name="T34">mae</text:span><text:span text:style-name="T33"> </text:span><text:span text:style-name="T34">de</text:span><text:span text:style-name="T33"> </text:span><text:span text:style-name="T34">errores</text:span><text:span text:style-name="T33"> </text:span><text:span text:style-name="T34">o</text:span><text:span text:style-name="T33"> </text:span><text:span text:style-name="T34">de</text:span><text:span text:style-name="T33"> </text:span><text:span text:style-name="T34">los</text:span><text:span text:style-name="T33"> </text:span><text:span text:style-name="T34">comandos</text:span><text:span text:style-name="T33"> </text:span><text:span text:style-name="T34">en</text:span><text:span text:style-name="T33"> </text:span><text:span text:style-name="T34">la</text:span><text:span text:style-name="T33"> </text:span><text:span text:style-name="T34">carpeta</text:span><text:span text:style-name="T33"> </text:span><text:span text:style-name="T34">inst</text:span><text:span text:style-name="T33"> </text:span><text:span text:style-name="T34">al</text:span><text:span text:style-name="T33"> </text:span><text:span text:style-name="T34">momento</text:span><text:span text:style-name="T33"> </text:span><text:span text:style-name="T34">de</text:span><text:span text:style-name="T33"> </text:span><text:span text:style-name="T34">instalación</text:span><text:span text:style-name="T33"> </text:span><text:span text:style-name="T34">se</text:span><text:span text:style-name="T33"> </text:span><text:span text:style-name="T34">consideran</text:span><text:span text:style-name="T33"> </text:span><text:span text:style-name="T34">errores</text:span><text:span text:style-name="T33"> </text:span><text:span text:style-name="T34">severos</text:span><text:span text:style-name="T33"> </text:span><text:span text:style-name="T34">de</text:span><text:span text:style-name="T33"> </text:span><text:span text:style-name="T34">los</text:span><text:span text:style-name="T33"> </text:span><text:span text:style-name="T34">que</text:span><text:span text:style-name="T33"> </text:span><text:span text:style-name="T34">no</text:span><text:span text:style-name="T33"> </text:span><text:span text:style-name="T34">hay</text:span><text:span text:style-name="T33"> </text:span><text:span text:style-name="T34">otra</text:span><text:span text:style-name="T33"> </text:span><text:span text:style-name="T34">recuperación</text:span><text:span text:style-name="T33"> </text:span><text:span text:style-name="T34">mas</text:span><text:span text:style-name="T33"> </text:span><text:span text:style-name="T34">que</text:span><text:span text:style-name="T33"> </text:span><text:span text:style-name="T34">volver</text:span><text:span text:style-name="T33"> </text:span><text:span text:style-name="T34">a</text:span><text:span text:style-name="T33"> </text:span><text:span text:style-name="T34">copiar</text:span><text:span text:style-name="T33"> </text:span><text:span text:style-name="T34">desde</text:span><text:span text:style-name="T33"> </text:span><text:span text:style-name="T34">el</text:span><text:span text:style-name="T33"> </text:span><text:span text:style-name="T34">dispositivos</text:span><text:span text:style-name="T33"> </text:span><text:span text:style-name="T34">de</text:span><text:span text:style-name="T33"> </text:span><text:span text:style-name="T34">almacenamiento</text:span><text:span text:style-name="T33"> </text:span><text:span text:style-name="T34">externo</text:span><text:span text:style-name="T33"> </text:span><text:span text:style-name="T34">el</text:span><text:span text:style-name="T33"> </text:span><text:span text:style-name="T34">paquete</text:span><text:span text:style-name="T33"> </text:span><text:span text:style-name="T34">de</text:span><text:span text:style-name="T33"> </text:span><text:span text:style-name="T34">instalación<text:line-break/><text:line-break/>-</text:span><text:span text:style-name="T33"> </text:span><text:span text:style-name="T34">En</text:span><text:span text:style-name="T33"> </text:span><text:span text:style-name="T34">caso</text:span><text:span text:style-name="T33"> </text:span><text:span text:style-name="T34">de</text:span><text:span text:style-name="T33"> </text:span><text:span text:style-name="T34">llevarse</text:span><text:span text:style-name="T33"> </text:span><text:span text:style-name="T34">a</text:span><text:span text:style-name="T33"> </text:span><text:span text:style-name="T34">cabo</text:span><text:span text:style-name="T33"> </text:span><text:span text:style-name="T34">una</text:span><text:span text:style-name="T33"> </text:span><text:span text:style-name="T34">instalación</text:span><text:span text:style-name="T33"> </text:span><text:span text:style-name="T34">parcial,</text:span><text:span text:style-name="T33"> </text:span><text:span text:style-name="T34">y</text:span><text:span text:style-name="T33"> </text:span><text:span text:style-name="T34">que</text:span><text:span text:style-name="T33"> </text:span><text:span text:style-name="T34">el</text:span><text:span text:style-name="T33"> </text:span><text:span text:style-name="T34">usuario</text:span><text:span text:style-name="T33"> </text:span><text:span text:style-name="T34">decida</text:span><text:span text:style-name="T33"> </text:span><text:span text:style-name="T34">no</text:span><text:span text:style-name="T33"> </text:span><text:span text:style-name="T34">Instalar</text:span><text:span text:style-name="T33"> </text:span><text:span text:style-name="T34">con</text:span><text:span text:style-name="T33"> </text:span><text:span text:style-name="T34">los</text:span><text:span text:style-name="T33"> </text:span><text:span text:style-name="T34">parametros</text:span><text:span text:style-name="T33"> </text:span><text:span text:style-name="T34">de</text:span><text:span text:style-name="T33"> </text:span><text:span text:style-name="T34">la</text:span><text:span text:style-name="T33"> </text:span><text:span text:style-name="T34">configuracion</text:span><text:span text:style-name="T33"> </text:span><text:span text:style-name="T34">establecida,</text:span><text:span text:style-name="T33"> </text:span><text:span text:style-name="T34">se</text:span><text:span text:style-name="T33"> </text:span><text:span text:style-name="T34">permitira</text:span><text:span text:style-name="T33"> </text:span><text:span text:style-name="T34">iniciar</text:span><text:span text:style-name="T33"> </text:span><text:span text:style-name="T34">una</text:span><text:span text:style-name="T33"> </text:span><text:span text:style-name="T34">Instalación</text:span><text:span text:style-name="T33"> </text:span><text:span text:style-name="T34">completa</text:span><text:span text:style-name="T33"> </text:span><text:span text:style-name="T34">de</text:span><text:span text:style-name="T33"> </text:span><text:span text:style-name="T34">cero.</text:span><text:span text:style-name="T33"> </text:span><text:span text:style-name="T34">En</text:span><text:span text:style-name="T33"> </text:span><text:span text:style-name="T34">dicho</text:span><text:span text:style-name="T33"> </text:span><text:span text:style-name="T34">caso,</text:span><text:span text:style-name="T33"> </text:span><text:span text:style-name="T34">el</text:span><text:span text:style-name="T33"> </text:span><text:span text:style-name="T34">usuario</text:span><text:span text:style-name="T33"> </text:span><text:span text:style-name="T34">es</text:span><text:span text:style-name="T33"> </text:span><text:span text:style-name="T34">el</text:span><text:span text:style-name="T33"> </text:span><text:span text:style-name="T34">responsable</text:span><text:span text:style-name="T33"> </text:span><text:span text:style-name="T34">de</text:span><text:span text:style-name="T33"> </text:span><text:span text:style-name="T34">eliminar</text:span><text:span text:style-name="T33"> </text:span><text:span text:style-name="T34">los</text:span><text:span text:style-name="T33"> </text:span><text:span text:style-name="T34">archivos</text:span><text:span text:style-name="T33"> </text:span><text:span text:style-name="T34">y</text:span><text:span text:style-name="T33"> </text:span><text:span text:style-name="T34">directorios</text:span><text:span text:style-name="T33"> </text:span><text:span text:style-name="T34">de</text:span><text:span text:style-name="T33"> </text:span><text:span text:style-name="T34">la</text:span><text:span text:style-name="T33"> </text:span><text:span text:style-name="T34">instalación</text:span><text:span text:style-name="T33"> </text:span><text:span text:style-name="T34">previa.</text:span><text:span text:style-name="T13"><text:line-break/></text:span></text:p>
        <text:p text:style-name="P6"/>
        <text:p text:style-name="P6"/>
        <text:h text:style-name="P101" text:outline-level="1"><text:span text:style-name="T30">Problemas</text:span><text:span text:style-name="T31"> </text:span><text:span text:style-name="T30">Relevantes</text:span></text:h>
        <text:p text:style-name="P18"/>
        <text:p text:style-name="P18"/>
        <text:p text:style-name="Standard"><text:span text:style-name="T35">Tuvimos</text:span><text:span text:style-name="T36"> </text:span><text:span text:style-name="T35">algunos</text:span><text:span text:style-name="T36"> </text:span><text:span text:style-name="T35">problemas</text:span><text:span text:style-name="T36"> </text:span><text:span text:style-name="T35">en</text:span><text:span text:style-name="T36"> </text:span><text:span text:style-name="T35">la</text:span><text:span text:style-name="T36"> </text:span><text:span text:style-name="T35">integracion</text:span><text:span text:style-name="T36"> </text:span><text:span text:style-name="T35">que</text:span><text:span text:style-name="T36"> </text:span><text:span text:style-name="T35">se</text:span><text:span text:style-name="T36"> </text:span><text:span text:style-name="T35">resolvieron</text:span><text:span text:style-name="T36"> </text:span><text:span text:style-name="T35">con</text:span><text:span text:style-name="T36"> </text:span><text:span text:style-name="T35">un</text:span><text:span text:style-name="T36"> </text:span><text:span text:style-name="T35">par</text:span><text:span text:style-name="T36"> </text:span><text:span text:style-name="T35">de</text:span><text:span text:style-name="T36"> </text:span><text:span text:style-name="T35">reuniones</text:span><text:span text:style-name="T36"> </text:span><text:span text:style-name="T35">breves.</text:span></text:p>
        <text:p text:style-name="P28"/>
        <text:p text:style-name="Standard"><text:span text:style-name="T37">Nos</text:span><text:span text:style-name="T38"> </text:span><text:span text:style-name="T37">encontramos</text:span><text:span text:style-name="T38"> </text:span><text:span text:style-name="T37">con</text:span><text:span text:style-name="T38"> </text:span><text:span text:style-name="T37">diferencias</text:span><text:span text:style-name="T38"> </text:span><text:span text:style-name="T37">en</text:span><text:span text:style-name="T38"> </text:span><text:span text:style-name="T37">las</text:span><text:span text:style-name="T38"> </text:span><text:span text:style-name="T37">versiones</text:span><text:span text:style-name="T38"> </text:span><text:span text:style-name="T37">del</text:span><text:span text:style-name="T38"> </text:span><text:span text:style-name="T37">bash</text:span><text:span text:style-name="T38"> </text:span><text:span text:style-name="T37">lo</text:span><text:span text:style-name="T38"> </text:span><text:span text:style-name="T37">que</text:span><text:span text:style-name="T38"> </text:span><text:span text:style-name="T37">hizo</text:span><text:span text:style-name="T38"> </text:span><text:span text:style-name="T37">que</text:span><text:span text:style-name="T38"> </text:span><text:span text:style-name="T37">las</text:span><text:span text:style-name="T38"> </text:span><text:span text:style-name="T37">pruebas</text:span><text:span text:style-name="T38"> </text:span><text:span text:style-name="T37">definitivas</text:span><text:span text:style-name="T38"> </text:span><text:span text:style-name="T37">las</text:span><text:span text:style-name="T38"> </text:span><text:span text:style-name="T37">realicemos</text:span><text:span text:style-name="T38"> </text:span><text:span text:style-name="T37">en</text:span><text:span text:style-name="T38"> </text:span><text:span text:style-name="T37">el</text:span><text:span text:style-name="T38"> </text:span><text:span text:style-name="T37">laboratorio.</text:span></text:p>
        <text:p text:style-name="P21"/>
        <text:p text:style-name="P21"/>
        <text:p text:style-name="Standard"><text:span text:style-name="T2">[</text:span><text:span text:style-name="T3">TODO</text:span><text:span text:style-name="T2">:</text:span><text:span text:style-name="T4"> </text:span><text:span text:style-name="T2">PROBLEMA</text:span><text:span text:style-name="T4"> </text:span><text:span text:style-name="T2">DE</text:span><text:span text:style-name="T4"> </text:span><text:span text:style-name="T2">LOS</text:span><text:span text:style-name="T4"> </text:span><text:span text:style-name="T2">ASTERISCOS]</text:span></text:p>
        <text:h text:style-name="P101" text:outline-level="1"><text:span text:style-name="T5">Archivo</text:span><text:span text:style-name="T6"> </text:span><text:span text:style-name="T5">README</text:span></text:h>
        <text:p text:style-name="P22"/>
        <text:p text:style-name="P22"/>
        <text:p text:style-name="Standard"><text:span text:style-name="T7">Previo</text:span><text:span text:style-name="T8"> </text:span><text:span text:style-name="T7">a</text:span><text:span text:style-name="T8"> </text:span><text:span text:style-name="T7">la</text:span><text:span text:style-name="T8"> </text:span><text:span text:style-name="T7">ejecución</text:span><text:span text:style-name="T8"> </text:span><text:span text:style-name="T7">del</text:span><text:span text:style-name="T8"> </text:span><text:span text:style-name="T7">comando</text:span><text:span text:style-name="T8"> </text:span><text:span text:style-name="T7">InstalarC,</text:span><text:span text:style-name="T8"> </text:span><text:span text:style-name="T7">se</text:span><text:span text:style-name="T8"> </text:span><text:span text:style-name="T7">requiere</text:span><text:span text:style-name="T8"> </text:span><text:span text:style-name="T7">seguir</text:span><text:span text:style-name="T8"> </text:span><text:span text:style-name="T7">los</text:span><text:span text:style-name="T8"> </text:span><text:span text:style-name="T7">siguientes</text:span><text:span text:style-name="T8"> </text:span><text:span text:style-name="T7">pasos:</text:span></text:p>
        <text:p text:style-name="P22"/>
        <text:p text:style-name="P22"/>
        <text:p text:style-name="P22"/>
        <text:p text:style-name="Standard"><text:span text:style-name="T7">1.</text:span><text:span text:style-name="T8"> </text:span><text:span text:style-name="T7">Insertar</text:span><text:span text:style-name="T8"> </text:span><text:span text:style-name="T7">el</text:span><text:span text:style-name="T8"> </text:span><text:span text:style-name="T7">dispositivo</text:span><text:span text:style-name="T8"> </text:span><text:span text:style-name="T7">de</text:span><text:span text:style-name="T8"> </text:span><text:span text:style-name="T7">almacenamiento</text:span><text:span text:style-name="T8"> </text:span><text:span text:style-name="T7">externo</text:span><text:span text:style-name="T8"> </text:span><text:span text:style-name="T7">con</text:span><text:span text:style-name="T8"> </text:span><text:span text:style-name="T7">el</text:span><text:span text:style-name="T8"> </text:span><text:span text:style-name="T7">contenido</text:span><text:span text:style-name="T8"> </text:span><text:span text:style-name="T7">del</text:span><text:span text:style-name="T8"> </text:span><text:span text:style-name="T7">trabajo</text:span><text:span text:style-name="T8"> </text:span><text:span text:style-name="T7">práctico</text:span></text:p>
        <text:p text:style-name="P22">.</text:p>
        <text:p text:style-name="P22"/>
        <text:p text:style-name="Standard"><text:span text:style-name="T7">2.</text:span><text:span text:style-name="T8"> </text:span><text:span text:style-name="T7">Crea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corriente</text:span><text:span text:style-name="T8"> </text:span><text:span text:style-name="T7">un</text:span><text:span text:style-name="T8"> </text:span><text:span text:style-name="T7">subdirectorio</text:span><text:span text:style-name="T8"> </text:span><text:span text:style-name="T7">grupoxx</text:span></text:p>
        <text:p text:style-name="P22"/>
        <text:p text:style-name="P22"><text:tab/></text:p>
        <text:p text:style-name="Standard"><text:span text:style-name="T7">3.</text:span><text:span text:style-name="T8"> </text:span><text:span text:style-name="T7">Copiar</text:span><text:span text:style-name="T8"> </text:span><text:span text:style-name="T7">del</text:span><text:span text:style-name="T8"> </text:span><text:span text:style-name="T7">dispositivo</text:span><text:span text:style-name="T8"> </text:span><text:span text:style-name="T7">externo</text:span><text:span text:style-name="T8"> </text:span><text:span text:style-name="T7">al</text:span><text:span text:style-name="T8"> </text:span><text:span text:style-name="T7">subdirectorio</text:span><text:span text:style-name="T8"> </text:span><text:span text:style-name="T7">grupoxx</text:span><text:span text:style-name="T8"> </text:span><text:span text:style-name="T7">el</text:span><text:span text:style-name="T8"> </text:span><text:span text:style-name="T7">archivo</text:span><text:span text:style-name="T8"> </text:span><text:span text:style-name="T7">Consultar.tar.gz</text:span></text:p>
        <text:p text:style-name="P22"/>
        <text:p text:style-name="P22"/>
        <text:p text:style-name="Standard"><text:span text:style-name="T7">4.</text:span><text:span text:style-name="T8"> </text:span><text:span text:style-name="T7">Desde</text:span><text:span text:style-name="T8"> </text:span><text:span text:style-name="T7">un</text:span><text:span text:style-name="T8"> </text:span><text:span text:style-name="T7">terminal,</text:span><text:span text:style-name="T8"> </text:span><text:span text:style-name="T7">y</text:span><text:span text:style-name="T8"> </text:span><text:span text:style-name="T7">estando</text:span><text:span text:style-name="T8"> </text:span><text:span text:style-name="T7">posicionado</text:span><text:span text:style-name="T8"> </text:span><text:span text:style-name="T7">en</text:span><text:span text:style-name="T8"> </text:span><text:span text:style-name="T7">el</text:span><text:span text:style-name="T8"> </text:span><text:span text:style-name="T7">subdirectorio</text:span><text:span text:style-name="T8"> </text:span><text:span text:style-name="T7">grupoxx,</text:span><text:span text:style-name="T8"> </text:span><text:span text:style-name="T7">descomprimir</text:span><text:span text:style-name="T8"> </text:span><text:span text:style-name="T7">el</text:span><text:span text:style-name="T8"> </text:span><text:span text:style-name="T7">archivo</text:span><text:span text:style-name="T8"> </text:span><text:span text:style-name="T7">Consultar.tar.gz,</text:span><text:span text:style-name="T8"> </text:span><text:span text:style-name="T7">ejecutando</text:span></text:p>
        <text:p text:style-name="P22"/>
        <text:p text:style-name="Standard"><text:span text:style-name="T7">"tar</text:span><text:span text:style-name="T8"> </text:span><text:span text:style-name="T7">-xf</text:span><text:span text:style-name="T8"> </text:span><text:span text:style-name="T7">Consultar.tar.gz".</text:span><text:span text:style-name="T8"> </text:span></text:p>
        <text:p text:style-name="P22"/>
        <text:p text:style-name="P22"/>
        <text:p text:style-name="Standard"><text:span text:style-name="T7">5.</text:span><text:span text:style-name="T8"> </text:span><text:span text:style-name="T7">Si</text:span><text:span text:style-name="T8"> </text:span><text:span text:style-name="T7">la</text:span><text:span text:style-name="T8"> </text:span><text:span text:style-name="T7">descompresión</text:span><text:span text:style-name="T8"> </text:span><text:span text:style-name="T7">y</text:span><text:span text:style-name="T8"> </text:span><text:span text:style-name="T7">desempaquetación</text:span><text:span text:style-name="T8"> </text:span><text:span text:style-name="T7">se</text:span><text:span text:style-name="T8"> </text:span><text:span text:style-name="T7">realizo</text:span><text:span text:style-name="T8"> </text:span><text:span text:style-name="T7">correctamente,</text:span><text:span text:style-name="T8"> </text:span><text:span text:style-name="T7">dentro</text:span><text:span text:style-name="T8"> </text:span><text:span text:style-name="T7">del</text:span><text:span text:style-name="T8"> </text:span><text:span text:style-name="T7">subdirectorio</text:span><text:span text:style-name="T8"> </text:span><text:span text:style-name="T7">grupoxx</text:span><text:span text:style-name="T8"> </text:span><text:span text:style-name="T7">se</text:span><text:span text:style-name="T8"> </text:span><text:span text:style-name="T7">encontraran</text:span><text:span text:style-name="T8"> </text:span><text:span text:style-name="T7">los</text:span><text:span text:style-name="T8"> </text:span><text:span text:style-name="T7">siguientes</text:span><text:span text:style-name="T8"> </text:span><text:span text:style-name="T7">ficheros:</text:span></text:p>
        <text:p text:style-name="P22"/>
        <text:p text:style-name="P22"/>
        <text:p text:style-name="Standard"><text:span text:style-name="T7"><text:tab/>-</text:span><text:span text:style-name="T8"> </text:span><text:span text:style-name="T7">Consultar.tar.gz</text:span></text:p>
        <text:p text:style-name="P22"/>
        <text:p text:style-name="Standard"><text:span text:style-name="T7"><text:tab/>-</text:span><text:span text:style-name="T8"> </text:span><text:span text:style-name="T7">lib</text:span></text:p>
        <text:p text:style-name="P22"/>
        <text:p text:style-name="Standard"><text:span text:style-name="T7"><text:tab/>-</text:span><text:span text:style-name="T8"> </text:span><text:span text:style-name="T7">inst</text:span></text:p>
        <text:p text:style-name="P22"/>
        <text:p text:style-name="Standard"><text:span text:style-name="T7"><text:tab/>-</text:span><text:span text:style-name="T8"> </text:span><text:span text:style-name="T7">README.txt</text:span></text:p>
        <text:p text:style-name="P22"/>
        <text:p text:style-name="P22"/>
        <text:p text:style-name="Standard"><text:span text:style-name="T7">6.</text:span><text:span text:style-name="T8"> </text:span><text:span text:style-name="T7">Darle</text:span><text:span text:style-name="T8"> </text:span><text:span text:style-name="T7">permiso</text:span><text:span text:style-name="T8"> </text:span><text:span text:style-name="T7">de</text:span><text:span text:style-name="T8"> </text:span><text:span text:style-name="T7">ejecución</text:span><text:span text:style-name="T8"> </text:span><text:span text:style-name="T7">al</text:span><text:span text:style-name="T8"> </text:span><text:span text:style-name="T7">archivo</text:span><text:span text:style-name="T8"> </text:span><text:span text:style-name="T7">InstalarC</text:span><text:span text:style-name="T8"> </text:span><text:span text:style-name="T7">ubicado</text:span><text:span text:style-name="T8"> </text:span><text:span text:style-name="T7">dentro</text:span><text:span text:style-name="T8"> </text:span><text:span text:style-name="T7">de</text:span><text:span text:style-name="T8"> </text:span><text:span text:style-name="T7">la</text:span><text:span text:style-name="T8"> </text:span><text:span text:style-name="T7">carpeta</text:span><text:span text:style-name="T8"> </text:span><text:span text:style-name="T7">inst,</text:span><text:span text:style-name="T8"> </text:span><text:span text:style-name="T7">recientemente</text:span><text:span text:style-name="T8"> </text:span><text:span text:style-name="T7">extraida</text:span><text:span text:style-name="T8"> </text:span><text:span text:style-name="T7">del</text:span><text:span text:style-name="T8"> </text:span><text:span text:style-name="T7">archivo</text:span><text:span text:style-name="T8"> </text:span><text:span text:style-name="T7">comprimido</text:span><text:span text:style-name="T8"> </text:span><text:span text:style-name="T7">al</text:span><text:span text:style-name="T8"> </text:span><text:span text:style-name="T7">subdirectorio</text:span><text:span text:style-name="T8"> </text:span><text:span text:style-name="T7">grupoxx</text:span></text:p>
        <text:p text:style-name="P22"/>
        <text:p text:style-name="P22"/>
        <text:p text:style-name="Standard"><text:span text:style-name="T7">7.</text:span><text:span text:style-name="T8"> </text:span><text:span text:style-name="T7">Puede</text:span><text:span text:style-name="T8"> </text:span><text:span text:style-name="T7">comenzar</text:span><text:span text:style-name="T8"> </text:span><text:span text:style-name="T7">con</text:span><text:span text:style-name="T8"> </text:span><text:span text:style-name="T7">la</text:span><text:span text:style-name="T8"> </text:span><text:span text:style-name="T7">ejecución</text:span><text:span text:style-name="T8"> </text:span><text:span text:style-name="T7">del</text:span><text:span text:style-name="T8"> </text:span><text:span text:style-name="T7">comando</text:span><text:span text:style-name="T8"> </text:span><text:span text:style-name="T7">InstalarC</text:span><text:span text:style-name="T8"> </text:span><text:span text:style-name="T7">cuya</text:span><text:span text:style-name="T8"> </text:span><text:span text:style-name="T7">ubicacion</text:span><text:span text:style-name="T8"> </text:span><text:span text:style-name="T7">es</text:span><text:span text:style-name="T8"> </text:span><text:span text:style-name="T7">grupoxx/inst/InstalarC,</text:span><text:span text:style-name="T8"> </text:span><text:span text:style-name="T7">de</text:span><text:span text:style-name="T8"> </text:span><text:span text:style-name="T7">la</text:span><text:span text:style-name="T8"> </text:span><text:span text:style-name="T7">forma</text:span><text:span text:style-name="T8"> </text:span><text:span text:style-name="T7">"./grupoxx/inst/InstalarC"</text:span><text:span text:style-name="T8"> </text:span><text:span text:style-name="T7">si</text:span><text:span text:style-name="T8"> </text:span><text:span text:style-name="T7">se</text:span><text:span text:style-name="T8"> </text:span><text:span text:style-name="T7">encontrara</text:span><text:span text:style-name="T8"> </text:span><text:span text:style-name="T7">posicionado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padre</text:span><text:span text:style-name="T8"> </text:span><text:span text:style-name="T7">de</text:span><text:span text:style-name="T8"> </text:span><text:span text:style-name="T7">grupoxx.</text:span></text:p>
        <text:p text:style-name="P22"/>
        <text:p text:style-name="P22"/>
        <text:p text:style-name="Standard"><text:soft-page-break/><text:span text:style-name="T7">8.</text:span><text:span text:style-name="T8"> </text:span><text:span text:style-name="T7">Si</text:span><text:span text:style-name="T8"> </text:span><text:span text:style-name="T7">se</text:span><text:span text:style-name="T8"> </text:span><text:span text:style-name="T7">necesita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ejecu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InstalarC,</text:span><text:span text:style-name="T8"> </text:span><text:span text:style-name="T7">puede</text:span><text:span text:style-name="T8"> </text:span><text:span text:style-name="T7">ejecutar</text:span><text:span text:style-name="T8"> </text:span><text:span text:style-name="T7">"./grupoxx/inst/InstalarC</text:span><text:span text:style-name="T8"> </text:span><text:span text:style-name="T7">--help"</text:span><text:span text:style-name="T8"> </text:span><text:span text:style-name="T7">para</text:span><text:span text:style-name="T8"> </text:span><text:span text:style-name="T7">obtener</text:span><text:span text:style-name="T8"> </text:span><text:span text:style-name="T7">por</text:span><text:span text:style-name="T8"> </text:span><text:span text:style-name="T7">pantalla</text:span><text:span text:style-name="T8"> </text:span><text:span text:style-name="T7">el</text:span><text:span text:style-name="T8"> </text:span><text:span text:style-name="T7">manual</text:span><text:span text:style-name="T8"> </text:span><text:span text:style-name="T7">de</text:span><text:span text:style-name="T8"> </text:span><text:span text:style-name="T7">ayuda</text:span><text:span text:style-name="T8"> </text:span><text:span text:style-name="T7">del</text:span><text:span text:style-name="T8"> </text:span><text:span text:style-name="T7">comando.</text:span></text:p>
        <text:h text:style-name="P101" text:outline-level="1"><text:span text:style-name="T5">Listado</text:span><text:span text:style-name="T6"> </text:span><text:span text:style-name="T5">de</text:span><text:span text:style-name="T6"> </text:span><text:span text:style-name="T5">Comandos</text:span><text:span text:style-name="T6"> </text:span><text:span text:style-name="T5">y</text:span><text:span text:style-name="T6"> </text:span><text:span text:style-name="T5">Funciones</text:span></text:h>
        <text:p text:style-name="P22"/>
        <text:h text:style-name="P102" text:outline-level="2">instalarC</text:h>
        <text:p text:style-name="P38"/>
        <text:p text:style-name="P38"/>
        <text:p text:style-name="P37">Es<text:span text:style-name="T41"> </text:span>el<text:span text:style-name="T41"> </text:span>primero<text:span text:style-name="T41"> </text:span>de<text:span text:style-name="T41"> </text:span>los<text:span text:style-name="T41"> </text:span>comandos<text:span text:style-name="T41"> </text:span>a<text:span text:style-name="T41"> </text:span>ejecutar,<text:span text:style-name="T41"> </text:span>y<text:span text:style-name="T41"> </text:span>sirve<text:span text:style-name="T41"> </text:span>para<text:span text:style-name="T41"> </text:span>la<text:span text:style-name="T41"> </text:span>instalación<text:span text:style-name="T41"> </text:span>del<text:span text:style-name="T41"> </text:span>paquete<text:span text:style-name="T41"> </text:span>Consultar.<text:span text:style-name="T41"> </text:span>Se<text:span text:style-name="T41"> </text:span>encarga<text:span text:style-name="T41"> </text:span>de<text:span text:style-name="T41"> </text:span>la<text:span text:style-name="T41"> </text:span>creacion<text:span text:style-name="T41"> </text:span>de<text:span text:style-name="T41"> </text:span>todas<text:span text:style-name="T41"> </text:span>las<text:span text:style-name="T41"> </text:span>esctructuras<text:span text:style-name="T41"> </text:span>de<text:span text:style-name="T41"> </text:span>directorios<text:span text:style-name="T41"> </text:span>y<text:span text:style-name="T41"> </text:span>ficheros,<text:span text:style-name="T41"> </text:span>en<text:span text:style-name="T41"> </text:span>base<text:span text:style-name="T41"> </text:span>a<text:span text:style-name="T41"> </text:span>la<text:span text:style-name="T41"> </text:span>configuración<text:span text:style-name="T41"> </text:span>que<text:span text:style-name="T41"> </text:span>ingresara<text:span text:style-name="T41"> </text:span>el<text:span text:style-name="T41"> </text:span>usuario,<text:span text:style-name="T41"> </text:span>para<text:span text:style-name="T41"> </text:span>la<text:span text:style-name="T41"> </text:span>posterior<text:span text:style-name="T41"> </text:span>utilización<text:span text:style-name="T41"> </text:span>del<text:span text:style-name="T41"> </text:span>los<text:span text:style-name="T41"> </text:span>demás<text:span text:style-name="T41"> </text:span>comandos<text:span text:style-name="T41"> </text:span>del<text:span text:style-name="T41"> </text:span>paquete<text:span text:style-name="T41"> </text:span>Consultar.</text:p>
        <text:p text:style-name="P37"/>
        <text:p text:style-name="P44">Archivos</text:p>
        <text:p text:style-name="P37"/>
        <text:p text:style-name="P37"><text:span text:style-name="T42">Archivos</text:span><text:span text:style-name="T43"> </text:span><text:span text:style-name="T42">de</text:span><text:span text:style-name="T43"> </text:span><text:span text:style-name="T42">Input:</text:span><text:span text:style-name="T41"> </text:span></text:p>
        <text:p text:style-name="P37"><text:tab/></text:p>
        <text:p text:style-name="P37"><text:tab/>Estos<text:span text:style-name="T41"> </text:span>se<text:span text:style-name="T41"> </text:span>encuentran<text:span text:style-name="T41"> </text:span>en<text:span text:style-name="T41"> </text:span>el<text:span text:style-name="T41"> </text:span>directorio<text:span text:style-name="T41"> </text:span>$GRUPO/inst,<text:span text:style-name="T41"> </text:span>y<text:span text:style-name="T41"> </text:span>se<text:span text:style-name="T41"> </text:span>pueden<text:span text:style-name="T41"> </text:span>agrupar<text:span text:style-name="T41"> </text:span>en<text:span text:style-name="T41"> </text:span>obligatorios<text:span text:style-name="T41"> </text:span>y<text:span text:style-name="T41"> </text:span>opcionales:<text:span text:style-name="T41"> </text:span></text:p>
        <text:p text:style-name="P37"/>
        <text:p text:style-name="P37">Obligatorios:<text:span text:style-name="T41"> </text:span><text:tab/></text:p>
        <text:p text:style-name="P37"><text:tab/>1)Los<text:span text:style-name="T41"> </text:span>archivos<text:span text:style-name="T41"> </text:span>de<text:span text:style-name="T41"> </text:span>los<text:span text:style-name="T41"> </text:span>comandos<text:span text:style-name="T41"> </text:span>escenciales<text:span text:style-name="T41"> </text:span>de<text:span text:style-name="T41"> </text:span>Consultar:</text:p>
        <text:p text:style-name="P37"><text:tab/><text:tab/>listarC,<text:span text:style-name="T41"> </text:span>iniciarC,<text:span text:style-name="T41"> </text:span>sumarC<text:span text:style-name="T41"> </text:span>y<text:span text:style-name="T41"> </text:span>detectarC</text:p>
        <text:p text:style-name="P37"><text:tab/>2)El<text:span text:style-name="T41"> </text:span>archivo<text:span text:style-name="T41"> </text:span>maestro<text:span text:style-name="T41"> </text:span>de<text:span text:style-name="T41"> </text:span>errores:</text:p>
        <text:p text:style-name="P37"><text:tab/><text:tab/><text:span text:style-name="T41"> </text:span>errores.mae</text:p>
        <text:p text:style-name="P37"/>
        <text:p text:style-name="P37">Opcionales:</text:p>
        <text:p text:style-name="P37"><text:tab/>1)Los<text:span text:style-name="T41"> </text:span>archivos<text:span text:style-name="T41"> </text:span>maestros<text:span text:style-name="T41"> </text:span>iniciales:<text:span text:style-name="T41"> </text:span></text:p>
        <text:p text:style-name="P37"><text:tab/><text:tab/>encuestadores.mae,<text:span text:style-name="T41"> </text:span>encuestas.mae<text:span text:style-name="T41"> </text:span>y<text:span text:style-name="T41"> </text:span>preguntas.mae</text:p>
        <text:p text:style-name="P37"/>
        <text:p text:style-name="P37">Tambien,<text:span text:style-name="T41"> </text:span>en<text:span text:style-name="T41"> </text:span>caso<text:span text:style-name="T41"> </text:span>de<text:span text:style-name="T41"> </text:span>que<text:span text:style-name="T41"> </text:span>exista,<text:span text:style-name="T41"> </text:span>se<text:span text:style-name="T41"> </text:span>utiliza<text:span text:style-name="T41"> </text:span>el<text:span text:style-name="T41"> </text:span>archivo<text:span text:style-name="T41"> </text:span>de<text:span text:style-name="T41"> </text:span>configuración<text:span text:style-name="T41"> </text:span>de<text:span text:style-name="T41"> </text:span>instalación<text:span text:style-name="T41"> </text:span>InstalarC.conf<text:span text:style-name="T41"> </text:span>en<text:span text:style-name="T41"> </text:span>la<text:span text:style-name="T41"> </text:span>carpeta<text:span text:style-name="T41"> </text:span>$GRUPO/conf,<text:span text:style-name="T41"> </text:span>de<text:span text:style-name="T41"> </text:span>donde<text:span text:style-name="T41"> </text:span>se<text:span text:style-name="T41"> </text:span>toman<text:span text:style-name="T41"> </text:span>los<text:span text:style-name="T41"> </text:span>valores<text:span text:style-name="T41"> </text:span>default<text:span text:style-name="T41"> </text:span>de<text:span text:style-name="T41"> </text:span>la<text:span text:style-name="T41"> </text:span>configuración<text:span text:style-name="T41"> </text:span>para<text:span text:style-name="T41"> </text:span>la<text:span text:style-name="T41"> </text:span>instalación.</text:p>
        <text:p text:style-name="P37"/>
        <text:p text:style-name="P45"><text:span text:style-name="T42">Archivos</text:span><text:span text:style-name="T43"> </text:span><text:span text:style-name="T42">Intermedios:</text:span><text:span text:style-name="T41"> </text:span></text:p>
        <text:p text:style-name="P45"><text:tab/></text:p>
        <text:p text:style-name="P45"><text:tab/>Dos<text:span text:style-name="T41"> </text:span>archivos<text:span text:style-name="T41"> </text:span>temporales<text:span text:style-name="T41"> </text:span>$GRUPO/temp/errores.mae<text:span text:style-name="T41"> </text:span>y<text:span text:style-name="T41"> </text:span>$GRUPO/temp/InstalarC.conf.</text:p>
        <text:p text:style-name="P37"/>
        <text:p text:style-name="P37"><text:span text:style-name="T42">Archivos</text:span><text:span text:style-name="T43"> </text:span><text:span text:style-name="T42">de</text:span><text:span text:style-name="T43"> </text:span><text:span text:style-name="T42">Output:</text:span><text:span text:style-name="T41"> </text:span></text:p>
        <text:p text:style-name="P37"><text:tab/></text:p>
        <text:p text:style-name="P37"><text:tab/>Archivo<text:span text:style-name="T41"> </text:span>de<text:span text:style-name="T41"> </text:span>configuración<text:span text:style-name="T41"> </text:span>en<text:span text:style-name="T41"> </text:span>$GRUPO/conf<text:span text:style-name="T41"> </text:span>con<text:span text:style-name="T41"> </text:span>nombre<text:span text:style-name="T41"> </text:span>InstalarC.conf.<text:span text:style-name="T41"> </text:span>Este<text:span text:style-name="T41"> </text:span>archivo<text:span text:style-name="T41"> </text:span>consiste<text:span text:style-name="T41"> </text:span>en<text:span text:style-name="T41"> </text:span>un<text:span text:style-name="T41"> </text:span>listado<text:span text:style-name="T41"> </text:span>de<text:span text:style-name="T41"> </text:span>parametros<text:span text:style-name="T41"> </text:span>y<text:span text:style-name="T41"> </text:span>valores,<text:span text:style-name="T41"> </text:span>seteados<text:span text:style-name="T41"> </text:span>a<text:span text:style-name="T41"> </text:span>lo<text:span text:style-name="T41"> </text:span>largo<text:span text:style-name="T41"> </text:span>de<text:span text:style-name="T41"> </text:span>la<text:span text:style-name="T41"> </text:span>instalación,<text:span text:style-name="T41"> </text:span>y<text:span text:style-name="T41"> </text:span>tiene<text:span text:style-name="T41"> </text:span>el<text:span text:style-name="T41"> </text:span>formato<text:span text:style-name="T41"> </text:span>siguiente:</text:p>
        <text:p text:style-name="P37"/>
        <text:p text:style-name="P37"><text:tab/>&lt;nombre<text:span text:style-name="T41"> </text:span>de<text:span text:style-name="T41"> </text:span>variable&gt;<text:span text:style-name="T41"> </text:span>=<text:span text:style-name="T41"> </text:span>&lt;contenido<text:span text:style-name="T41"> </text:span>de<text:span text:style-name="T41"> </text:span>la<text:span text:style-name="T41"> </text:span>variable&gt;</text:p>
        <text:p text:style-name="P37"/>
        <text:p text:style-name="P37"><text:tab/>Un<text:span text:style-name="T41"> </text:span>archivo<text:span text:style-name="T41"> </text:span>de<text:span text:style-name="T41"> </text:span>log<text:span text:style-name="T41"> </text:span>instalarc.log<text:span text:style-name="T41"> </text:span>en<text:span text:style-name="T41"> </text:span>la<text:span text:style-name="T41"> </text:span>carpeta<text:span text:style-name="T41"> </text:span>$GRUPO/inst,<text:span text:style-name="T41"> </text:span>donde<text:span text:style-name="T41"> </text:span>se<text:span text:style-name="T41"> </text:span>logea<text:span text:style-name="T41"> </text:span>toda<text:span text:style-name="T41"> </text:span>la<text:span text:style-name="T41"> </text:span>información<text:span text:style-name="T41"> </text:span>de<text:span text:style-name="T41"> </text:span>lo<text:span text:style-name="T41"> </text:span>sucedido<text:span text:style-name="T41"> </text:span>durante<text:span text:style-name="T41"> </text:span>la<text:span text:style-name="T41"> </text:span>instalación.</text:p>
        <text:p text:style-name="P37"/>
        <text:p text:style-name="P37">Tambien<text:span text:style-name="T41"> </text:span>copias<text:span text:style-name="T41"> </text:span>de<text:span text:style-name="T41"> </text:span>los<text:span text:style-name="T41"> </text:span>comandos<text:span text:style-name="T41"> </text:span>listarC,<text:span text:style-name="T41"> </text:span>iniciarC,<text:span text:style-name="T41"> </text:span>detectarC<text:span text:style-name="T41"> </text:span>y<text:span text:style-name="T41"> </text:span>sumarC<text:span text:style-name="T41"> </text:span>en<text:span text:style-name="T41"> </text:span>la<text:span text:style-name="T41"> </text:span>carpeta<text:span text:style-name="T41"> <text:s/></text:span>$GRUPO$BIN<text:span text:style-name="T41"> </text:span>y<text:span text:style-name="T41"> </text:span>copias<text:span text:style-name="T41"> </text:span>de<text:span text:style-name="T41"> </text:span>los<text:span text:style-name="T41"> </text:span>archivos<text:span text:style-name="T41"> </text:span>maestros<text:span text:style-name="T41"> </text:span>errores.mae,<text:span text:style-name="T41"> </text:span>encuestas.mae,<text:span text:style-name="T41"> </text:span>preguntas.mae<text:span text:style-name="T41"> </text:span>y<text:span text:style-name="T41"> </text:span>encuestadores.mae<text:span text:style-name="T41"> </text:span>en<text:span text:style-name="T41"> </text:span>la<text:span text:style-name="T41"> </text:span>carpeta<text:span text:style-name="T41"> </text:span>$GRUPO/mae.</text:p>
        <text:p text:style-name="P37"/>
        <text:p text:style-name="P44">Parámetros<text:span text:style-name="T41"> </text:span>y<text:span text:style-name="T41"> </text:span>Opciones</text:p>
        <text:p text:style-name="P37"/>
        <text:p text:style-name="P37">Se<text:span text:style-name="T41"> </text:span>puede<text:span text:style-name="T41"> </text:span>invocar<text:span text:style-name="T41"> </text:span>al<text:span text:style-name="T41"> </text:span>comando<text:span text:style-name="T41"> </text:span>sin<text:span text:style-name="T41"> </text:span>parametro<text:span text:style-name="T41"> </text:span>alguno<text:span text:style-name="T41"> </text:span>de<text:span text:style-name="T41"> </text:span>la<text:span text:style-name="T41"> </text:span>siguiente<text:span text:style-name="T41"> </text:span>forma:</text:p>
        <text:p text:style-name="P37"><text:tab/></text:p>
        <text:p text:style-name="P37"><text:tab/>InstalarC</text:p>
        <text:p text:style-name="P37"><text:tab/></text:p>
        <text:p text:style-name="P37">O<text:span text:style-name="T41"> </text:span>si<text:span text:style-name="T41"> </text:span>se<text:span text:style-name="T41"> </text:span>quiere<text:span text:style-name="T41"> </text:span>consultar<text:span text:style-name="T41"> </text:span>el<text:span text:style-name="T41"> </text:span>manual<text:span text:style-name="T41"> </text:span>o<text:span text:style-name="T41"> </text:span>la<text:span text:style-name="T41"> </text:span>version<text:span text:style-name="T41"> </text:span>es<text:span text:style-name="T41"> </text:span>de<text:span text:style-name="T41"> </text:span>la<text:span text:style-name="T41"> </text:span>forma:</text:p>
        <text:p text:style-name="P37"><text:soft-page-break/></text:p>
        <text:p text:style-name="P37"><text:tab/>InstalarC<text:span text:style-name="T41"> </text:span>[OPCIONES]</text:p>
        <text:p text:style-name="P37"/>
        <text:p text:style-name="P37">Donde<text:span text:style-name="T41"> </text:span>las<text:span text:style-name="T41"> </text:span>opciones<text:span text:style-name="T41"> </text:span>posibles<text:span text:style-name="T41"> </text:span>son<text:span text:style-name="T41"> </text:span>las<text:span text:style-name="T41"> </text:span>siguientes:</text:p>
        <text:p text:style-name="P37"/>
        <text:p text:style-name="P37">-h,<text:span text:style-name="T41"> </text:span>--help:<text:span text:style-name="T41"> </text:span>Muestra<text:span text:style-name="T41"> </text:span>en<text:span text:style-name="T41"> </text:span>pantalla<text:span text:style-name="T41"> </text:span>ayuda<text:span text:style-name="T41"> </text:span>acerca<text:span text:style-name="T41"> </text:span>del<text:span text:style-name="T41"> </text:span>uso<text:span text:style-name="T41"> </text:span>del<text:span text:style-name="T41"> </text:span>comando.</text:p>
        <text:p text:style-name="P37">-v,<text:span text:style-name="T41"> </text:span>--version:<text:span text:style-name="T41"> </text:span>Muestra<text:span text:style-name="T41"> </text:span>la<text:span text:style-name="T41"> </text:span>versión<text:span text:style-name="T41"> </text:span>del<text:span text:style-name="T41"> </text:span>script.</text:p>
        <text:p text:style-name="P37"/>
        <text:p text:style-name="P37"/>
        <text:p text:style-name="P37"/>
        <text:p text:style-name="P44">Ejemplos<text:span text:style-name="T41"> </text:span>de<text:span text:style-name="T41"> </text:span>invocación</text:p>
        <text:p text:style-name="P37"/>
        <text:p text:style-name="P37">Instalar<text:span text:style-name="T41"> </text:span>C</text:p>
        <text:p text:style-name="P37"/>
        <text:p text:style-name="P37">Comienza<text:span text:style-name="T41"> </text:span>instalación<text:span text:style-name="T41"> </text:span>del<text:span text:style-name="T41"> </text:span>paquete<text:span text:style-name="T41"> </text:span>Consulta<text:span text:style-name="T41"> </text:span>de<text:span text:style-name="T41"> </text:span>manera<text:span text:style-name="T41"> </text:span>normal</text:p>
        <text:p text:style-name="P37"/>
        <text:p text:style-name="P37">InstalarC<text:span text:style-name="T41"> –</text:span>help</text:p>
        <text:p text:style-name="P37"/>
        <text:p text:style-name="P37">Muestra<text:span text:style-name="T41"> </text:span>el<text:span text:style-name="T41"> </text:span>manual<text:span text:style-name="T41"> </text:span>de<text:span text:style-name="T41"> </text:span>ayuda<text:span text:style-name="T41"> </text:span>del<text:span text:style-name="T41"> </text:span>comando<text:span text:style-name="T41"> </text:span>InstalarC<text:span text:style-name="T41"> </text:span>por<text:span text:style-name="T41"> </text:span>pantalla</text:p>
        <text:p text:style-name="P37"/>
        <text:p text:style-name="P37">InstalarC<text:span text:style-name="T41"> </text:span>-v</text:p>
        <text:p text:style-name="P37"/>
        <text:p text:style-name="P37">Muestra<text:span text:style-name="T41"> </text:span>información<text:span text:style-name="T41"> </text:span>de<text:span text:style-name="T41"> </text:span>la<text:span text:style-name="T41"> </text:span>versión<text:span text:style-name="T41"> </text:span>del<text:span text:style-name="T41"> </text:span>InstalarC<text:span text:style-name="T41"> </text:span>por<text:span text:style-name="T41"> </text:span>pantalla</text:p>
        <text:p text:style-name="P37"/>
        <text:p text:style-name="P44">Hipótesis<text:span text:style-name="T41"> </text:span>y<text:span text:style-name="T41"> </text:span>aclaraciones</text:p>
        <text:p text:style-name="P37"/>
        <text:p text:style-name="P46">-<text:span text:style-name="T44"> </text:span>La<text:span text:style-name="T44"> </text:span>inexistencia<text:span text:style-name="T44"> </text:span>de<text:span text:style-name="T44"> </text:span>alguno<text:span text:style-name="T44"> </text:span>de<text:span text:style-name="T44"> </text:span>los<text:span text:style-name="T44"> </text:span>archivos<text:span text:style-name="T44"> </text:span>obligatorios<text:span text:style-name="T44"> </text:span>de<text:span text:style-name="T44"> </text:span>entrada<text:span text:style-name="T44"> </text:span>en<text:span text:style-name="T44"> </text:span>la<text:span text:style-name="T44"> </text:span>carpeta<text:span text:style-name="T44"> </text:span>inst,<text:span text:style-name="T44"> </text:span>al<text:span text:style-name="T44"> </text:span>momento<text:span text:style-name="T44"> </text:span>de<text:span text:style-name="T44"> </text:span>instalación<text:span text:style-name="T44"> </text:span>se<text:span text:style-name="T44"> </text:span>considera<text:span text:style-name="T44"> </text:span>un<text:span text:style-name="T44"> </text:span>error<text:span text:style-name="T44"> </text:span>severo.<text:span text:style-name="T44"> </text:span>En<text:span text:style-name="T44"> </text:span>dicho<text:span text:style-name="T44"> </text:span>caso,<text:span text:style-name="T44"> </text:span>no<text:span text:style-name="T44"> </text:span>hay<text:span text:style-name="T44"> </text:span>otra<text:span text:style-name="T44"> </text:span>forma<text:span text:style-name="T44"> </text:span>de<text:span text:style-name="T44"> </text:span>recuperación<text:span text:style-name="T44"> </text:span>mas<text:span text:style-name="T44"> </text:span>que<text:span text:style-name="T44"> </text:span>volver<text:span text:style-name="T44"> </text:span>a<text:span text:style-name="T44"> </text:span>copiar<text:span text:style-name="T44"> </text:span>desde<text:span text:style-name="T44"> </text:span>el<text:span text:style-name="T44"> </text:span>dispositivos<text:span text:style-name="T44"> </text:span>de<text:span text:style-name="T44"> </text:span>almacenamiento<text:span text:style-name="T44"> </text:span>externo<text:span text:style-name="T44"> </text:span>el<text:span text:style-name="T44"> </text:span>paquete<text:span text:style-name="T44"> </text:span>de<text:span text:style-name="T44"> </text:span>instalación.<text:span text:style-name="T44"> <text:s text:c="142"/></text:span></text:p>
        <text:p text:style-name="P47"><text:s text:c="6"/></text:p>
        <text:p text:style-name="P46">-En<text:span text:style-name="T44"> </text:span>caso<text:span text:style-name="T44"> </text:span>de<text:span text:style-name="T44"> </text:span>invocar<text:span text:style-name="T44"> </text:span>el<text:span text:style-name="T44"> </text:span>comando<text:span text:style-name="T44"> </text:span>InstalarC,<text:span text:style-name="T44"> </text:span>habiendose<text:span text:style-name="T44"> </text:span>llevado<text:span text:style-name="T44"> </text:span>a<text:span text:style-name="T44"> </text:span>cabo<text:span text:style-name="T44"> </text:span>una<text:span text:style-name="T44"> </text:span>instalación<text:span text:style-name="T44"> </text:span>previa<text:span text:style-name="T44"> </text:span>y<text:span text:style-name="T44"> </text:span>existiendo<text:span text:style-name="T44"> </text:span>por<text:span text:style-name="T44"> </text:span>lo<text:span text:style-name="T44"> </text:span>menos<text:span text:style-name="T44"> </text:span>uno<text:span text:style-name="T44"> </text:span>de<text:span text:style-name="T44"> </text:span>los<text:span text:style-name="T44"> </text:span>comandos<text:span text:style-name="T44"> </text:span>escenciales<text:span text:style-name="T44"> </text:span>instalados,<text:span text:style-name="T44"> </text:span>se<text:span text:style-name="T44"> </text:span>procede<text:span text:style-name="T44"> </text:span>con<text:span text:style-name="T44"> </text:span>una<text:span text:style-name="T44"> </text:span>instalación<text:span text:style-name="T44"> </text:span>parcial.<text:span text:style-name="T44"> </text:span></text:p>
        <text:p text:style-name="P37"/>
        <text:p text:style-name="P46">-En<text:span text:style-name="T44"> </text:span>caso<text:span text:style-name="T44"> </text:span>de<text:span text:style-name="T44"> </text:span>que<text:span text:style-name="T44"> </text:span>se<text:span text:style-name="T44"> </text:span>ejecute<text:span text:style-name="T44"> </text:span>InstalarC<text:span text:style-name="T44"> </text:span>y<text:span text:style-name="T44"> </text:span>no<text:span text:style-name="T44"> </text:span>exista<text:span text:style-name="T44"> </text:span>instalacion<text:span text:style-name="T44"> </text:span>de<text:span text:style-name="T44"> </text:span>ninguno<text:span text:style-name="T44"> </text:span>de<text:span text:style-name="T44"> </text:span>los<text:span text:style-name="T44"> </text:span>comandos<text:span text:style-name="T44"> </text:span>escenciales,<text:span text:style-name="T44"> </text:span>se<text:span text:style-name="T44"> </text:span>procede<text:span text:style-name="T44"> </text:span>con<text:span text:style-name="T44"> </text:span>una<text:span text:style-name="T44"> </text:span>instalación<text:span text:style-name="T44"> </text:span>total.</text:p>
        <text:p text:style-name="P37"/>
        <text:p text:style-name="P46">-En<text:span text:style-name="T44"> </text:span>caso<text:span text:style-name="T44"> </text:span>de<text:span text:style-name="T44"> </text:span>no<text:span text:style-name="T44"> </text:span>poder<text:span text:style-name="T44"> </text:span>encontrarse<text:span text:style-name="T44"> </text:span>el<text:span text:style-name="T44"> </text:span>archivo<text:span text:style-name="T44"> </text:span>InstalarC.conf,<text:span text:style-name="T44"> </text:span>se<text:span text:style-name="T44"> </text:span>procede<text:span text:style-name="T44"> </text:span>con<text:span text:style-name="T44"> </text:span>una<text:span text:style-name="T44"> </text:span>instalación<text:span text:style-name="T44"> </text:span>total</text:p>
        <text:p text:style-name="P37"/>
        <text:p text:style-name="P46">-<text:span text:style-name="T44"> </text:span>En<text:span text:style-name="T44"> </text:span>caso<text:span text:style-name="T44"> </text:span>de<text:span text:style-name="T44"> </text:span>llevarse<text:span text:style-name="T44"> </text:span>a<text:span text:style-name="T44"> </text:span>cabo<text:span text:style-name="T44"> </text:span>una<text:span text:style-name="T44"> </text:span>instalación<text:span text:style-name="T44"> </text:span>parcial,<text:span text:style-name="T44"> </text:span>es<text:span text:style-name="T44"> </text:span>obligatorio<text:span text:style-name="T44"> </text:span>llevar<text:span text:style-name="T44"> </text:span>a<text:span text:style-name="T44"> </text:span>cabo<text:span text:style-name="T44"> </text:span>dicha<text:span text:style-name="T44"> </text:span>instalación<text:span text:style-name="T44"> </text:span>con<text:span text:style-name="T44"> </text:span>los<text:span text:style-name="T44"> </text:span>parametros<text:span text:style-name="T44"> </text:span>de<text:span text:style-name="T44"> </text:span>la<text:span text:style-name="T44"> </text:span>configuracion<text:span text:style-name="T44"> </text:span>establecida.<text:span text:style-name="T44"> </text:span>En<text:span text:style-name="T44"> </text:span>caso<text:span text:style-name="T44"> </text:span>de<text:span text:style-name="T44"> </text:span>que<text:span text:style-name="T44"> </text:span>el<text:span text:style-name="T44"> </text:span>usuario<text:span text:style-name="T44"> </text:span>no<text:span text:style-name="T44"> </text:span>este<text:span text:style-name="T44"> </text:span>deacuerdo<text:span text:style-name="T44"> </text:span>con<text:span text:style-name="T44"> </text:span>esto,<text:span text:style-name="T44"> </text:span>se<text:span text:style-name="T44"> </text:span>permitira<text:span text:style-name="T44"> </text:span>iniciar<text:span text:style-name="T44"> </text:span>una<text:span text:style-name="T44"> </text:span>Instalación<text:span text:style-name="T44"> </text:span>completa<text:span text:style-name="T44"> </text:span>de<text:span text:style-name="T44"> </text:span>cero.<text:span text:style-name="T44"> </text:span>En<text:span text:style-name="T44"> </text:span>dicho<text:span text:style-name="T44"> </text:span>caso,<text:span text:style-name="T44"> </text:span>el<text:span text:style-name="T44"> </text:span>usuario<text:span text:style-name="T44"> </text:span>es<text:span text:style-name="T44"> </text:span>el<text:span text:style-name="T44"> </text:span>responsable<text:span text:style-name="T44"> </text:span>de<text:span text:style-name="T44"> </text:span>eliminar<text:span text:style-name="T44"> </text:span>los<text:span text:style-name="T44"> </text:span>archivos<text:span text:style-name="T44"> </text:span>y<text:span text:style-name="T44"> </text:span>directorios<text:span text:style-name="T44"> </text:span>de<text:span text:style-name="T44"> </text:span>la<text:span text:style-name="T44"> </text:span>instalación<text:span text:style-name="T44"> </text:span>previa.</text:p>
        <text:p text:style-name="P37"/>
        <text:p text:style-name="P37">-Durante<text:span text:style-name="T41"> </text:span>la<text:span text:style-name="T41"> </text:span>etapa<text:span text:style-name="T41"> </text:span>de<text:span text:style-name="T41"> </text:span>seteo<text:span text:style-name="T41"> </text:span>de<text:span text:style-name="T41"> </text:span>parametros<text:span text:style-name="T41"> </text:span>por<text:span text:style-name="T41"> </text:span>parte<text:span text:style-name="T41"> </text:span>del<text:span text:style-name="T41"> </text:span>usuario,<text:span text:style-name="T41"> </text:span>se<text:span text:style-name="T41"> </text:span>puede<text:span text:style-name="T41"> </text:span>cancelar<text:span text:style-name="T41"> </text:span>el<text:span text:style-name="T41"> </text:span>proceso<text:span text:style-name="T41"> </text:span>de<text:span text:style-name="T41"> </text:span>instalación<text:span text:style-name="T41"> </text:span>ingresando<text:span text:style-name="T41"> </text:span>c<text:span text:style-name="T41"> </text:span>o<text:span text:style-name="T41"> </text:span>cancelar,<text:span text:style-name="T41"> </text:span>y<text:span text:style-name="T41"> </text:span>enter.<text:span text:style-name="T41"> </text:span>Tambien<text:span text:style-name="T41"> </text:span>se<text:span text:style-name="T41"> </text:span>puede<text:span text:style-name="T41"> </text:span>volver<text:span text:style-name="T41"> </text:span>al<text:span text:style-name="T41"> </text:span>inicio<text:span text:style-name="T41"> </text:span>de<text:span text:style-name="T41"> </text:span>la<text:span text:style-name="T41"> </text:span>etapa<text:span text:style-name="T41"> </text:span>de<text:span text:style-name="T41"> </text:span>seteo<text:span text:style-name="T41"> </text:span>de<text:span text:style-name="T41"> </text:span>parametros<text:span text:style-name="T41"> </text:span>al<text:span text:style-name="T41"> </text:span>ingresar<text:span text:style-name="T41"> </text:span>por<text:span text:style-name="T41"> </text:span>teclado<text:span text:style-name="T41"> </text:span>v<text:span text:style-name="T41"> </text:span>o<text:span text:style-name="T41"> </text:span>volver,<text:span text:style-name="T41"> </text:span>y<text:span text:style-name="T41"> </text:span>enter.</text:p>
        <text:p text:style-name="P43"/>
        <text:p text:style-name="P38"/>
        <text:h text:style-name="P102" text:outline-level="2">iniciarC</text:h>
        <text:p text:style-name="P40"/>
        <text:p text:style-name="P49"><text:span text:style-name="T19">Preparar</text:span><text:span text:style-name="T20"> </text:span><text:span text:style-name="T19">el</text:span><text:span text:style-name="T20"> </text:span><text:span text:style-name="T19">entorno</text:span><text:span text:style-name="T20"> </text:span><text:span text:style-name="T19">de</text:span><text:span text:style-name="T20"> </text:span><text:span text:style-name="T19">ejecución</text:span><text:span text:style-name="T20"> </text:span><text:span text:style-name="T19">del</text:span><text:span text:style-name="T20"> </text:span><text:span text:style-name="T19">TP.</text:span></text:p>
        <text:p text:style-name="P38"/>
        <text:p text:style-name="P39">Archivos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/text:p>
        <text:p text:style-name="P38"><text:soft-page-break/></text:p>
        <text:list xml:id="list124217078" text:style-name="WW8Num19">
          <text:list-item>
            <text:p text:style-name="P106"><text:span text:style-name="T13">Consulta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configuración</text:span><text:span text:style-name="T20"> </text:span><text:span text:style-name="T13">de</text:span><text:span text:style-name="T20"> </text:span><text:span text:style-name="T13">la</text:span><text:span text:style-name="T20"> </text:span><text:span text:style-name="T13">aplicación.</text:span><text:span text:style-name="T20"> </text:span></text:p>
          </text:list-item>
        </text:list>
        <text:p text:style-name="P52"/>
        <text:p text:style-name="P38"/>
        <text:p text:style-name="P37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52"/>
        <text:p text:style-name="P38"/>
        <text:p text:style-name="P37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8"/>
        <text:p text:style-name="P37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8"/>
        <text:p text:style-name="P41"><text:span text:style-name="T13">.</text:span><text:span text:style-name="T20"> </text:span><text:span text:style-name="T13">inciarC</text:span><text:span text:style-name="T20"> </text:span><text:span text:style-name="T13">[OPCION]</text:span></text:p>
        <text:p text:style-name="P38"/>
        <text:p text:style-name="P37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7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8"/>
        <text:p text:style-name="P37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8"/>
        <text:p text:style-name="P37"><text:span text:style-name="T13">.</text:span><text:span text:style-name="T20"> </text:span><text:span text:style-name="T13">iniciarC</text:span></text:p>
        <text:p text:style-name="P38"/>
        <text:p text:style-name="P37"><text:span text:style-name="T39">El</text:span><text:span text:style-name="T40"> </text:span><text:span text:style-name="T39">comando</text:span><text:span text:style-name="T40"> </text:span><text:span text:style-name="T39">inicializa</text:span><text:span text:style-name="T40"> </text:span><text:span text:style-name="T39">el</text:span><text:span text:style-name="T40"> </text:span><text:span text:style-name="T39">entorno</text:span><text:span text:style-name="T40"> </text:span><text:span text:style-name="T39">y</text:span><text:span text:style-name="T40"> </text:span><text:span text:style-name="T39">hace</text:span><text:span text:style-name="T40"> </text:span><text:span text:style-name="T39">la</text:span><text:span text:style-name="T40"> </text:span><text:span text:style-name="T39">llamada</text:span><text:span text:style-name="T40"> </text:span><text:span text:style-name="T39">al</text:span><text:span text:style-name="T40"> </text:span><text:span text:style-name="T39">comando</text:span><text:span text:style-name="T40"> </text:span><text:span text:style-name="T39">detectarC.</text:span></text:p>
        <text:p text:style-name="P40"/>
        <text:p text:style-name="P42">Hipotesis</text:p>
        <text:p text:style-name="P42"/>
        <text:p text:style-name="P37"><text:span text:style-name="T39">-</text:span><text:span text:style-name="T40"> </text:span><text:span text:style-name="T39">Se</text:span><text:span text:style-name="T40"> </text:span><text:span text:style-name="T39">asume</text:span><text:span text:style-name="T40"> </text:span><text:span text:style-name="T39">que</text:span><text:span text:style-name="T40"> </text:span><text:span text:style-name="T39">el</text:span><text:span text:style-name="T40"> </text:span><text:span text:style-name="T39">comando</text:span><text:span text:style-name="T40"> </text:span><text:span text:style-name="T39">se</text:span><text:span text:style-name="T40"> </text:span><text:span text:style-name="T39">ejecuta</text:span><text:span text:style-name="T40"> </text:span><text:span text:style-name="T39">en</text:span><text:span text:style-name="T40"> </text:span><text:span text:style-name="T39">el</text:span><text:span text:style-name="T40"> </text:span><text:span text:style-name="T39">mismo</text:span><text:span text:style-name="T40"> </text:span><text:span text:style-name="T39">ambiente</text:span><text:span text:style-name="T40"> </text:span><text:span text:style-name="T39">del</text:span><text:span text:style-name="T40"> </text:span><text:span text:style-name="T39">bash</text:span><text:span text:style-name="T40"> </text:span><text:span text:style-name="T39">en</text:span><text:span text:style-name="T40"> </text:span><text:span text:style-name="T39">el</text:span><text:span text:style-name="T40"> </text:span><text:span text:style-name="T39">que</text:span><text:span text:style-name="T40"> </text:span><text:span text:style-name="T39">se</text:span><text:span text:style-name="T40"> </text:span><text:span text:style-name="T39">estan</text:span><text:span text:style-name="T40"> </text:span><text:span text:style-name="T39">realizando</text:span><text:span text:style-name="T40"> </text:span><text:span text:style-name="T39">las</text:span><text:span text:style-name="T40"> </text:span><text:span text:style-name="T39">pruebas.</text:span></text:p>
        <text:p text:style-name="P43"/>
        <text:p text:style-name="P37"><text:span text:style-name="T39">-</text:span><text:span text:style-name="T40"> </text:span><text:span text:style-name="T39">Se</text:span><text:span text:style-name="T40"> </text:span><text:span text:style-name="T39">asume</text:span><text:span text:style-name="T40"> </text:span><text:span text:style-name="T39">que</text:span><text:span text:style-name="T40"> </text:span><text:span text:style-name="T39">al</text:span><text:span text:style-name="T40"> </text:span><text:span text:style-name="T39">momento</text:span><text:span text:style-name="T40"> </text:span><text:span text:style-name="T39">de</text:span><text:span text:style-name="T40"> </text:span><text:span text:style-name="T39">ejecutar</text:span><text:span text:style-name="T40"> </text:span><text:span text:style-name="T39">el</text:span><text:span text:style-name="T40"> </text:span><text:span text:style-name="T39">comando</text:span><text:span text:style-name="T40"> </text:span><text:span text:style-name="T39">se</text:span><text:span text:style-name="T40"> </text:span><text:span text:style-name="T39">esta</text:span><text:span text:style-name="T40"> </text:span><text:span text:style-name="T39">posicionado</text:span><text:span text:style-name="T40"> </text:span><text:span text:style-name="T39">en</text:span><text:span text:style-name="T40"> </text:span><text:span text:style-name="T39">la</text:span><text:span text:style-name="T40"> </text:span><text:span text:style-name="T39">carpeta</text:span><text:span text:style-name="T40"> </text:span><text:span text:style-name="T39">de</text:span><text:span text:style-name="T40"> </text:span><text:span text:style-name="T39">ejecutables.</text:span></text:p>
        <text:p text:style-name="P40"/>
        <text:p text:style-name="P40"/>
        <text:h text:style-name="P102" text:outline-level="2">detectarC</text:h>
        <text:p text:style-name="P22"/>
        <text:p text:style-name="P22"/>
        <text:p text:style-name="P49"><text:span text:style-name="T19">Comando</text:span><text:span text:style-name="T20"> </text:span><text:span text:style-name="T19">de</text:span><text:span text:style-name="T20"> </text:span><text:span text:style-name="T19">tipo</text:span><text:span text:style-name="T20"> </text:span><text:span text:style-name="T19">demonio</text:span><text:span text:style-name="T20"> </text:span><text:span text:style-name="T19">que</text:span><text:span text:style-name="T20"> </text:span><text:span text:style-name="T19">aguarda</text:span><text:span text:style-name="T20"> </text:span><text:span text:style-name="T19">la</text:span><text:span text:style-name="T20"> </text:span><text:span text:style-name="T19">llagada</text:span><text:span text:style-name="T20"> </text:span><text:span text:style-name="T19">de</text:span><text:span text:style-name="T20"> </text:span><text:span text:style-name="T19">nuevas</text:span><text:span text:style-name="T20"> </text:span><text:span text:style-name="T19">encuestas</text:span><text:span text:style-name="T20"> </text:span><text:span text:style-name="T19">para</text:span><text:span text:style-name="T20"> </text:span><text:span text:style-name="T19">procesar,</text:span><text:span text:style-name="T20"> </text:span><text:span text:style-name="T19">escucha</text:span><text:span text:style-name="T20"> </text:span><text:span text:style-name="T19">todo</text:span><text:span text:style-name="T20"> </text:span><text:span text:style-name="T19">el</text:span><text:span text:style-name="T20"> </text:span><text:span text:style-name="T19">tiempo,</text:span><text:span text:style-name="T20"> </text:span><text:span text:style-name="T19">con</text:span><text:span text:style-name="T20"> </text:span><text:span text:style-name="T19">pausa</text:span><text:span text:style-name="T20"> </text:span><text:span text:style-name="T19">mediante,</text:span><text:span text:style-name="T20"> </text:span><text:span text:style-name="T19">la</text:span><text:span text:style-name="T20"> </text:span><text:span text:style-name="T19">carpeta</text:span><text:span text:style-name="T20"> </text:span><text:span text:style-name="T19">de</text:span><text:span text:style-name="T20"> </text:span><text:span text:style-name="T19">arribos</text:span><text:span text:style-name="T20"> </text:span><text:span text:style-name="T19">de</text:span><text:span text:style-name="T20"> </text:span><text:span text:style-name="T19">encuestas.</text:span></text:p>
        <text:p text:style-name="P38"/>
        <text:p text:style-name="P39">Archivos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/text:p>
        <text:p text:style-name="P38"/>
        <text:p text:style-name="P51"><text:span text:style-name="T13"><text:tab/>-</text:span><text:span text:style-name="T20"> </text:span><text:span text:style-name="T13">Archivos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que</text:span><text:span text:style-name="T20"> </text:span><text:span text:style-name="T13">se</text:span><text:span text:style-name="T20"> </text:span><text:span text:style-name="T13">reciban</text:span><text:span text:style-name="T20"> </text:span><text:span text:style-name="T13">en</text:span><text:span text:style-name="T20"> </text:span><text:span text:style-name="T13">la</text:span><text:span text:style-name="T20"> </text:span><text:span text:style-name="T13">carpeta</text:span><text:span text:style-name="T20"> </text:span><text:span text:style-name="T13">de</text:span><text:span text:style-name="T20"> </text:span><text:span text:style-name="T13">arribos.</text:span></text:p>
        <text:p text:style-name="P51"><text:span text:style-name="T13"><text:tab/>-</text:span><text:span text:style-name="T20"> </text:span><text:span text:style-name="T13">Consulta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encuestadores.</text:span></text:p>
        <text:p text:style-name="P52"/>
        <text:p text:style-name="P52"/>
        <text:p text:style-name="P37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/text:p>
        <text:p text:style-name="P38"><text:tab/></text:p>
        <text:p text:style-name="P37"><text:span text:style-name="T13"><text:tab/>-</text:span><text:span text:style-name="T20"> </text:span><text:span text:style-name="T13">Los</text:span><text:span text:style-name="T20"> </text:span><text:span text:style-name="T13">archivos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(input)</text:span><text:span text:style-name="T20"> </text:span><text:span text:style-name="T13">movidos</text:span><text:span text:style-name="T20"> </text:span><text:span text:style-name="T13">a</text:span><text:span text:style-name="T20"> </text:span><text:span text:style-name="T13">sus</text:span><text:span text:style-name="T20"> </text:span><text:span text:style-name="T13">respectivas</text:span><text:span text:style-name="T20"> </text:span><text:span text:style-name="T13">carpetas</text:span><text:span text:style-name="T20"> </text:span><text:span text:style-name="T13">según</text:span><text:span text:style-name="T20"> </text:span><text:span text:style-name="T13">los</text:span><text:span text:style-name="T20"> </text:span><text:span text:style-name="T13">resultados.</text:span></text:p>
        <text:p text:style-name="P52"/>
        <text:p text:style-name="P38"/>
        <text:p text:style-name="P37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8"><text:soft-page-break/></text:p>
        <text:p text:style-name="P37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8"/>
        <text:p text:style-name="P41"><text:span text:style-name="T13">detectarC</text:span><text:span text:style-name="T20"> </text:span><text:span text:style-name="T13">[OPCION]</text:span></text:p>
        <text:p text:style-name="P38"/>
        <text:p text:style-name="P37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7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8"/>
        <text:p text:style-name="P37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8"/>
        <text:p text:style-name="P37"><text:span text:style-name="T13">detectarC</text:span><text:span text:style-name="T20"> </text:span><text:span text:style-name="T13">[OPCION]</text:span></text:p>
        <text:p text:style-name="P37"><text:span text:style-name="T13">StartD</text:span><text:span text:style-name="T20"> </text:span><text:span text:style-name="T13">detectarC</text:span><text:span text:style-name="T20"> </text:span></text:p>
        <text:p text:style-name="P38"/>
        <text:p text:style-name="P37"><text:span text:style-name="T39">El</text:span><text:span text:style-name="T40"> </text:span><text:span text:style-name="T39">comando</text:span><text:span text:style-name="T40"> </text:span><text:span text:style-name="T39">verifica</text:span><text:span text:style-name="T40"> </text:span><text:span text:style-name="T39">la</text:span><text:span text:style-name="T40"> </text:span><text:span text:style-name="T39">inicialización</text:span><text:span text:style-name="T40"> </text:span><text:span text:style-name="T39">del</text:span><text:span text:style-name="T40"> </text:span><text:span text:style-name="T39">entorno</text:span><text:span text:style-name="T40"> </text:span><text:span text:style-name="T39">y</text:span><text:span text:style-name="T40"> </text:span><text:span text:style-name="T39">si</text:span><text:span text:style-name="T40"> </text:span><text:span text:style-name="T39">es</text:span><text:span text:style-name="T40"> </text:span><text:span text:style-name="T39">valida</text:span><text:span text:style-name="T40"> </text:span><text:span text:style-name="T39">comienza</text:span><text:span text:style-name="T40"> </text:span><text:span text:style-name="T39">con</text:span><text:span text:style-name="T40"> </text:span><text:span text:style-name="T39">la</text:span><text:span text:style-name="T40"> </text:span><text:span text:style-name="T39">escucha</text:span><text:span text:style-name="T40"> </text:span><text:span text:style-name="T39">de</text:span><text:span text:style-name="T40"> </text:span><text:span text:style-name="T39">la</text:span><text:span text:style-name="T40"> </text:span><text:span text:style-name="T39">carpeta</text:span><text:span text:style-name="T40"> </text:span><text:span text:style-name="T39">de</text:span><text:span text:style-name="T40"> </text:span><text:span text:style-name="T39">arribos,</text:span><text:span text:style-name="T40"> </text:span><text:span text:style-name="T39">si</text:span><text:span text:style-name="T40"> </text:span><text:span text:style-name="T39">se</text:span><text:span text:style-name="T40"> </text:span><text:span text:style-name="T39">da</text:span><text:span text:style-name="T40"> </text:span><text:span text:style-name="T39">algún</text:span><text:span text:style-name="T40"> </text:span><text:span text:style-name="T39">arribo</text:span><text:span text:style-name="T40"> </text:span><text:span text:style-name="T39">analiza</text:span><text:span text:style-name="T40"> </text:span><text:span text:style-name="T39">el</text:span><text:span text:style-name="T40"> </text:span><text:span text:style-name="T39">nombre</text:span><text:span text:style-name="T40"> </text:span><text:span text:style-name="T39">del</text:span><text:span text:style-name="T40"> </text:span><text:span text:style-name="T39">archivo</text:span><text:span text:style-name="T40"> </text:span><text:span text:style-name="T39">(encuestador</text:span><text:span text:style-name="T40"> </text:span><text:span text:style-name="T39">y</text:span><text:span text:style-name="T40"> </text:span><text:span text:style-name="T39">fecha)</text:span><text:span text:style-name="T40"> </text:span><text:span text:style-name="T39">y</text:span><text:span text:style-name="T40"> </text:span><text:span text:style-name="T39">en</text:span><text:span text:style-name="T40"> </text:span><text:span text:style-name="T39">base</text:span><text:span text:style-name="T40"> </text:span><text:span text:style-name="T39">al</text:span><text:span text:style-name="T40"> </text:span><text:span text:style-name="T39">resultado</text:span><text:span text:style-name="T40"> </text:span><text:span text:style-name="T39">lo</text:span><text:span text:style-name="T40"> </text:span><text:span text:style-name="T39">mueve</text:span><text:span text:style-name="T40"> </text:span><text:span text:style-name="T39">a</text:span><text:span text:style-name="T40"> </text:span><text:span text:style-name="T39">su</text:span><text:span text:style-name="T40"> </text:span><text:span text:style-name="T39">respectivo</text:span><text:span text:style-name="T40"> </text:span><text:span text:style-name="T39">destino</text:span><text:span text:style-name="T40"> </text:span><text:span text:style-name="T39">(preparados</text:span><text:span text:style-name="T40"> </text:span><text:span text:style-name="T39">o</text:span><text:span text:style-name="T40"> </text:span><text:span text:style-name="T39">rechazados).</text:span><text:span text:style-name="T40"> </text:span><text:span text:style-name="T39">Cuando</text:span><text:span text:style-name="T40"> </text:span><text:span text:style-name="T39">finaliza</text:span><text:span text:style-name="T40"> </text:span><text:span text:style-name="T39">el</text:span><text:span text:style-name="T40"> </text:span><text:span text:style-name="T39">analisis</text:span><text:span text:style-name="T40"> </text:span><text:span text:style-name="T39">de</text:span><text:span text:style-name="T40"> </text:span><text:span text:style-name="T39">arrbos</text:span><text:span text:style-name="T40"> </text:span><text:span text:style-name="T39">analiza</text:span><text:span text:style-name="T40"> </text:span><text:span text:style-name="T39">si</text:span><text:span text:style-name="T40"> </text:span><text:span text:style-name="T39">hay</text:span><text:span text:style-name="T40"> </text:span><text:span text:style-name="T39">archivos</text:span><text:span text:style-name="T40"> </text:span><text:span text:style-name="T39">en</text:span><text:span text:style-name="T40"> </text:span><text:span text:style-name="T39">el</text:span><text:span text:style-name="T40"> </text:span><text:span text:style-name="T39">directorio</text:span><text:span text:style-name="T40"> </text:span><text:span text:style-name="T39">preparados</text:span><text:span text:style-name="T40"> </text:span><text:span text:style-name="T39">y</text:span><text:span text:style-name="T40"> </text:span><text:span text:style-name="T39">si</text:span><text:span text:style-name="T40"> </text:span><text:span text:style-name="T39">los</text:span><text:span text:style-name="T40"> </text:span><text:span text:style-name="T39">hay</text:span><text:span text:style-name="T40"> </text:span><text:span text:style-name="T39">ejecuta</text:span><text:span text:style-name="T40"> </text:span><text:span text:style-name="T39">el</text:span><text:span text:style-name="T40"> </text:span><text:span text:style-name="T39">comando</text:span><text:span text:style-name="T40"> </text:span><text:span text:style-name="T39">sumarC</text:span><text:span text:style-name="T40"> </text:span><text:span text:style-name="T39">si</text:span><text:span text:style-name="T40"> </text:span><text:span text:style-name="T39">es</text:span><text:span text:style-name="T40"> </text:span><text:span text:style-name="T39">que</text:span><text:span text:style-name="T40"> </text:span><text:span text:style-name="T39">no</text:span><text:span text:style-name="T40"> </text:span><text:span text:style-name="T39">esta</text:span><text:span text:style-name="T40"> </text:span><text:span text:style-name="T39">en</text:span><text:span text:style-name="T40"> </text:span><text:span text:style-name="T39">ejecución.</text:span><text:span text:style-name="T40"> </text:span></text:p>
        <text:p text:style-name="P43"/>
        <text:p text:style-name="P22"/>
        <text:h text:style-name="P102" text:outline-level="2">sumarC</text:h>
        <text:p text:style-name="P40"/>
        <text:p text:style-name="P40"/>
        <text:p text:style-name="P37"><text:span text:style-name="T13">Genera</text:span><text:span text:style-name="T20"> </text:span><text:span text:style-name="T13">archivos</text:span><text:span text:style-name="T20"> </text:span><text:span text:style-name="T13">sumarios</text:span><text:span text:style-name="T20"> </text:span><text:span text:style-name="T13">de</text:span><text:span text:style-name="T20"> </text:span><text:span text:style-name="T13">encuestas.</text:span></text:p>
        <text:p text:style-name="P38"/>
        <text:p text:style-name="P39">Archivos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/text:p>
        <text:p text:style-name="P38"/>
        <text:list xml:id="list301581297" text:continue-numbering="true" text:style-name="WW8Num19">
          <text:list-item>
            <text:p text:style-name="P106"><text:span text:style-name="T13">Archivos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en</text:span><text:span text:style-name="T20"> </text:span><text:span text:style-name="T13">$GRUPO/preparados</text:span><text:span text:style-name="T20"> </text:span><text:span text:style-name="T13">con</text:span><text:span text:style-name="T20"> </text:span><text:span text:style-name="T13">nombre</text:span><text:span text:style-name="T20"> </text:span><text:span text:style-name="T13">&lt;USERID&gt;.&lt;FECHA&gt;.</text:span></text:p>
          </text:list-item>
          <text:list-item>
            <text:p text:style-name="P106"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en</text:span><text:span text:style-name="T20"> </text:span><text:span text:style-name="T13">$GRUPO/mae/encuestas.mae.</text:span></text:p>
          </text:list-item>
          <text:list-item>
            <text:p text:style-name="P106"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preguntas</text:span><text:span text:style-name="T20"> </text:span><text:span text:style-name="T13">en</text:span><text:span text:style-name="T20"> </text:span><text:span text:style-name="T13">$GRUPO/mae/preguntas.mae.</text:span></text:p>
          </text:list-item>
        </text:list>
        <text:p text:style-name="P38"/>
        <text:p text:style-name="P37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/text:p>
        <text:p text:style-name="P38"/>
        <text:list xml:id="list581422028" text:continue-numbering="true" text:style-name="WW8Num19">
          <text:list-item>
            <text:p text:style-name="P106"><text:span text:style-name="T13">ArchivoGenera</text:span><text:span text:style-name="T20"> </text:span><text:span text:style-name="T13">archivos</text:span><text:span text:style-name="T20"> </text:span><text:span text:style-name="T13">sumarios</text:span><text:span text:style-name="T20"> </text:span><text:span text:style-name="T13">de</text:span><text:span text:style-name="T20"> </text:span><text:span text:style-name="T13">encuestas.</text:span></text:p>
          </text:list-item>
        </text:list>
        <text:p text:style-name="P38"/>
        <text:p text:style-name="P37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8"/>
        <text:p text:style-name="P37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8"/>
        <text:p text:style-name="P41"><text:span text:style-name="T13">sumarC</text:span><text:span text:style-name="T20"> </text:span><text:span text:style-name="T13">[OPCION]</text:span></text:p>
        <text:p text:style-name="P38"/>
        <text:p text:style-name="P37"><text:span text:style-name="T13">El</text:span><text:span text:style-name="T20"> </text:span><text:span text:style-name="T13">cálculo</text:span><text:span text:style-name="T20"> </text:span><text:span text:style-name="T13">de</text:span><text:span text:style-name="T20"> </text:span><text:span text:style-name="T13">los</text:span><text:span text:style-name="T20"> </text:span><text:span text:style-name="T13">puntajes</text:span><text:span text:style-name="T20"> </text:span><text:span text:style-name="T13">de</text:span><text:span text:style-name="T20"> </text:span><text:span text:style-name="T13">las</text:span><text:span text:style-name="T20"> </text:span><text:span text:style-name="T13">encuestas</text:span><text:span text:style-name="T20"> </text:span><text:span text:style-name="T13">solo</text:span><text:span text:style-name="T20"> </text:span><text:span text:style-name="T13">se</text:span><text:span text:style-name="T20"> </text:span><text:span text:style-name="T13">lleva</text:span><text:span text:style-name="T20"> </text:span><text:span text:style-name="T13">a</text:span><text:span text:style-name="T20"> </text:span><text:span text:style-name="T13">cabo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sin</text:span><text:span text:style-name="T20"> </text:span><text:span text:style-name="T13">argumentos.</text:span></text:p>
        <text:p text:style-name="P37"><text:span text:style-name="T13">Las</text:span><text:span text:style-name="T20"> </text:span><text:span text:style-name="T13">opciones</text:span><text:span text:style-name="T20"> </text:span><text:span text:style-name="T13">disponibles</text:span><text:span text:style-name="T20"> </text:span><text:span text:style-name="T13">son</text:span><text:span text:style-name="T20"> </text:span><text:span text:style-name="T13">las</text:span><text:span text:style-name="T20"> </text:span><text:span text:style-name="T13">siguientes:</text:span></text:p>
        <text:p text:style-name="P38"/>
        <text:p text:style-name="P37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7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8"/>
        <text:p text:style-name="P37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8"/>
        <text:p text:style-name="P38">sumarC</text:p>
        <text:p text:style-name="P38"/>
        <text:p text:style-name="P37"><text:span text:style-name="T39">El</text:span><text:span text:style-name="T40"> </text:span><text:span text:style-name="T39">módulo</text:span><text:span text:style-name="T40"> </text:span><text:span text:style-name="T39">detectarC</text:span><text:span text:style-name="T40"> </text:span><text:span text:style-name="T39">invoca</text:span><text:span text:style-name="T40"> </text:span><text:span text:style-name="T39">automáticamente</text:span><text:span text:style-name="T40"> </text:span><text:span text:style-name="T39">al</text:span><text:span text:style-name="T40"> </text:span><text:span text:style-name="T39">comando</text:span><text:span text:style-name="T40"> </text:span><text:span text:style-name="T39">de</text:span><text:span text:style-name="T40"> </text:span><text:span text:style-name="T39">esta</text:span><text:span text:style-name="T40"> </text:span><text:span text:style-name="T39">forma</text:span><text:span text:style-name="T40"> </text:span><text:span text:style-name="T39">para</text:span><text:span text:style-name="T40"> </text:span><text:span text:style-name="T39">calcular</text:span><text:span text:style-name="T40"> </text:span><text:span text:style-name="T39">el</text:span><text:span text:style-name="T40"> </text:span><text:span text:style-name="T39">puntaje</text:span><text:span text:style-name="T40"> </text:span><text:span text:style-name="T39">de</text:span><text:span text:style-name="T40"> </text:span><text:span text:style-name="T39">las</text:span><text:span text:style-name="T40"> </text:span><text:span text:style-name="T39">encuestas.</text:span></text:p>
        <text:p text:style-name="P43"><text:soft-page-break/></text:p>
        <text:p text:style-name="P40"/>
        <text:p text:style-name="P40"/>
        <text:h text:style-name="P102" text:outline-level="2">listarC</text:h>
        <text:p text:style-name="P40"/>
        <text:p text:style-name="P40"/>
        <text:p text:style-name="P37"><text:span text:style-name="T13">Resuelve</text:span><text:span text:style-name="T20"> </text:span><text:span text:style-name="T13">y</text:span><text:span text:style-name="T20"> </text:span><text:span text:style-name="T13">genera</text:span><text:span text:style-name="T20"> </text:span><text:span text:style-name="T13">archivos</text:span><text:span text:style-name="T20"> </text:span><text:span text:style-name="T13">con</text:span><text:span text:style-name="T20"> </text:span><text:span text:style-name="T13">consultas</text:span><text:span text:style-name="T20"> </text:span><text:span text:style-name="T13">realizadas</text:span><text:span text:style-name="T20"> </text:span><text:span text:style-name="T13">sobre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sumario.</text:span></text:p>
        <text:p text:style-name="P38"/>
        <text:p text:style-name="P39">Archivos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/text:p>
        <text:p text:style-name="P38"/>
        <text:list xml:id="list2162408849" text:continue-numbering="true" text:style-name="WW8Num19">
          <text:list-item>
            <text:p text:style-name="P106"><text:span text:style-name="T13">Archivo</text:span><text:span text:style-name="T20"> </text:span><text:span text:style-name="T13">sumario</text:span><text:span text:style-name="T20"> </text:span><text:span text:style-name="T13">con</text:span><text:span text:style-name="T20"> </text:span><text:span text:style-name="T13">el</text:span><text:span text:style-name="T20"> </text:span><text:span text:style-name="T13">puntaje</text:span><text:span text:style-name="T20"> </text:span><text:span text:style-name="T13">de</text:span><text:span text:style-name="T20"> </text:span><text:span text:style-name="T13">cada</text:span><text:span text:style-name="T20"> </text:span><text:span text:style-name="T13">encuesta</text:span><text:span text:style-name="T20"> </text:span><text:span text:style-name="T13">en</text:span><text:span text:style-name="T20"> </text:span><text:span text:style-name="T13">$GRUPO/ya</text:span><text:span text:style-name="T20"> </text:span><text:span text:style-name="T13">de</text:span><text:span text:style-name="T20"> </text:span><text:span text:style-name="T13">nombre</text:span><text:span text:style-name="T20"> </text:span><text:span text:style-name="T13">encuestas.sum</text:span></text:p>
          </text:list-item>
          <text:list-item>
            <text:p text:style-name="P106"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en</text:span><text:span text:style-name="T20"> </text:span><text:span text:style-name="T13">$GRUPO/mae/encuestas.mae.</text:span></text:p>
          </text:list-item>
          <text:list-item>
            <text:p text:style-name="P106"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ncuestadores</text:span><text:span text:style-name="T20"> </text:span><text:span text:style-name="T13">en</text:span><text:span text:style-name="T20"> </text:span><text:span text:style-name="T13">$GRUPO/mae/encuestadores.mae.</text:span></text:p>
          </text:list-item>
        </text:list>
        <text:p text:style-name="P38"/>
        <text:p text:style-name="P37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Informe</text:span><text:span text:style-name="T20"> </text:span><text:span text:style-name="T13">con</text:span><text:span text:style-name="T20"> </text:span><text:span text:style-name="T13">el</text:span><text:span text:style-name="T20"> </text:span><text:span text:style-name="T13">resultado</text:span><text:span text:style-name="T20"> </text:span><text:span text:style-name="T13">de</text:span><text:span text:style-name="T20"> </text:span><text:span text:style-name="T13">la</text:span><text:span text:style-name="T20"> </text:span><text:span text:style-name="T13">consulta</text:span><text:span text:style-name="T20"> </text:span><text:span text:style-name="T13">en</text:span><text:span text:style-name="T20"> </text:span><text:span text:style-name="T13">caso</text:span><text:span text:style-name="T20"> </text:span><text:span text:style-name="T13">de</text:span><text:span text:style-name="T20"> </text:span><text:span text:style-name="T13">haberse</text:span><text:span text:style-name="T20"> </text:span><text:span text:style-name="T13">seleccionado</text:span><text:span text:style-name="T20"> </text:span><text:span text:style-name="T13">la</text:span><text:span text:style-name="T20"> </text:span><text:span text:style-name="T13">opción</text:span><text:span text:style-name="T20"> </text:span><text:span text:style-name="T13">debida</text:span><text:span text:style-name="T20"> </text:span><text:span text:style-name="T13">en</text:span><text:span text:style-name="T20"> </text:span><text:span text:style-name="T13">$GRUPO/ya</text:span><text:span text:style-name="T20"> </text:span><text:span text:style-name="T13">nombrado</text:span><text:span text:style-name="T20"> </text:span><text:span text:style-name="T13">con</text:span><text:span text:style-name="T20"> </text:span><text:span text:style-name="T13">la</text:span><text:span text:style-name="T20"> </text:span><text:span text:style-name="T13">fecha</text:span><text:span text:style-name="T20"> </text:span><text:span text:style-name="T13">y</text:span><text:span text:style-name="T20"> </text:span><text:span text:style-name="T13">hora</text:span><text:span text:style-name="T20"> </text:span><text:span text:style-name="T13">en</text:span><text:span text:style-name="T20"> </text:span><text:span text:style-name="T13">la</text:span><text:span text:style-name="T20"> </text:span><text:span text:style-name="T13">cual</text:span><text:span text:style-name="T20"> </text:span><text:span text:style-name="T13">se</text:span><text:span text:style-name="T20"> </text:span><text:span text:style-name="T13">efectuó</text:span><text:span text:style-name="T20"> </text:span><text:span text:style-name="T13">la</text:span><text:span text:style-name="T20"> </text:span><text:span text:style-name="T13">misma.</text:span></text:p>
        <text:p text:style-name="P38"/>
        <text:p text:style-name="P37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8"/>
        <text:p text:style-name="P37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8"/>
        <text:p text:style-name="P37"><text:span text:style-name="T13">listarC</text:span><text:span text:style-name="T20"> </text:span><text:span text:style-name="T13">[OPCION]</text:span><text:span text:style-name="T20"> </text:span><text:span text:style-name="T13">[AGRUPAMIENTO]</text:span><text:span text:style-name="T20"> </text:span><text:span text:style-name="T13">[FILTRO</text:span><text:span text:style-name="T20"> </text:span><text:span text:style-name="T13">ENCUESTADOR]</text:span><text:span text:style-name="T20"> </text:span><text:span text:style-name="T13">[FILTRO</text:span><text:span text:style-name="T20"> </text:span><text:span text:style-name="T13">CODIGO</text:span><text:span text:style-name="T20"> </text:span><text:span text:style-name="T13">DE</text:span><text:span text:style-name="T20"> </text:span><text:span text:style-name="T13">ENCUESTA]</text:span><text:span text:style-name="T20"> </text:span><text:span text:style-name="T13">[FILTRO</text:span><text:span text:style-name="T20"> </text:span><text:span text:style-name="T13">NUMERO</text:span><text:span text:style-name="T20"> </text:span><text:span text:style-name="T13">DE</text:span><text:span text:style-name="T20"> </text:span><text:span text:style-name="T13">ENCUESTA]</text:span><text:span text:style-name="T20"> </text:span><text:span text:style-name="T13">[FILTRO</text:span><text:span text:style-name="T20"> </text:span><text:span text:style-name="T13">SITIO</text:span><text:span text:style-name="T20"> </text:span><text:span text:style-name="T13">ENCUESTA</text:span><text:span text:style-name="T20"> </text:span><text:span text:style-name="T13">(P,L,S,O,E)]</text:span></text:p>
        <text:p text:style-name="P38"/>
        <text:p text:style-name="P37"><text:span text:style-name="T13">Donde</text:span><text:span text:style-name="T20"> </text:span><text:span text:style-name="T13">OPCION</text:span><text:span text:style-name="T20"> </text:span><text:span text:style-name="T13">puede</text:span><text:span text:style-name="T20"> </text:span><text:span text:style-name="T13">ser</text:span><text:span text:style-name="T20"> </text:span><text:span text:style-name="T13">una</text:span><text:span text:style-name="T20"> </text:span><text:span text:style-name="T13">de</text:span><text:span text:style-name="T20"> </text:span><text:span text:style-name="T13">las</text:span><text:span text:style-name="T20"> </text:span><text:span text:style-name="T13">siguientes:</text:span></text:p>
        <text:p text:style-name="P38"/>
        <text:p text:style-name="P37"><text:span text:style-name="T13">-c:</text:span><text:span text:style-name="T20"> </text:span><text:span text:style-name="T13">Muestra</text:span><text:span text:style-name="T20"> </text:span><text:span text:style-name="T13">el</text:span><text:span text:style-name="T20"> </text:span><text:span text:style-name="T13">informe</text:span><text:span text:style-name="T20"> </text:span><text:span text:style-name="T13">con</text:span><text:span text:style-name="T20"> </text:span><text:span text:style-name="T13">la</text:span><text:span text:style-name="T20"> </text:span><text:span text:style-name="T13">consulta</text:span><text:span text:style-name="T20"> </text:span><text:span text:style-name="T13">por</text:span><text:span text:style-name="T20"> </text:span><text:span text:style-name="T13">pantalla.</text:span></text:p>
        <text:p text:style-name="P37"><text:span text:style-name="T13">-e:</text:span><text:span text:style-name="T20"> </text:span><text:span text:style-name="T13">Graba</text:span><text:span text:style-name="T20"> </text:span><text:span text:style-name="T13">el</text:span><text:span text:style-name="T20"> </text:span><text:span text:style-name="T13">informe</text:span><text:span text:style-name="T20"> </text:span><text:span text:style-name="T13">con</text:span><text:span text:style-name="T20"> </text:span><text:span text:style-name="T13">la</text:span><text:span text:style-name="T20"> </text:span><text:span text:style-name="T13">consulta</text:span><text:span text:style-name="T20"> </text:span><text:span text:style-name="T13">en</text:span><text:span text:style-name="T20"> </text:span><text:span text:style-name="T13">un</text:span><text:span text:style-name="T20"> </text:span><text:span text:style-name="T13">archivo</text:span><text:span text:style-name="T20"> </text:span><text:span text:style-name="T13">en</text:span><text:span text:style-name="T20"> </text:span><text:span text:style-name="T13">$GRUPO/ya</text:span><text:span text:style-name="T20"> </text:span><text:span text:style-name="T13">cuyo</text:span><text:span text:style-name="T20"> </text:span><text:span text:style-name="T13">nombre</text:span><text:span text:style-name="T20"> </text:span><text:span text:style-name="T13">es</text:span><text:span text:style-name="T20"> </text:span><text:span text:style-name="T13">la</text:span><text:span text:style-name="T20"> </text:span><text:span text:style-name="T13">fecha</text:span><text:span text:style-name="T20"> </text:span><text:span text:style-name="T13">y</text:span><text:span text:style-name="T20"> </text:span><text:span text:style-name="T13">hora</text:span><text:span text:style-name="T20"> </text:span><text:span text:style-name="T13">en</text:span><text:span text:style-name="T20"> </text:span><text:span text:style-name="T13">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efectúa</text:span><text:span text:style-name="T20"> </text:span><text:span text:style-name="T13">la</text:span><text:span text:style-name="T20"> </text:span><text:span text:style-name="T13">misma.</text:span></text:p>
        <text:p text:style-name="P38"/>
        <text:p text:style-name="P37"><text:span text:style-name="T13">Pueden</text:span><text:span text:style-name="T20"> </text:span><text:span text:style-name="T13">seleccionarse</text:span><text:span text:style-name="T20"> </text:span><text:span text:style-name="T13">ambas</text:span><text:span text:style-name="T20"> </text:span><text:span text:style-name="T13">alternativas</text:span><text:span text:style-name="T20"> </text:span><text:span text:style-name="T13">ingresando</text:span><text:span text:style-name="T20"> –</text:span><text:span text:style-name="T13">ce</text:span><text:span text:style-name="T20"> </text:span><text:span text:style-name="T13">o</text:span><text:span text:style-name="T20"> –</text:span><text:span text:style-name="T13">ec.</text:span></text:p>
        <text:p text:style-name="P38"/>
        <text:p text:style-name="P37"><text:span text:style-name="T13">AGRUPAMIENTO</text:span><text:span text:style-name="T20"> </text:span><text:span text:style-name="T13">es</text:span><text:span text:style-name="T20"> </text:span><text:span text:style-name="T13">la</text:span><text:span text:style-name="T20"> </text:span><text:span text:style-name="T13">forma</text:span><text:span text:style-name="T20"> </text:span><text:span text:style-name="T13">en</text:span><text:span text:style-name="T20"> </text:span><text:span text:style-name="T13">la</text:span><text:span text:style-name="T20"> </text:span><text:span text:style-name="T13">cual</text:span><text:span text:style-name="T20"> </text:span><text:span text:style-name="T13">se</text:span><text:span text:style-name="T20"> </text:span><text:span text:style-name="T13">discriminarán</text:span><text:span text:style-name="T20"> </text:span><text:span text:style-name="T13">los</text:span><text:span text:style-name="T20"> </text:span><text:span text:style-name="T13">registros</text:span><text:span text:style-name="T20"> </text:span><text:span text:style-name="T13">que</text:span><text:span text:style-name="T20"> </text:span><text:span text:style-name="T13">aparezcan</text:span><text:span text:style-name="T20"> </text:span><text:span text:style-name="T13">en</text:span><text:span text:style-name="T20"> </text:span><text:span text:style-name="T13">el</text:span><text:span text:style-name="T20"> </text:span><text:span text:style-name="T13">informe.</text:span><text:span text:style-name="T20"> </text:span><text:span text:style-name="T13">Se</text:span><text:span text:style-name="T20"> </text:span><text:span text:style-name="T13">cuenta</text:span><text:span text:style-name="T20"> </text:span><text:span text:style-name="T13">con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opciones:</text:span></text:p>
        <text:p text:style-name="P38"/>
        <text:p text:style-name="P37"><text:span text:style-name="T13">-n:</text:span><text:span text:style-name="T20"> </text:span><text:span text:style-name="T13">Agrupa</text:span><text:span text:style-name="T20"> </text:span><text:span text:style-name="T13">por</text:span><text:span text:style-name="T20"> </text:span><text:span text:style-name="T13">nombre</text:span><text:span text:style-name="T20"> </text:span><text:span text:style-name="T13">de</text:span><text:span text:style-name="T20"> </text:span><text:span text:style-name="T13">encuestador.</text:span></text:p>
        <text:p text:style-name="P37"><text:span text:style-name="T13">-e:</text:span><text:span text:style-name="T20"> </text:span><text:span text:style-name="T13">Agrupa</text:span><text:span text:style-name="T20"> </text:span><text:span text:style-name="T13">los</text:span><text:span text:style-name="T20"> </text:span><text:span text:style-name="T13">registros</text:span><text:span text:style-name="T20"> </text:span><text:span text:style-name="T13">por</text:span><text:span text:style-name="T20"> </text:span><text:span text:style-name="T13">número</text:span><text:span text:style-name="T20"> </text:span><text:span text:style-name="T13">de</text:span><text:span text:style-name="T20"> </text:span><text:span text:style-name="T13">encuesta.</text:span></text:p>
        <text:p text:style-name="P37"><text:span text:style-name="T13">-c:</text:span><text:span text:style-name="T20"> </text:span><text:span text:style-name="T13">Agrupa</text:span><text:span text:style-name="T20"> </text:span><text:span text:style-name="T13">por</text:span><text:span text:style-name="T20"> </text:span><text:span text:style-name="T13">código</text:span><text:span text:style-name="T20"> </text:span><text:span text:style-name="T13">de</text:span><text:span text:style-name="T20"> </text:span><text:span text:style-name="T13">encuesta.</text:span></text:p>
        <text:p text:style-name="P37"><text:span text:style-name="T13">-s:</text:span><text:span text:style-name="T20"> </text:span><text:span text:style-name="T13">Agrupa</text:span><text:span text:style-name="T20"> </text:span><text:span text:style-name="T13">por</text:span><text:span text:style-name="T20"> </text:span><text:span text:style-name="T13">sitio</text:span><text:span text:style-name="T20"> </text:span><text:span text:style-name="T13">donde</text:span><text:span text:style-name="T20"> </text:span><text:span text:style-name="T13">se</text:span><text:span text:style-name="T20"> </text:span><text:span text:style-name="T13">realizó</text:span><text:span text:style-name="T20"> </text:span><text:span text:style-name="T13">la</text:span><text:span text:style-name="T20"> </text:span><text:span text:style-name="T13">encuesta.</text:span></text:p>
        <text:p text:style-name="P38"/>
        <text:p text:style-name="P37"><text:span text:style-name="T13">Se</text:span><text:span text:style-name="T20"> </text:span><text:span text:style-name="T13">puede</text:span><text:span text:style-name="T20"> </text:span><text:span text:style-name="T13">agrupar</text:span><text:span text:style-name="T20"> </text:span><text:span text:style-name="T13">por</text:span><text:span text:style-name="T20"> </text:span><text:span text:style-name="T13">varios</text:span><text:span text:style-name="T20"> </text:span><text:span text:style-name="T13">criterios</text:span><text:span text:style-name="T20"> </text:span><text:span text:style-name="T13">escribiendo</text:span><text:span text:style-name="T20"> </text:span><text:span text:style-name="T13">guión</text:span><text:span text:style-name="T20"> </text:span><text:span text:style-name="T13">y</text:span><text:span text:style-name="T20"> </text:span><text:span text:style-name="T13">a</text:span><text:span text:style-name="T20"> </text:span><text:span text:style-name="T13">continuación</text:span><text:span text:style-name="T20"> </text:span><text:span text:style-name="T13">una</text:span><text:span text:style-name="T20"> </text:span><text:span text:style-name="T13">combinación</text:span><text:span text:style-name="T20"> </text:span><text:span text:style-name="T13">de</text:span><text:span text:style-name="T20"> </text:span><text:span text:style-name="T13">opciones</text:span><text:span text:style-name="T20"> </text:span><text:span text:style-name="T13">de</text:span><text:span text:style-name="T20"> </text:span><text:span text:style-name="T13">agrupamiento.</text:span><text:span text:style-name="T20"> </text:span><text:span text:style-name="T13">Asi,</text:span><text:span text:style-name="T20"> “</text:span><text:span text:style-name="T13">-ns</text:span><text:span text:style-name="T20">” </text:span><text:span text:style-name="T13">agrupa</text:span><text:span text:style-name="T20"> </text:span><text:span text:style-name="T13">los</text:span><text:span text:style-name="T20"> </text:span><text:span text:style-name="T13">registros</text:span><text:span text:style-name="T20"> </text:span><text:span text:style-name="T13">por</text:span><text:span text:style-name="T20"> </text:span><text:span text:style-name="T13">nombre</text:span><text:span text:style-name="T20"> </text:span><text:span text:style-name="T13">de</text:span><text:span text:style-name="T20"> </text:span><text:span text:style-name="T13">encuestador</text:span><text:span text:style-name="T20"> </text:span><text:span text:style-name="T13">y</text:span><text:span text:style-name="T20"> </text:span><text:span text:style-name="T13">código</text:span><text:span text:style-name="T20"> </text:span><text:span text:style-name="T13">de</text:span><text:span text:style-name="T20"> </text:span><text:span text:style-name="T13">encuesta</text:span><text:span text:style-name="T20"> </text:span><text:span text:style-name="T13">simultáneamente.</text:span></text:p>
        <text:p text:style-name="P38"/>
        <text:p text:style-name="P37"><text:span text:style-name="T13">Los</text:span><text:span text:style-name="T20"> </text:span><text:span text:style-name="T13">FILTROS</text:span><text:span text:style-name="T20"> </text:span><text:span text:style-name="T13">de</text:span><text:span text:style-name="T20"> </text:span><text:span text:style-name="T13">distintos</text:span><text:span text:style-name="T20"> </text:span><text:span text:style-name="T13">tipos</text:span><text:span text:style-name="T20"> </text:span><text:span text:style-name="T13">indican</text:span><text:span text:style-name="T20"> </text:span><text:span text:style-name="T13">cuáles</text:span><text:span text:style-name="T20"> </text:span><text:span text:style-name="T13">registros</text:span><text:span text:style-name="T20"> </text:span><text:span text:style-name="T13">serán</text:span><text:span text:style-name="T20"> </text:span><text:span text:style-name="T13">contabilizados</text:span><text:span text:style-name="T20"> </text:span><text:span text:style-name="T13">en</text:span><text:span text:style-name="T20"> </text:span><text:span text:style-name="T13">el</text:span><text:span text:style-name="T20"> </text:span><text:span text:style-name="T13">informe.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que</text:span><text:span text:style-name="T20"> </text:span><text:span text:style-name="T13">se</text:span><text:span text:style-name="T20"> </text:span><text:span text:style-name="T13">quieran</text:span><text:span text:style-name="T20"> </text:span><text:span text:style-name="T13">ingresar</text:span><text:span text:style-name="T20"> </text:span><text:span text:style-name="T13">múltiples</text:span><text:span text:style-name="T20"> </text:span><text:span text:style-name="T13">criterios</text:span><text:span text:style-name="T20"> </text:span><text:span text:style-name="T13">para</text:span><text:span text:style-name="T20"> </text:span><text:span text:style-name="T13">un</text:span><text:span text:style-name="T20"> </text:span><text:span text:style-name="T13">tipo</text:span><text:span text:style-name="T20"> </text:span><text:span text:style-name="T13">de</text:span><text:span text:style-name="T20"> </text:span><text:span text:style-name="T13">filtro</text:span><text:span text:style-name="T20"> </text:span><text:span text:style-name="T13">en</text:span><text:span text:style-name="T20"> </text:span><text:span text:style-name="T13">particular,</text:span><text:span text:style-name="T20"> </text:span><text:span text:style-name="T13">se</text:span><text:span text:style-name="T20"> </text:span><text:span text:style-name="T13">requiere</text:span><text:span text:style-name="T20"> </text:span><text:span text:style-name="T13">separarlos</text:span><text:span text:style-name="T20"> </text:span><text:span text:style-name="T13">mediante</text:span><text:span text:style-name="T20"> </text:span><text:span text:style-name="T13">punto</text:span><text:span text:style-name="T20"> </text:span><text:span text:style-name="T13">y</text:span><text:span text:style-name="T20"> </text:span><text:span text:style-name="T13">coma</text:span><text:span text:style-name="T20"> </text:span><text:span text:style-name="T13">y</text:span><text:span text:style-name="T20"> </text:span><text:span text:style-name="T13">agrupar</text:span><text:span text:style-name="T20"> </text:span><text:span text:style-name="T13">toda</text:span><text:span text:style-name="T20"> </text:span><text:span text:style-name="T13">la</text:span><text:span text:style-name="T20"> </text:span><text:span text:style-name="T13">expresión</text:span><text:span text:style-name="T20"> </text:span><text:span text:style-name="T13">con</text:span><text:span text:style-name="T20"> </text:span><text:span text:style-name="T13">comillas.</text:span><text:span text:style-name="T20"> </text:span><text:span text:style-name="T13">Así,</text:span><text:span text:style-name="T20"> </text:span><text:span text:style-name="T13">para</text:span><text:span text:style-name="T20"> </text:span><text:span text:style-name="T13">consultar</text:span><text:span text:style-name="T20"> </text:span><text:span text:style-name="T13">las</text:span><text:span text:style-name="T20"> </text:span><text:span text:style-name="T13">encuestas</text:span><text:span text:style-name="T20"> </text:span><text:span text:style-name="T13">realizadas</text:span><text:span text:style-name="T20"> </text:span><text:span text:style-name="T13">por</text:span><text:span text:style-name="T20"> </text:span><text:span text:style-name="T13">Juan</text:span><text:span text:style-name="T20"> </text:span><text:span text:style-name="T13">y</text:span><text:span text:style-name="T20"> </text:span><text:span text:style-name="T13">Laura,</text:span><text:span text:style-name="T20"> </text:span><text:span text:style-name="T13">en</text:span><text:span text:style-name="T20"> </text:span><text:span text:style-name="T13">FILTRO</text:span><text:span text:style-name="T20"> </text:span><text:span text:style-name="T13">ENCUESTADOR</text:span><text:span text:style-name="T20"> </text:span><text:span text:style-name="T13">se</text:span><text:span text:style-name="T20"> </text:span><text:span text:style-name="T13">deberá</text:span><text:span text:style-name="T20"> </text:span><text:span text:style-name="T13">escribir</text:span><text:span text:style-name="T20"> “</text:span><text:span text:style-name="T13">Juan;Maria</text:span><text:span text:style-name="T20">”</text:span><text:span text:style-name="T13">.</text:span></text:p>
        <text:p text:style-name="P37"><text:span text:style-name="T13">A</text:span><text:span text:style-name="T20"> </text:span><text:span text:style-name="T13">esto</text:span><text:span text:style-name="T20"> </text:span><text:span text:style-name="T13">se</text:span><text:span text:style-name="T20"> </text:span><text:span text:style-name="T13">le</text:span><text:span text:style-name="T20"> </text:span><text:span text:style-name="T13">suman</text:span><text:span text:style-name="T20"> </text:span><text:span text:style-name="T13">algunos</text:span><text:span text:style-name="T20"> </text:span><text:span text:style-name="T13">filtros</text:span><text:span text:style-name="T20"> </text:span><text:span text:style-name="T13">particulares.</text:span><text:span text:style-name="T20"> </text:span><text:span text:style-name="T13">El</text:span><text:span text:style-name="T20"> “</text:span><text:span text:style-name="T13">*</text:span><text:span text:style-name="T20">”</text:span><text:span text:style-name="T13">,</text:span><text:span text:style-name="T20"> </text:span><text:span text:style-name="T13">que</text:span><text:span text:style-name="T20"> </text:span><text:span text:style-name="T13">se</text:span><text:span text:style-name="T20"> </text:span><text:span text:style-name="T13">puede</text:span><text:span text:style-name="T20"> </text:span><text:span text:style-name="T13">utilizar</text:span><text:span text:style-name="T20"> </text:span><text:span text:style-name="T13">en</text:span><text:span text:style-name="T20"> </text:span><text:span text:style-name="T13">cualquiera</text:span><text:span text:style-name="T20"> </text:span><text:span text:style-name="T13">de</text:span><text:span text:style-name="T20"> </text:span><text:span text:style-name="T13">los</text:span><text:span text:style-name="T20"> </text:span><text:span text:style-name="T13">filtros,</text:span><text:span text:style-name="T20"> </text:span><text:span text:style-name="T13">equivale</text:span><text:span text:style-name="T20"> </text:span><text:span text:style-name="T13">a</text:span><text:span text:style-name="T20"> </text:span><text:span text:style-name="T13">comodín,</text:span><text:span text:style-name="T20"> </text:span><text:span text:style-name="T13">y</text:span><text:span text:style-name="T20"> </text:span><text:span text:style-name="T13">como</text:span><text:span text:style-name="T20"> </text:span><text:span text:style-name="T13">tal</text:span><text:span text:style-name="T20"> </text:span><text:span text:style-name="T13">no</text:span><text:span text:style-name="T20"> </text:span><text:span text:style-name="T13">filtrara</text:span><text:span text:style-name="T20"> </text:span><text:span text:style-name="T13">ningún</text:span><text:span text:style-name="T20"> </text:span><text:span text:style-name="T13">registro.</text:span><text:span text:style-name="T20"> </text:span><text:span text:style-name="T13">Es</text:span><text:span text:style-name="T20"> </text:span><text:span text:style-name="T13">importante</text:span><text:span text:style-name="T20"> </text:span><text:span text:style-name="T13">destacar</text:span><text:span text:style-name="T20"> </text:span><text:span text:style-name="T13">que</text:span><text:span text:style-name="T20"> </text:span><text:span text:style-name="T13">necesariamente</text:span><text:span text:style-name="T20"> </text:span><text:span text:style-name="T13">deberá</text:span><text:span text:style-name="T20"> </text:span><text:span text:style-name="T13">estar</text:span><text:span text:style-name="T20"> </text:span><text:span text:style-name="T13">encerrado</text:span><text:span text:style-name="T20"> </text:span><text:span text:style-name="T13">entre</text:span><text:span text:style-name="T20"> </text:span><text:span text:style-name="T13">comillas</text:span><text:span text:style-name="T20"> </text:span><text:span text:style-name="T13">para</text:span><text:span text:style-name="T20"> </text:span><text:span text:style-name="T13">prevenir</text:span><text:span text:style-name="T20"> </text:span><text:span text:style-name="T13">expansiones</text:span><text:span text:style-name="T20"> </text:span><text:span text:style-name="T13">del</text:span><text:span text:style-name="T20"> </text:span><text:span text:style-name="T13">término</text:span><text:span text:style-name="T20"> </text:span><text:span text:style-name="T13">indeseadas</text:span><text:span text:style-name="T20"> </text:span><text:span text:style-name="T13">por</text:span><text:span text:style-name="T20"> </text:span><text:span text:style-name="T13">parte</text:span><text:span text:style-name="T20"> </text:span><text:span text:style-name="T13">del</text:span><text:span text:style-name="T20"> </text:span><text:span text:style-name="T13">Shell.</text:span></text:p>
        <text:p text:style-name="P37"><text:soft-page-break/><text:span text:style-name="T13">Además</text:span><text:span text:style-name="T20"> </text:span><text:span text:style-name="T13">se</text:span><text:span text:style-name="T20"> </text:span><text:span text:style-name="T13">cuenta</text:span><text:span text:style-name="T20"> </text:span><text:span text:style-name="T13">con</text:span><text:span text:style-name="T20"> </text:span><text:span text:style-name="T13">la</text:span><text:span text:style-name="T20"> </text:span><text:span text:style-name="T13">estructura</text:span><text:span text:style-name="T20"> “</text:span><text:span text:style-name="T13">[INICIO..FIN]</text:span><text:span text:style-name="T20">”</text:span><text:span text:style-name="T13">,</text:span><text:span text:style-name="T20"> </text:span><text:span text:style-name="T13">utilizable</text:span><text:span text:style-name="T20"> </text:span><text:span text:style-name="T13">únicamente</text:span><text:span text:style-name="T20"> </text:span><text:span text:style-name="T13">en</text:span><text:span text:style-name="T20"> </text:span><text:span text:style-name="T13">los</text:span><text:span text:style-name="T20"> </text:span><text:span text:style-name="T13">filtros</text:span><text:span text:style-name="T20"> </text:span><text:span text:style-name="T13">de</text:span><text:span text:style-name="T20"> </text:span><text:span text:style-name="T13">CODIGO</text:span><text:span text:style-name="T20"> </text:span><text:span text:style-name="T13">y</text:span><text:span text:style-name="T20"> </text:span><text:span text:style-name="T13">NUMERO</text:span><text:span text:style-name="T20"> </text:span><text:span text:style-name="T13">DE</text:span><text:span text:style-name="T20"> </text:span><text:span text:style-name="T13">ENCUESTA,</text:span><text:span text:style-name="T20"> </text:span><text:span text:style-name="T13">que</text:span><text:span text:style-name="T20"> </text:span><text:span text:style-name="T13">selecciona</text:span><text:span text:style-name="T20"> </text:span><text:span text:style-name="T13">aquellos</text:span><text:span text:style-name="T20"> </text:span><text:span text:style-name="T13">registros</text:span><text:span text:style-name="T20"> </text:span><text:span text:style-name="T13">que</text:span><text:span text:style-name="T20"> </text:span><text:span text:style-name="T13">estén</text:span><text:span text:style-name="T20"> </text:span><text:span text:style-name="T13">en</text:span><text:span text:style-name="T20"> </text:span><text:span text:style-name="T13">el</text:span><text:span text:style-name="T20"> </text:span><text:span text:style-name="T13">rango</text:span><text:span text:style-name="T20"> </text:span><text:span text:style-name="T13">determinado</text:span><text:span text:style-name="T20"> </text:span><text:span text:style-name="T13">entre</text:span><text:span text:style-name="T20"> </text:span><text:span text:style-name="T13">INICIO</text:span><text:span text:style-name="T20"> </text:span><text:span text:style-name="T13">y</text:span><text:span text:style-name="T20"> </text:span><text:span text:style-name="T13">FIN.</text:span><text:span text:style-name="T20"> </text:span><text:span text:style-name="T13">Por</text:span><text:span text:style-name="T20"> </text:span><text:span text:style-name="T13">ejemplo,</text:span><text:span text:style-name="T20"> </text:span><text:span text:style-name="T13">utilizar</text:span><text:span text:style-name="T20"> “</text:span><text:span text:style-name="T13">[E01..E03]</text:span><text:span text:style-name="T20">” </text:span><text:span text:style-name="T13">en</text:span><text:span text:style-name="T20"> </text:span><text:span text:style-name="T13">FILTRO</text:span><text:span text:style-name="T20"> </text:span><text:span text:style-name="T13">CODIGO</text:span><text:span text:style-name="T20"> </text:span><text:span text:style-name="T13">DE</text:span><text:span text:style-name="T20"> </text:span><text:span text:style-name="T13">ENCUESTA</text:span><text:span text:style-name="T20"> </text:span><text:span text:style-name="T13">seleccionara</text:span><text:span text:style-name="T20"> </text:span><text:span text:style-name="T13">las</text:span><text:span text:style-name="T20"> </text:span><text:span text:style-name="T13">encuestas</text:span><text:span text:style-name="T20"> </text:span><text:span text:style-name="T13">E01,</text:span><text:span text:style-name="T20"> </text:span><text:span text:style-name="T13">E02</text:span><text:span text:style-name="T20"> </text:span><text:span text:style-name="T13">y</text:span><text:span text:style-name="T20"> </text:span><text:span text:style-name="T13">E03.</text:span></text:p>
        <text:p text:style-name="P38"/>
        <text:p text:style-name="P37"><text:span text:style-name="T13">Por</text:span><text:span text:style-name="T20"> </text:span><text:span text:style-name="T13">otro</text:span><text:span text:style-name="T20"> </text:span><text:span text:style-name="T13">lado,</text:span><text:span text:style-name="T20"> </text:span><text:span text:style-name="T13">también</text:span><text:span text:style-name="T20"> </text:span><text:span text:style-name="T13">se</text:span><text:span text:style-name="T20"> </text:span><text:span text:style-name="T13">pueden</text:span><text:span text:style-name="T20"> </text:span><text:span text:style-name="T13">ingresar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opciones:</text:span></text:p>
        <text:p text:style-name="P38"/>
        <text:p text:style-name="P37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7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8"/>
        <text:p text:style-name="P37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8"/>
        <text:p text:style-name="P37"><text:span text:style-name="T13">listarC</text:span><text:span text:style-name="T20"> –</text:span><text:span text:style-name="T13">ce</text:span><text:span text:style-name="T20"> –</text:span><text:span text:style-name="T13">n</text:span><text:span text:style-name="T20"> “</text:span><text:span text:style-name="T13">*</text:span><text:span text:style-name="T20">” “</text:span><text:span text:style-name="T13">*</text:span><text:span text:style-name="T20">” “</text:span><text:span text:style-name="T13">*</text:span><text:span text:style-name="T20">” “</text:span><text:span text:style-name="T13">*</text:span><text:span text:style-name="T20">”</text:span></text:p>
        <text:p text:style-name="P38"/>
        <text:p text:style-name="P37"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y</text:span><text:span text:style-name="T20"> </text:span><text:span text:style-name="T13">escribe</text:span><text:span text:style-name="T20"> </text:span><text:span text:style-name="T13">en</text:span><text:span text:style-name="T20"> </text:span><text:span text:style-name="T13">un</text:span><text:span text:style-name="T20"> </text:span><text:span text:style-name="T13">archivo</text:span><text:span text:style-name="T20"> </text:span><text:span text:style-name="T13">la</text:span><text:span text:style-name="T20"> </text:span><text:span text:style-name="T13">calificación</text:span><text:span text:style-name="T20"> </text:span><text:span text:style-name="T13">de</text:span><text:span text:style-name="T20"> </text:span><text:span text:style-name="T13">todas</text:span><text:span text:style-name="T20"> </text:span><text:span text:style-name="T13">las</text:span><text:span text:style-name="T20"> </text:span><text:span text:style-name="T13">encuestas,</text:span><text:span text:style-name="T20"> </text:span><text:span text:style-name="T13">agrupadas</text:span><text:span text:style-name="T20"> </text:span><text:span text:style-name="T13">por</text:span><text:span text:style-name="T20"> </text:span><text:span text:style-name="T13">nombre</text:span><text:span text:style-name="T20"> </text:span><text:span text:style-name="T13">de</text:span><text:span text:style-name="T20"> </text:span><text:span text:style-name="T13">encuestador.</text:span></text:p>
        <text:p text:style-name="P38"/>
        <text:p text:style-name="P37"><text:span text:style-name="T13">listarC</text:span><text:span text:style-name="T20"> –</text:span><text:span text:style-name="T13">c</text:span><text:span text:style-name="T20"> –</text:span><text:span text:style-name="T13">ns</text:span><text:span text:style-name="T20"> “</text:span><text:span text:style-name="T13">*</text:span><text:span text:style-name="T20">” “</text:span><text:span text:style-name="T13">*</text:span><text:span text:style-name="T20">” “</text:span><text:span text:style-name="T13">[1..100]</text:span><text:span text:style-name="T20">” “</text:span><text:span text:style-name="T13">*</text:span><text:span text:style-name="T20">”</text:span></text:p>
        <text:p text:style-name="P38"/>
        <text:p text:style-name="P37"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la</text:span><text:span text:style-name="T20"> </text:span><text:span text:style-name="T13">calificación</text:span><text:span text:style-name="T20"> </text:span><text:span text:style-name="T13">de</text:span><text:span text:style-name="T20"> </text:span><text:span text:style-name="T13">las</text:span><text:span text:style-name="T20"> </text:span><text:span text:style-name="T13">encuestas</text:span><text:span text:style-name="T20"> </text:span><text:span text:style-name="T13">cuyo</text:span><text:span text:style-name="T20"> </text:span><text:span text:style-name="T13">número</text:span><text:span text:style-name="T20"> </text:span><text:span text:style-name="T13">este</text:span><text:span text:style-name="T20"> </text:span><text:span text:style-name="T13">entre</text:span><text:span text:style-name="T20"> </text:span><text:span text:style-name="T13">1</text:span><text:span text:style-name="T20"> </text:span><text:span text:style-name="T13">y</text:span><text:span text:style-name="T20"> </text:span><text:span text:style-name="T13">100,</text:span><text:span text:style-name="T20"> </text:span><text:span text:style-name="T13">agrupadas</text:span><text:span text:style-name="T20"> </text:span><text:span text:style-name="T13">por</text:span><text:span text:style-name="T20"> </text:span><text:span text:style-name="T13">nombre</text:span><text:span text:style-name="T20"> </text:span><text:span text:style-name="T13">de</text:span><text:span text:style-name="T20"> </text:span><text:span text:style-name="T13">encuestador</text:span><text:span text:style-name="T20"> </text:span><text:span text:style-name="T13">y</text:span><text:span text:style-name="T20"> </text:span><text:span text:style-name="T13">sitio</text:span><text:span text:style-name="T20"> </text:span><text:span text:style-name="T13">de</text:span><text:span text:style-name="T20"> </text:span><text:span text:style-name="T13">encuesta</text:span><text:span text:style-name="T20"> </text:span><text:span text:style-name="T13">simultáneamente.</text:span></text:p>
        <text:p text:style-name="P38"/>
        <text:p text:style-name="P37"><text:span text:style-name="T13">listarC</text:span><text:span text:style-name="T20"> –</text:span><text:span text:style-name="T13">e</text:span><text:span text:style-name="T20"> –</text:span><text:span text:style-name="T13">n</text:span><text:span text:style-name="T20"> “</text:span><text:span text:style-name="T13">Juan</text:span><text:span text:style-name="T20">” “</text:span><text:span text:style-name="T13">*</text:span><text:span text:style-name="T20">” “</text:span><text:span text:style-name="T13">*</text:span><text:span text:style-name="T20">” “</text:span><text:span text:style-name="T13">P;L</text:span><text:span text:style-name="T20">”</text:span></text:p>
        <text:p text:style-name="P38"/>
        <text:p text:style-name="P37"><text:span text:style-name="T39">Escribe</text:span><text:span text:style-name="T40"> </text:span><text:span text:style-name="T39">en</text:span><text:span text:style-name="T40"> </text:span><text:span text:style-name="T39">un</text:span><text:span text:style-name="T40"> </text:span><text:span text:style-name="T39">archivo</text:span><text:span text:style-name="T40"> </text:span><text:span text:style-name="T39">la</text:span><text:span text:style-name="T40"> </text:span><text:span text:style-name="T39">calificación</text:span><text:span text:style-name="T40"> </text:span><text:span text:style-name="T39">de</text:span><text:span text:style-name="T40"> </text:span><text:span text:style-name="T39">todas</text:span><text:span text:style-name="T40"> </text:span><text:span text:style-name="T39">las</text:span><text:span text:style-name="T40"> </text:span><text:span text:style-name="T39">encuestas</text:span><text:span text:style-name="T40"> </text:span><text:span text:style-name="T39">realizadas</text:span><text:span text:style-name="T40"> </text:span><text:span text:style-name="T39">por</text:span><text:span text:style-name="T40"> </text:span><text:span text:style-name="T39">Juan</text:span><text:span text:style-name="T40"> </text:span><text:span text:style-name="T39">en</text:span><text:span text:style-name="T40"> </text:span><text:span text:style-name="T39">los</text:span><text:span text:style-name="T40"> </text:span><text:span text:style-name="T39">sitios</text:span><text:span text:style-name="T40"> </text:span><text:span text:style-name="T39">Particular</text:span><text:span text:style-name="T40"> </text:span><text:span text:style-name="T39">y</text:span><text:span text:style-name="T40"> </text:span><text:span text:style-name="T39">Laboral.</text:span></text:p>
        <text:p text:style-name="P40"/>
        <text:p text:style-name="P40"/>
        <text:h text:style-name="P102" text:outline-level="2">moverC</text:h>
        <text:p text:style-name="P40"/>
        <text:p text:style-name="P40"/>
        <text:p text:style-name="P37"><text:span text:style-name="T13">Mueve</text:span><text:span text:style-name="T20"> </text:span><text:span text:style-name="T13">archivos</text:span><text:span text:style-name="T20"> </text:span><text:span text:style-name="T13">al</text:span><text:span text:style-name="T20"> </text:span><text:span text:style-name="T13">directorio</text:span><text:span text:style-name="T20"> </text:span><text:span text:style-name="T13">indicado</text:span><text:span text:style-name="T20"> </text:span><text:span text:style-name="T13">evitando</text:span><text:span text:style-name="T20"> </text:span><text:span text:style-name="T13">la</text:span><text:span text:style-name="T20"> </text:span><text:span text:style-name="T13">perdida</text:span><text:span text:style-name="T20"> </text:span><text:span text:style-name="T13">de</text:span><text:span text:style-name="T20"> </text:span><text:span text:style-name="T13">datos</text:span><text:span text:style-name="T20"> </text:span><text:span text:style-name="T13">en</text:span><text:span text:style-name="T20"> </text:span><text:span text:style-name="T13">caso</text:span><text:span text:style-name="T20"> </text:span><text:span text:style-name="T13">de</text:span><text:span text:style-name="T20"> </text:span><text:span text:style-name="T13">archivos</text:span><text:span text:style-name="T20"> </text:span><text:span text:style-name="T13">duplicados.</text:span></text:p>
        <text:p text:style-name="P38"/>
        <text:p text:style-name="P39">Archivos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8"/>
        <text:p text:style-name="P37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formas:</text:span></text:p>
        <text:p text:style-name="P38"/>
        <text:p text:style-name="P41"><text:span text:style-name="T13">MoverC</text:span><text:span text:style-name="T20"> </text:span><text:span text:style-name="T13">&lt;ARCHIVO&gt;</text:span><text:span text:style-name="T20"> </text:span><text:span text:style-name="T13">&lt;DIRECTORIO&gt;</text:span></text:p>
        <text:p text:style-name="P38"/>
        <text:p text:style-name="P37"><text:span text:style-name="T13">Donde</text:span><text:span text:style-name="T20"> </text:span><text:span text:style-name="T13">ARCHIVO</text:span><text:span text:style-name="T20"> </text:span><text:span text:style-name="T13">es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qu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mover</text:span><text:span text:style-name="T20"> </text:span><text:span text:style-name="T13">y</text:span><text:span text:style-name="T20"> </text:span><text:span text:style-name="T13">DIRECTORIO</text:span><text:span text:style-name="T20"> </text:span><text:span text:style-name="T13">es</text:span><text:span text:style-name="T20"> </text:span><text:span text:style-name="T13">el</text:span><text:span text:style-name="T20"> </text:span><text:span text:style-name="T13">directorio</text:span><text:span text:style-name="T20"> </text:span><text:span text:style-name="T13">a</text:span><text:span text:style-name="T20"> </text:span><text:span text:style-name="T13">dond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mover</text:span><text:span text:style-name="T20"> </text:span><text:span text:style-name="T13">el</text:span><text:span text:style-name="T20"> </text:span><text:span text:style-name="T13">archivo.</text:span></text:p>
        <text:p text:style-name="P38"/>
        <text:p text:style-name="P41"><text:span text:style-name="T13">MoverC</text:span><text:span text:style-name="T20"> </text:span><text:span text:style-name="T13">&lt;ARCHIVO&gt;</text:span><text:span text:style-name="T20"> </text:span><text:span text:style-name="T13">&lt;DIRECTORIO&gt;</text:span><text:span text:style-name="T20"> </text:span><text:span text:style-name="T13">&lt;COMANDO&gt;</text:span></text:p>
        <text:p text:style-name="P38"/>
        <text:p text:style-name="P37"><text:span text:style-name="T13">Donde</text:span><text:span text:style-name="T20"> </text:span><text:span text:style-name="T13">ARCHIVO</text:span><text:span text:style-name="T20"> </text:span><text:span text:style-name="T13">es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qu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mover</text:span><text:span text:style-name="T20"> </text:span><text:span text:style-name="T13">y</text:span><text:span text:style-name="T20"> </text:span><text:span text:style-name="T13">DIRECTORIO</text:span><text:span text:style-name="T20"> </text:span><text:span text:style-name="T13">es</text:span><text:span text:style-name="T20"> </text:span><text:span text:style-name="T13">el</text:span><text:span text:style-name="T20"> </text:span><text:span text:style-name="T13">directorio</text:span><text:span text:style-name="T20"> </text:span><text:span text:style-name="T13">a</text:span><text:span text:style-name="T20"> </text:span><text:span text:style-name="T13">dond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mover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y</text:span><text:span text:style-name="T20"> </text:span><text:span text:style-name="T13">COMANDO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que</text:span><text:span text:style-name="T20"> </text:span><text:span text:style-name="T13">lo</text:span><text:span text:style-name="T20"> </text:span><text:span text:style-name="T13">invoca.</text:span></text:p>
        <text:p text:style-name="P38"/>
        <text:p text:style-name="P41"><text:span text:style-name="T13">MoverC</text:span><text:span text:style-name="T20"> </text:span><text:span text:style-name="T13">[OPCION]</text:span></text:p>
        <text:p text:style-name="P37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8"><text:soft-page-break/></text:p>
        <text:p text:style-name="P38"/>
        <text:p text:style-name="P39">Ejemplos</text:p>
        <text:p text:style-name="P38"/>
        <text:p text:style-name="P37"><text:span text:style-name="T13">MoverC</text:span><text:span text:style-name="T20"> </text:span><text:span text:style-name="T13">archivo.txt</text:span><text:span text:style-name="T20"> </text:span><text:span text:style-name="T13">direccion/destino</text:span><text:span text:style-name="T20"> </text:span><text:span text:style-name="T13">detectarC</text:span></text:p>
        <text:p text:style-name="P38"/>
        <text:p text:style-name="P37"><text:span text:style-name="T13">Se</text:span><text:span text:style-name="T20"> </text:span><text:span text:style-name="T13">mueve</text:span><text:span text:style-name="T20"> </text:span><text:span text:style-name="T13">el</text:span><text:span text:style-name="T20"> </text:span><text:span text:style-name="T13">archivo</text:span><text:span text:style-name="T20"> “</text:span><text:span text:style-name="T13">archivo.txt</text:span><text:span text:style-name="T20">” </text:span><text:span text:style-name="T13">al</text:span><text:span text:style-name="T20"> </text:span><text:span text:style-name="T13">directorio</text:span><text:span text:style-name="T20"> </text:span><text:span text:style-name="T13">relativo</text:span><text:span text:style-name="T20"> “</text:span><text:span text:style-name="T13">direccion/destino</text:span><text:span text:style-name="T20">” </text:span><text:span text:style-name="T13">en</text:span><text:span text:style-name="T20"> </text:span><text:span text:style-name="T13">caso</text:span><text:span text:style-name="T20"> </text:span><text:span text:style-name="T13">de</text:span><text:span text:style-name="T20"> </text:span><text:span text:style-name="T13">que</text:span><text:span text:style-name="T20"> </text:span><text:span text:style-name="T13">no</text:span><text:span text:style-name="T20"> </text:span><text:span text:style-name="T13">exista</text:span><text:span text:style-name="T20"> </text:span><text:span text:style-name="T13">un</text:span><text:span text:style-name="T20"> </text:span><text:span text:style-name="T13">archivo</text:span><text:span text:style-name="T20"> </text:span><text:span text:style-name="T13">con</text:span><text:span text:style-name="T20"> </text:span><text:span text:style-name="T13">dicho</text:span><text:span text:style-name="T20"> </text:span><text:span text:style-name="T13">nombre</text:span><text:span text:style-name="T20"> </text:span><text:span text:style-name="T13">en</text:span><text:span text:style-name="T20"> </text:span><text:span text:style-name="T13">el</text:span><text:span text:style-name="T20"> </text:span><text:span text:style-name="T13">directorio.</text:span><text:span text:style-name="T20"> </text:span><text:span text:style-name="T13">En</text:span><text:span text:style-name="T20"> </text:span><text:span text:style-name="T13">caso</text:span><text:span text:style-name="T20"> </text:span><text:span text:style-name="T13">contrario</text:span><text:span text:style-name="T20"> </text:span><text:span text:style-name="T13">lo</text:span><text:span text:style-name="T20"> </text:span><text:span text:style-name="T13">mueve</text:span><text:span text:style-name="T20"> </text:span><text:span text:style-name="T13">a</text:span><text:span text:style-name="T20"> “</text:span><text:span text:style-name="T13">direccion/destino/DUP</text:span><text:span text:style-name="T20">” </text:span><text:span text:style-name="T13">bajo</text:span><text:span text:style-name="T20"> </text:span><text:span text:style-name="T13">el</text:span><text:span text:style-name="T20"> </text:span><text:span text:style-name="T13">mismo</text:span><text:span text:style-name="T20"> </text:span><text:span text:style-name="T13">nombre</text:span><text:span text:style-name="T20"> </text:span><text:span text:style-name="T13">si</text:span><text:span text:style-name="T20"> </text:span><text:span text:style-name="T13">se</text:span><text:span text:style-name="T20"> </text:span><text:span text:style-name="T13">encuentra</text:span><text:span text:style-name="T20"> </text:span><text:span text:style-name="T13">disponible</text:span><text:span text:style-name="T20"> </text:span><text:span text:style-name="T13">o</text:span><text:span text:style-name="T20"> </text:span><text:span text:style-name="T13">agregando</text:span><text:span text:style-name="T20"> </text:span><text:span text:style-name="T13">una</text:span><text:span text:style-name="T20"> </text:span><text:span text:style-name="T13">extensión</text:span><text:span text:style-name="T20"> </text:span><text:span text:style-name="T13">al</text:span><text:span text:style-name="T20"> </text:span><text:span text:style-name="T13">archivo.</text:span><text:span text:style-name="T20"> </text:span><text:span text:style-name="T13">Se</text:span><text:span text:style-name="T20"> </text:span><text:span text:style-name="T13">escribe</text:span><text:span text:style-name="T20"> </text:span><text:span text:style-name="T13">un</text:span><text:span text:style-name="T20"> </text:span><text:span text:style-name="T13">log</text:span><text:span text:style-name="T20"> </text:span><text:span text:style-name="T13">donde</text:span><text:span text:style-name="T20"> </text:span><text:span text:style-name="T13">queda</text:span><text:span text:style-name="T20"> </text:span><text:span text:style-name="T13">asentado</text:span><text:span text:style-name="T20"> </text:span><text:span text:style-name="T13">que</text:span><text:span text:style-name="T20"> </text:span><text:span text:style-name="T13">el</text:span><text:span text:style-name="T20"> </text:span><text:span text:style-name="T13">comando</text:span><text:span text:style-name="T20"> “</text:span><text:span text:style-name="T13">detectarC</text:span><text:span text:style-name="T20">” </text:span><text:span text:style-name="T13">fue</text:span><text:span text:style-name="T20"> </text:span><text:span text:style-name="T13">el</text:span><text:span text:style-name="T20"> </text:span><text:span text:style-name="T13">comando</text:span><text:span text:style-name="T20"> </text:span><text:span text:style-name="T13">invocador.</text:span></text:p>
        <text:p text:style-name="P38"/>
        <text:p text:style-name="P37"><text:span text:style-name="T13">MoverC</text:span><text:span text:style-name="T20"> </text:span><text:span text:style-name="T13">archivo.txt</text:span><text:span text:style-name="T20"> </text:span><text:span text:style-name="T13">direccion/destino</text:span></text:p>
        <text:p text:style-name="P38"/>
        <text:p text:style-name="P37"><text:span text:style-name="T39">Se</text:span><text:span text:style-name="T40"> </text:span><text:span text:style-name="T39">mueve</text:span><text:span text:style-name="T40"> </text:span><text:span text:style-name="T39">el</text:span><text:span text:style-name="T40"> </text:span><text:span text:style-name="T39">archivo</text:span><text:span text:style-name="T40"> “</text:span><text:span text:style-name="T39">archivo.txt</text:span><text:span text:style-name="T40">” </text:span><text:span text:style-name="T39">al</text:span><text:span text:style-name="T40"> </text:span><text:span text:style-name="T39">directorio</text:span><text:span text:style-name="T40"> </text:span><text:span text:style-name="T39">relativo</text:span><text:span text:style-name="T40"> “</text:span><text:span text:style-name="T39">direccion/destino</text:span><text:span text:style-name="T40">” </text:span><text:span text:style-name="T39">en</text:span><text:span text:style-name="T40"> </text:span><text:span text:style-name="T39">caso</text:span><text:span text:style-name="T40"> </text:span><text:span text:style-name="T39">de</text:span><text:span text:style-name="T40"> </text:span><text:span text:style-name="T39">que</text:span><text:span text:style-name="T40"> </text:span><text:span text:style-name="T39">no</text:span><text:span text:style-name="T40"> </text:span><text:span text:style-name="T39">exista</text:span><text:span text:style-name="T40"> </text:span><text:span text:style-name="T39">un</text:span><text:span text:style-name="T40"> </text:span><text:span text:style-name="T39">archivo</text:span><text:span text:style-name="T40"> </text:span><text:span text:style-name="T39">con</text:span><text:span text:style-name="T40"> </text:span><text:span text:style-name="T39">dicho</text:span><text:span text:style-name="T40"> </text:span><text:span text:style-name="T39">nombre</text:span><text:span text:style-name="T40"> </text:span><text:span text:style-name="T39">en</text:span><text:span text:style-name="T40"> </text:span><text:span text:style-name="T39">el</text:span><text:span text:style-name="T40"> </text:span><text:span text:style-name="T39">directorio.</text:span><text:span text:style-name="T40"> </text:span><text:span text:style-name="T39">En</text:span><text:span text:style-name="T40"> </text:span><text:span text:style-name="T39">caso</text:span><text:span text:style-name="T40"> </text:span><text:span text:style-name="T39">contrario</text:span><text:span text:style-name="T40"> </text:span><text:span text:style-name="T39">lo</text:span><text:span text:style-name="T40"> </text:span><text:span text:style-name="T39">mueve</text:span><text:span text:style-name="T40"> </text:span><text:span text:style-name="T39">a</text:span><text:span text:style-name="T40"> “</text:span><text:span text:style-name="T39">direccion/destino/DUP</text:span><text:span text:style-name="T40">” </text:span><text:span text:style-name="T39">bajo</text:span><text:span text:style-name="T40"> </text:span><text:span text:style-name="T39">el</text:span><text:span text:style-name="T40"> </text:span><text:span text:style-name="T39">mismo</text:span><text:span text:style-name="T40"> </text:span><text:span text:style-name="T39">nombre</text:span><text:span text:style-name="T40"> </text:span><text:span text:style-name="T39">si</text:span><text:span text:style-name="T40"> </text:span><text:span text:style-name="T39">se</text:span><text:span text:style-name="T40"> </text:span><text:span text:style-name="T39">encuentra</text:span><text:span text:style-name="T40"> </text:span><text:span text:style-name="T39">disponible</text:span><text:span text:style-name="T40"> </text:span><text:span text:style-name="T39">o</text:span><text:span text:style-name="T40"> </text:span><text:span text:style-name="T39">agregando</text:span><text:span text:style-name="T40"> </text:span><text:span text:style-name="T39">una</text:span><text:span text:style-name="T40"> </text:span><text:span text:style-name="T39">extensión</text:span><text:span text:style-name="T40"> </text:span><text:span text:style-name="T39">al</text:span><text:span text:style-name="T40"> </text:span><text:span text:style-name="T39">archivo.</text:span><text:span text:style-name="T40"> </text:span><text:span text:style-name="T39">Se</text:span><text:span text:style-name="T40"> </text:span><text:span text:style-name="T39">escribe</text:span><text:span text:style-name="T40"> </text:span><text:span text:style-name="T39">un</text:span><text:span text:style-name="T40"> </text:span><text:span text:style-name="T39">log</text:span><text:span text:style-name="T40"> </text:span><text:span text:style-name="T39">donde</text:span><text:span text:style-name="T40"> </text:span><text:span text:style-name="T39">queda</text:span><text:span text:style-name="T40"> </text:span><text:span text:style-name="T39">asentado</text:span><text:span text:style-name="T40"> </text:span><text:span text:style-name="T39">que</text:span><text:span text:style-name="T40"> </text:span><text:span text:style-name="T39">MoverC</text:span><text:span text:style-name="T40"> </text:span><text:span text:style-name="T39">fue</text:span><text:span text:style-name="T40"> </text:span><text:span text:style-name="T39">invocado</text:span><text:span text:style-name="T40"> </text:span><text:span text:style-name="T39">desde</text:span><text:span text:style-name="T40"> </text:span><text:span text:style-name="T39">la</text:span><text:span text:style-name="T40"> </text:span><text:span text:style-name="T39">consola.</text:span></text:p>
        <text:p text:style-name="P40"/>
        <text:p text:style-name="P40"/>
        <text:p text:style-name="P40"/>
        <text:h text:style-name="P102" text:outline-level="2">loguearC</text:h>
        <text:p text:style-name="P40"/>
        <text:p text:style-name="P37"><text:span text:style-name="T13">Graba</text:span><text:span text:style-name="T20"> </text:span><text:span text:style-name="T13">mensajes</text:span><text:span text:style-name="T20"> </text:span><text:span text:style-name="T13">en</text:span><text:span text:style-name="T20"> </text:span><text:span text:style-name="T13">un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.</text:span></text:p>
        <text:p text:style-name="P38"/>
        <text:p text:style-name="P39">Archivos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rrores</text:span><text:span text:style-name="T20"> </text:span><text:span text:style-name="T13">en</text:span><text:span text:style-name="T20"> </text:span><text:span text:style-name="T13">$GRUPO/mae/errores.mae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querer</text:span><text:span text:style-name="T20"> </text:span><text:span text:style-name="T13">loguear</text:span><text:span text:style-name="T20"> </text:span><text:span text:style-name="T13">un</text:span><text:span text:style-name="T20"> </text:span><text:span text:style-name="T13">error</text:span><text:span text:style-name="T20"> </text:span><text:span text:style-name="T13">estandarizado</text:span><text:span text:style-name="T20"> </text:span><text:span text:style-name="T13">entre</text:span><text:span text:style-name="T20"> </text:span><text:span text:style-name="T13">los</text:span><text:span text:style-name="T20"> </text:span><text:span text:style-name="T13">distintos</text:span><text:span text:style-name="T20"> </text:span><text:span text:style-name="T13">módulos,</text:span><text:span text:style-name="T20"> </text:span><text:span text:style-name="T13">con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estructura:</text:span></text:p>
        <text:p text:style-name="P38"/>
        <text:p text:style-name="P41"><text:span text:style-name="T13">&lt;CODIGO</text:span><text:span text:style-name="T20"> </text:span><text:span text:style-name="T13">DE</text:span><text:span text:style-name="T20"> </text:span><text:span text:style-name="T13">MENSAJE&gt;;&lt;TIPO&gt;;&lt;DESCRIPCION&gt;</text:span></text:p>
        <text:p text:style-name="P38"/>
        <text:p text:style-name="P37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</text:span><text:span text:style-name="T20"> </text:span><text:span text:style-name="T13">en</text:span><text:span text:style-name="T20"> </text:span><text:span text:style-name="T13">$LOGDIR</text:span><text:span text:style-name="T20"> </text:span><text:span text:style-name="T13">con</text:span><text:span text:style-name="T20"> </text:span><text:span text:style-name="T13">nombre</text:span><text:span text:style-name="T20"> </text:span><text:span text:style-name="T13">&lt;comando&gt;.$LOGEXT,</text:span><text:span text:style-name="T20"> </text:span><text:span text:style-name="T13">donde</text:span><text:span text:style-name="T20"> “</text:span><text:span text:style-name="T13">comando</text:span><text:span text:style-name="T20">”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sde</text:span><text:span text:style-name="T20"> </text:span><text:span text:style-name="T13">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invoca</text:span><text:span text:style-name="T20"> </text:span><text:span text:style-name="T13">al</text:span><text:span text:style-name="T20"> </text:span><text:span text:style-name="T13">script</text:span><text:span text:style-name="T20"> </text:span><text:span text:style-name="T13">y</text:span><text:span text:style-name="T20"> </text:span><text:span text:style-name="T13">que</text:span><text:span text:style-name="T20"> </text:span><text:span text:style-name="T13">es</text:span><text:span text:style-name="T20"> </text:span><text:span text:style-name="T13">pasado</text:span><text:span text:style-name="T20"> </text:span><text:span text:style-name="T13">como</text:span><text:span text:style-name="T20"> </text:span><text:span text:style-name="T13">parámetro</text:span><text:span text:style-name="T20"> </text:span><text:span text:style-name="T13">y</text:span><text:span text:style-name="T20"> </text:span><text:span text:style-name="T13">$LOGDIR</text:span><text:span text:style-name="T20"> </text:span><text:span text:style-name="T13">y</text:span><text:span text:style-name="T20"> </text:span><text:span text:style-name="T13">$LOGEXT</text:span><text:span text:style-name="T20"> </text:span><text:span text:style-name="T13">variables</text:span><text:span text:style-name="T20"> </text:span><text:span text:style-name="T13">configuradas</text:span><text:span text:style-name="T20"> </text:span><text:span text:style-name="T13">al</text:span><text:span text:style-name="T20"> </text:span><text:span text:style-name="T13">momento</text:span><text:span text:style-name="T20"> </text:span><text:span text:style-name="T13">de</text:span><text:span text:style-name="T20"> </text:span><text:span text:style-name="T13">instalación.</text:span><text:span text:style-name="T20"> </text:span><text:span text:style-name="T13">La</text:span><text:span text:style-name="T20"> </text:span><text:span text:style-name="T13">estructura</text:span><text:span text:style-name="T20"> </text:span><text:span text:style-name="T13">del</text:span><text:span text:style-name="T20"> </text:span><text:span text:style-name="T13">archivo</text:span><text:span text:style-name="T20"> </text:span><text:span text:style-name="T13">consiste</text:span><text:span text:style-name="T20"> </text:span><text:span text:style-name="T13">en:</text:span></text:p>
        <text:p text:style-name="P38"/>
        <text:p text:style-name="P41"><text:span text:style-name="T13">Fecha-Usuario-Comando</text:span><text:span text:style-name="T20"> </text:span><text:span text:style-name="T13">que</text:span><text:span text:style-name="T20"> </text:span><text:span text:style-name="T13">genera</text:span><text:span text:style-name="T20"> </text:span><text:span text:style-name="T13">el</text:span><text:span text:style-name="T20"> </text:span><text:span text:style-name="T13">mensaje-Tipo</text:span><text:span text:style-name="T20"> </text:span><text:span text:style-name="T13">de</text:span><text:span text:style-name="T20"> </text:span><text:span text:style-name="T13">Mensaje</text:span><text:span text:style-name="T20"> </text:span><text:span text:style-name="T13">(A,E,I,SE)-Mensaje</text:span></text:p>
        <text:p text:style-name="P38"/>
        <text:p text:style-name="P37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8"/>
        <text:p text:style-name="P37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formas:</text:span></text:p>
        <text:p text:style-name="P38"/>
        <text:p text:style-name="P41"><text:span text:style-name="T13">loguearC</text:span><text:span text:style-name="T20"> </text:span><text:span text:style-name="T13">&lt;COMANDO&gt;</text:span><text:span text:style-name="T20"> </text:span><text:span text:style-name="T13">&lt;TIPO</text:span><text:span text:style-name="T20"> </text:span><text:span text:style-name="T13">DE</text:span><text:span text:style-name="T20"> </text:span><text:span text:style-name="T13">MENSAJE(A,E,I,SE)&gt;</text:span><text:span text:style-name="T20"> </text:span><text:span text:style-name="T13">&lt;MENSAJE&gt;</text:span></text:p>
        <text:p text:style-name="P38"/>
        <text:p text:style-name="P37"><text:span text:style-name="T13">O</text:span><text:span text:style-name="T20"> </text:span><text:span text:style-name="T13">si</text:span><text:span text:style-name="T20"> </text:span><text:span text:style-name="T13">se</text:span><text:span text:style-name="T20"> </text:span><text:span text:style-name="T13">trata</text:span><text:span text:style-name="T20"> </text:span><text:span text:style-name="T13">de</text:span><text:span text:style-name="T20"> </text:span><text:span text:style-name="T13">un</text:span><text:span text:style-name="T20"> </text:span><text:span text:style-name="T13">error</text:span><text:span text:style-name="T20"> </text:span><text:span text:style-name="T13">que</text:span><text:span text:style-name="T20"> </text:span><text:span text:style-name="T13">se</text:span><text:span text:style-name="T20"> </text:span><text:span text:style-name="T13">ha</text:span><text:span text:style-name="T20"> </text:span><text:span text:style-name="T13">estandarizado</text:span><text:span text:style-name="T20"> </text:span><text:span text:style-name="T13">entre</text:span><text:span text:style-name="T20"> </text:span><text:span text:style-name="T13">los</text:span><text:span text:style-name="T20"> </text:span><text:span text:style-name="T13">distintos</text:span><text:span text:style-name="T20"> </text:span><text:span text:style-name="T13">módulos</text:span><text:span text:style-name="T20"> </text:span><text:span text:style-name="T13">e</text:span><text:span text:style-name="T20"> </text:span><text:span text:style-name="T13">incluido</text:span><text:span text:style-name="T20"> </text:span><text:span text:style-name="T13">en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rrores</text:span></text:p>
        <text:p text:style-name="P38"/>
        <text:p text:style-name="P41"><text:span text:style-name="T13">loguearC</text:span><text:span text:style-name="T20"> –</text:span><text:span text:style-name="T13">s</text:span><text:span text:style-name="T20"> </text:span><text:span text:style-name="T13">&lt;COMANDO&gt;</text:span><text:span text:style-name="T20"> </text:span><text:span text:style-name="T13">&lt;CODIGO</text:span><text:span text:style-name="T20"> </text:span><text:span text:style-name="T13">DE</text:span><text:span text:style-name="T20"> </text:span><text:span text:style-name="T13">ERROR&gt;</text:span><text:span text:style-name="T20"> </text:span><text:span text:style-name="T13">[PARAMETRO</text:span><text:span text:style-name="T20"> </text:span><text:span text:style-name="T13">EXTRA]</text:span></text:p>
        <text:p text:style-name="P38"/>
        <text:p text:style-name="P37"><text:span text:style-name="T13">Donde</text:span><text:span text:style-name="T20"> </text:span><text:span text:style-name="T13">&lt;COMANDO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que</text:span><text:span text:style-name="T20"> </text:span><text:span text:style-name="T13">invoco</text:span><text:span text:style-name="T20"> </text:span><text:span text:style-name="T13">al</text:span><text:span text:style-name="T20"> </text:span><text:span text:style-name="T13">script,</text:span><text:span text:style-name="T20"> </text:span><text:span text:style-name="T13">&lt;CODIGO</text:span><text:span text:style-name="T20"> </text:span><text:span text:style-name="T13">DE</text:span><text:span text:style-name="T20"> </text:span><text:span text:style-name="T13">ERROR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código</text:span><text:span text:style-name="T20"> </text:span><text:span text:style-name="T13">con</text:span><text:span text:style-name="T20"> </text:span><text:span text:style-name="T13">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identifica</text:span><text:span text:style-name="T20"> </text:span><text:span text:style-name="T13">el</text:span><text:span text:style-name="T20"> </text:span><text:span text:style-name="T13">mensaje</text:span><text:span text:style-name="T20"> </text:span><text:span text:style-name="T13">qu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grabar</text:span><text:span text:style-name="T20"> </text:span><text:span text:style-name="T13">en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rrores</text:span><text:span text:style-name="T20"> </text:span><text:span text:style-name="T13">y</text:span><text:span text:style-name="T20"> </text:span><text:span text:style-name="T13">PARAMETRO</text:span><text:span text:style-name="T20"> </text:span><text:span text:style-name="T13">EXTRA</text:span><text:span text:style-name="T20"> </text:span><text:span text:style-name="T13">es</text:span><text:span text:style-name="T20"> </text:span><text:span text:style-name="T13">para</text:span><text:span text:style-name="T20"> </text:span><text:span text:style-name="T13">incluir</text:span><text:span text:style-name="T20"> </text:span><text:span text:style-name="T13">información</text:span><text:span text:style-name="T20"> </text:span><text:span text:style-name="T13">extra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en</text:span><text:span text:style-name="T20"> </text:span><text:span text:style-name="T13">que</text:span><text:span text:style-name="T20"> </text:span><text:span text:style-name="T13">la</text:span><text:span text:style-name="T20"> </text:span><text:span text:style-name="T13">descripción</text:span><text:span text:style-name="T20"> </text:span><text:span text:style-name="T13">del</text:span><text:span text:style-name="T20"> </text:span><text:span text:style-name="T13">mensaje</text:span><text:span text:style-name="T20"> </text:span><text:span text:style-name="T13">en</text:span><text:span text:style-name="T20"> </text:span><text:span text:style-name="T13">el</text:span><text:span text:style-name="T20"> </text:span><text:span text:style-name="T13">maestro</text:span><text:span text:style-name="T20"> </text:span><text:span text:style-name="T13">lo</text:span><text:span text:style-name="T20"> </text:span><text:span text:style-name="T13">acepte.</text:span><text:span text:style-name="T20"> </text:span></text:p>
        <text:p text:style-name="P37"><text:soft-page-break/><text:span text:style-name="T13">En</text:span><text:span text:style-name="T20"> </text:span><text:span text:style-name="T13">todos</text:span><text:span text:style-name="T20"> </text:span><text:span text:style-name="T13">los</text:span><text:span text:style-name="T20"> </text:span><text:span text:style-name="T13">casos</text:span><text:span text:style-name="T20"> </text:span><text:span text:style-name="T13">si</text:span><text:span text:style-name="T20"> </text:span><text:span text:style-name="T13">los</text:span><text:span text:style-name="T20"> </text:span><text:span text:style-name="T13">parámetros</text:span><text:span text:style-name="T20"> </text:span><text:span text:style-name="T13">que</text:span><text:span text:style-name="T20"> </text:span><text:span text:style-name="T13">se</text:span><text:span text:style-name="T20"> </text:span><text:span text:style-name="T13">ingresan</text:span><text:span text:style-name="T20"> </text:span><text:span text:style-name="T13">constan</text:span><text:span text:style-name="T20"> </text:span><text:span text:style-name="T13">de</text:span><text:span text:style-name="T20"> </text:span><text:span text:style-name="T13">más</text:span><text:span text:style-name="T20"> </text:span><text:span text:style-name="T13">de</text:span><text:span text:style-name="T20"> </text:span><text:span text:style-name="T13">una</text:span><text:span text:style-name="T20"> </text:span><text:span text:style-name="T13">palabra</text:span><text:span text:style-name="T20"> </text:span><text:span text:style-name="T13">se</text:span><text:span text:style-name="T20"> </text:span><text:span text:style-name="T13">debe</text:span><text:span text:style-name="T20"> </text:span><text:span text:style-name="T13">agruparlos</text:span><text:span text:style-name="T20"> </text:span><text:span text:style-name="T13">mediante</text:span><text:span text:style-name="T20"> </text:span><text:span text:style-name="T13">el</text:span><text:span text:style-name="T20"> </text:span><text:span text:style-name="T13">uso</text:span><text:span text:style-name="T20"> </text:span><text:span text:style-name="T13">de</text:span><text:span text:style-name="T20"> </text:span><text:span text:style-name="T13">comillas.</text:span></text:p>
        <text:p text:style-name="P37"><text:span text:style-name="T13">Además</text:span><text:span text:style-name="T20"> </text:span><text:span text:style-name="T13">se</text:span><text:span text:style-name="T20"> </text:span><text:span text:style-name="T13">cuenta</text:span><text:span text:style-name="T20"> </text:span><text:span text:style-name="T13">con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opciones:</text:span></text:p>
        <text:p text:style-name="P38"/>
        <text:p text:style-name="P37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7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8"/>
        <text:p text:style-name="P38"/>
        <text:p text:style-name="P38"/>
        <text:p text:style-name="P37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8"/>
        <text:p text:style-name="P37"><text:span text:style-name="T13">loguearC</text:span><text:span text:style-name="T20"> </text:span><text:span text:style-name="T13">unComando</text:span><text:span text:style-name="T20"> </text:span><text:span text:style-name="T13">E</text:span><text:span text:style-name="T20"> “</text:span><text:span text:style-name="T13">Este</text:span><text:span text:style-name="T20"> </text:span><text:span text:style-name="T13">es</text:span><text:span text:style-name="T20"> </text:span><text:span text:style-name="T13">un</text:span><text:span text:style-name="T20"> </text:span><text:span text:style-name="T13">mensaje</text:span><text:span text:style-name="T20"> </text:span><text:span text:style-name="T13">de</text:span><text:span text:style-name="T20"> </text:span><text:span text:style-name="T13">error</text:span><text:span text:style-name="T20">”</text:span></text:p>
        <text:p text:style-name="P38"/>
        <text:p text:style-name="P37"><text:span text:style-name="T13">Se</text:span><text:span text:style-name="T20"> </text:span><text:span text:style-name="T13">graba</text:span><text:span text:style-name="T20"> </text:span><text:span text:style-name="T13">en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$LOGDIR/unComando.$LOGEXT</text:span><text:span text:style-name="T20"> </text:span><text:span text:style-name="T13">un</text:span><text:span text:style-name="T20"> </text:span><text:span text:style-name="T13">mensaje</text:span><text:span text:style-name="T20"> </text:span><text:span text:style-name="T13">de</text:span><text:span text:style-name="T20"> </text:span><text:span text:style-name="T13">tipo</text:span><text:span text:style-name="T20"> “</text:span><text:span text:style-name="T13">Error</text:span><text:span text:style-name="T20">” </text:span><text:span text:style-name="T13">con</text:span><text:span text:style-name="T20"> </text:span><text:span text:style-name="T13">la</text:span><text:span text:style-name="T20"> </text:span><text:span text:style-name="T13">descripción</text:span><text:span text:style-name="T20"> “</text:span><text:span text:style-name="T13">Este</text:span><text:span text:style-name="T20"> </text:span><text:span text:style-name="T13">es</text:span><text:span text:style-name="T20"> </text:span><text:span text:style-name="T13">un</text:span><text:span text:style-name="T20"> </text:span><text:span text:style-name="T13">mensaje</text:span><text:span text:style-name="T20"> </text:span><text:span text:style-name="T13">de</text:span><text:span text:style-name="T20"> </text:span><text:span text:style-name="T13">error</text:span><text:span text:style-name="T20">”</text:span><text:span text:style-name="T13">.</text:span></text:p>
        <text:p text:style-name="P38"/>
        <text:p text:style-name="P37"><text:span text:style-name="T13">loguearC</text:span><text:span text:style-name="T20"> –</text:span><text:span text:style-name="T13">s</text:span><text:span text:style-name="T20"> </text:span><text:span text:style-name="T13">unComando</text:span><text:span text:style-name="T20"> </text:span><text:span text:style-name="T13">4</text:span><text:span text:style-name="T20"> “</text:span><text:span text:style-name="T13">unArchivoInexistente</text:span><text:span text:style-name="T20">”</text:span></text:p>
        <text:p text:style-name="P38"/>
        <text:p text:style-name="P37"><text:span text:style-name="T39">Se</text:span><text:span text:style-name="T40"> </text:span><text:span text:style-name="T39">graba</text:span><text:span text:style-name="T40"> </text:span><text:span text:style-name="T39">en</text:span><text:span text:style-name="T40"> </text:span><text:span text:style-name="T39">el</text:span><text:span text:style-name="T40"> </text:span><text:span text:style-name="T39">archivo</text:span><text:span text:style-name="T40"> </text:span><text:span text:style-name="T39">$LOGDIR/unComando.$LOGEXT</text:span><text:span text:style-name="T40"> </text:span><text:span text:style-name="T39">el</text:span><text:span text:style-name="T40"> </text:span><text:span text:style-name="T39">mensaje</text:span><text:span text:style-name="T40"> </text:span><text:span text:style-name="T39">de</text:span><text:span text:style-name="T40"> </text:span><text:span text:style-name="T39">código</text:span><text:span text:style-name="T40"> </text:span><text:span text:style-name="T39">4</text:span><text:span text:style-name="T40"> </text:span><text:span text:style-name="T39">en</text:span><text:span text:style-name="T40"> </text:span><text:span text:style-name="T39">el</text:span><text:span text:style-name="T40"> </text:span><text:span text:style-name="T39">maestro</text:span><text:span text:style-name="T40"> </text:span><text:span text:style-name="T39">de</text:span><text:span text:style-name="T40"> </text:span><text:span text:style-name="T39">errores,</text:span><text:span text:style-name="T40"> </text:span><text:span text:style-name="T39">que</text:span><text:span text:style-name="T40"> </text:span><text:span text:style-name="T39">corresponde</text:span><text:span text:style-name="T40"> </text:span><text:span text:style-name="T39">a</text:span><text:span text:style-name="T40"> </text:span><text:span text:style-name="T39">un</text:span><text:span text:style-name="T40"> </text:span><text:span text:style-name="T39">mensaje</text:span><text:span text:style-name="T40"> </text:span><text:span text:style-name="T39">de</text:span><text:span text:style-name="T40"> </text:span><text:span text:style-name="T39">error</text:span><text:span text:style-name="T40"> </text:span><text:span text:style-name="T39">de</text:span><text:span text:style-name="T40"> </text:span><text:span text:style-name="T39">descripción</text:span><text:span text:style-name="T40"> “</text:span><text:span text:style-name="T39">No</text:span><text:span text:style-name="T40"> </text:span><text:span text:style-name="T39">se</text:span><text:span text:style-name="T40"> </text:span><text:span text:style-name="T39">encuentra</text:span><text:span text:style-name="T40"> </text:span><text:span text:style-name="T39">el</text:span><text:span text:style-name="T40"> </text:span><text:span text:style-name="T39">archivo</text:span><text:span text:style-name="T40"> </text:span><text:span text:style-name="T39">@.</text:span><text:span text:style-name="T40">”</text:span><text:span text:style-name="T39">,</text:span><text:span text:style-name="T40"> </text:span><text:span text:style-name="T39">traduciéndose</text:span><text:span text:style-name="T40"> </text:span><text:span text:style-name="T39">gracias</text:span><text:span text:style-name="T40"> </text:span><text:span text:style-name="T39">a</text:span><text:span text:style-name="T40"> </text:span><text:span text:style-name="T39">la</text:span><text:span text:style-name="T40"> </text:span><text:span text:style-name="T39">inclusión</text:span><text:span text:style-name="T40"> </text:span><text:span text:style-name="T39">del</text:span><text:span text:style-name="T40"> </text:span><text:span text:style-name="T39">parámetro</text:span><text:span text:style-name="T40"> </text:span><text:span text:style-name="T39">extra</text:span><text:span text:style-name="T40"> </text:span><text:span text:style-name="T39">en</text:span><text:span text:style-name="T40"> </text:span><text:span text:style-name="T39">el</text:span><text:span text:style-name="T40"> </text:span><text:span text:style-name="T39">mensaje</text:span><text:span text:style-name="T40"> “</text:span><text:span text:style-name="T39">No</text:span><text:span text:style-name="T40"> </text:span><text:span text:style-name="T39">se</text:span><text:span text:style-name="T40"> </text:span><text:span text:style-name="T39">encuentra</text:span><text:span text:style-name="T40"> </text:span><text:span text:style-name="T39">el</text:span><text:span text:style-name="T40"> </text:span><text:span text:style-name="T39">archivo</text:span><text:span text:style-name="T40"> </text:span><text:span text:style-name="T39">unArchivoInexistente.</text:span><text:span text:style-name="T40">”</text:span><text:span text:style-name="T39">.</text:span></text:p>
        <text:p text:style-name="P40"/>
        <text:p text:style-name="P40"/>
        <text:p text:style-name="P40"/>
        <text:h text:style-name="P102" text:outline-level="2">mirarC</text:h>
        <text:p text:style-name="P40"/>
        <text:p text:style-name="P40"/>
        <text:p text:style-name="P37"><text:span text:style-name="T13">Formatea</text:span><text:span text:style-name="T20"> </text:span><text:span text:style-name="T13">el</text:span><text:span text:style-name="T20"> </text:span><text:span text:style-name="T13">log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pasado</text:span><text:span text:style-name="T20"> </text:span><text:span text:style-name="T13">como</text:span><text:span text:style-name="T20"> </text:span><text:span text:style-name="T13">parámetro</text:span><text:span text:style-name="T20"> </text:span><text:span text:style-name="T13">y</text:span><text:span text:style-name="T20"> </text:span><text:span text:style-name="T13">lo</text:span><text:span text:style-name="T20"> </text:span><text:span text:style-name="T13">imprime</text:span><text:span text:style-name="T20"> </text:span><text:span text:style-name="T13">por</text:span><text:span text:style-name="T20"> </text:span><text:span text:style-name="T13">salida</text:span><text:span text:style-name="T20"> </text:span><text:span text:style-name="T13">estándar.</text:span></text:p>
        <text:p text:style-name="P38"/>
        <text:p text:style-name="P39">Archivos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</text:span><text:span text:style-name="T20"> </text:span><text:span text:style-name="T13">en</text:span><text:span text:style-name="T20"> </text:span><text:span text:style-name="T13">$LOGDIR</text:span><text:span text:style-name="T20"> </text:span><text:span text:style-name="T13">con</text:span><text:span text:style-name="T20"> </text:span><text:span text:style-name="T13">nombre</text:span><text:span text:style-name="T20"> </text:span><text:span text:style-name="T13">&lt;comando&gt;.$LOGEXT,</text:span><text:span text:style-name="T20"> </text:span><text:span text:style-name="T13">donde</text:span><text:span text:style-name="T20"> “</text:span><text:span text:style-name="T13">comando</text:span><text:span text:style-name="T20">”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l</text:span><text:span text:style-name="T20"> </text:span><text:span text:style-name="T13">que</text:span><text:span text:style-name="T20"> </text:span><text:span text:style-name="T13">se</text:span><text:span text:style-name="T20"> </text:span><text:span text:style-name="T13">quiere</text:span><text:span text:style-name="T20"> </text:span><text:span text:style-name="T13">mostrar</text:span><text:span text:style-name="T20"> </text:span><text:span text:style-name="T13">el</text:span><text:span text:style-name="T20"> </text:span><text:span text:style-name="T13">log</text:span><text:span text:style-name="T20"> </text:span><text:span text:style-name="T13">y</text:span><text:span text:style-name="T20"> </text:span><text:span text:style-name="T13">que</text:span><text:span text:style-name="T20"> </text:span><text:span text:style-name="T13">es</text:span><text:span text:style-name="T20"> </text:span><text:span text:style-name="T13">pasado</text:span><text:span text:style-name="T20"> </text:span><text:span text:style-name="T13">como</text:span><text:span text:style-name="T20"> </text:span><text:span text:style-name="T13">parámetro</text:span><text:span text:style-name="T20"> </text:span><text:span text:style-name="T13">y</text:span><text:span text:style-name="T20"> </text:span><text:span text:style-name="T13">$LOGDIR</text:span><text:span text:style-name="T20"> </text:span><text:span text:style-name="T13">y</text:span><text:span text:style-name="T20"> </text:span><text:span text:style-name="T13">$LOGEXT</text:span><text:span text:style-name="T20"> </text:span><text:span text:style-name="T13">variables</text:span><text:span text:style-name="T20"> </text:span><text:span text:style-name="T13">configuradas</text:span><text:span text:style-name="T20"> </text:span><text:span text:style-name="T13">al</text:span><text:span text:style-name="T20"> </text:span><text:span text:style-name="T13">momento</text:span><text:span text:style-name="T20"> </text:span><text:span text:style-name="T13">de</text:span><text:span text:style-name="T20"> </text:span><text:span text:style-name="T13">instalación.</text:span></text:p>
        <text:p text:style-name="P38"/>
        <text:p text:style-name="P37"><text:span text:style-name="T21">Archivos</text:span><text:span text:style-name="T22"> </text:span><text:span text:style-name="T21">Intermedios:</text:span><text:span text:style-name="T20"> </text:span><text:span text:style-name="T13">Archivo</text:span><text:span text:style-name="T20"> </text:span><text:span text:style-name="T13">temporal</text:span><text:span text:style-name="T20"> </text:span><text:span text:style-name="T13">con</text:span><text:span text:style-name="T20"> </text:span><text:span text:style-name="T13">las</text:span><text:span text:style-name="T20"> </text:span><text:span text:style-name="T13">líneas</text:span><text:span text:style-name="T20"> </text:span><text:span text:style-name="T13">del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</text:span><text:span text:style-name="T20"> </text:span><text:span text:style-name="T13">a</text:span><text:span text:style-name="T20"> </text:span><text:span text:style-name="T13">mostrar</text:span><text:span text:style-name="T20"> </text:span><text:span text:style-name="T13">por</text:span><text:span text:style-name="T20"> </text:span><text:span text:style-name="T13">pantalla</text:span><text:span text:style-name="T20"> </text:span><text:span text:style-name="T13">junto</text:span><text:span text:style-name="T20"> </text:span><text:span text:style-name="T13">a</text:span><text:span text:style-name="T20"> </text:span><text:span text:style-name="T13">los</text:span><text:span text:style-name="T20"> </text:span><text:span text:style-name="T13">caracteres</text:span><text:span text:style-name="T20"> </text:span><text:span text:style-name="T13">ANSI</text:span><text:span text:style-name="T20"> </text:span><text:span text:style-name="T13">necesarios</text:span><text:span text:style-name="T20"> </text:span><text:span text:style-name="T13">para</text:span><text:span text:style-name="T20"> </text:span><text:span text:style-name="T13">emitirlas</text:span><text:span text:style-name="T20"> </text:span><text:span text:style-name="T13">con</text:span><text:span text:style-name="T20"> </text:span><text:span text:style-name="T13">distintos</text:span><text:span text:style-name="T20"> </text:span><text:span text:style-name="T13">colores</text:span><text:span text:style-name="T20"> </text:span><text:span text:style-name="T13">según</text:span><text:span text:style-name="T20"> </text:span><text:span text:style-name="T13">el</text:span><text:span text:style-name="T20"> </text:span><text:span text:style-name="T13">tipo</text:span><text:span text:style-name="T20"> </text:span><text:span text:style-name="T13">de</text:span><text:span text:style-name="T20"> </text:span><text:span text:style-name="T13">mensaje</text:span><text:span text:style-name="T20"> </text:span><text:span text:style-name="T13">que</text:span><text:span text:style-name="T20"> </text:span><text:span text:style-name="T13">sean.</text:span>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</text:span></text:p>
        <text:p text:style-name="P38"/>
        <text:p text:style-name="P37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8"/>
        <text:p text:style-name="P37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8"/>
        <text:p text:style-name="P41"><text:span text:style-name="T13">mirarC</text:span><text:span text:style-name="T20"> </text:span><text:span text:style-name="T13">[OPCION]</text:span><text:span text:style-name="T20"> </text:span><text:span text:style-name="T13">[PARAMETROS]</text:span><text:span text:style-name="T20"> </text:span><text:span text:style-name="T13">&lt;COMANDO&gt;</text:span></text:p>
        <text:p text:style-name="P38"/>
        <text:p text:style-name="P37"><text:span text:style-name="T13">Donde</text:span><text:span text:style-name="T20"> </text:span><text:span text:style-name="T13">OPCION</text:span><text:span text:style-name="T20"> </text:span><text:span text:style-name="T13">junto</text:span><text:span text:style-name="T20"> </text:span><text:span text:style-name="T13">a</text:span><text:span text:style-name="T20"> </text:span><text:span text:style-name="T13">PARAMETROS</text:span><text:span text:style-name="T20"> </text:span><text:span text:style-name="T13">son</text:span><text:span text:style-name="T20"> </text:span><text:span text:style-name="T13">elementos</text:span><text:span text:style-name="T20"> </text:span><text:span text:style-name="T13">optativos</text:span><text:span text:style-name="T20"> </text:span><text:span text:style-name="T13">y</text:span><text:span text:style-name="T20"> </text:span><text:span text:style-name="T13">&lt;COMANDO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quiere</text:span><text:span text:style-name="T20"> </text:span><text:span text:style-name="T13">ver</text:span><text:span text:style-name="T20"> </text:span><text:span text:style-name="T13">el</text:span><text:span text:style-name="T20"> </text:span><text:span text:style-name="T13">log.</text:span></text:p>
        <text:p text:style-name="P37"><text:span text:style-name="T13">Las</text:span><text:span text:style-name="T20"> </text:span><text:span text:style-name="T13">opciones</text:span><text:span text:style-name="T20"> </text:span><text:span text:style-name="T13">disponibles</text:span><text:span text:style-name="T20"> </text:span><text:span text:style-name="T13">son</text:span><text:span text:style-name="T20"> </text:span><text:span text:style-name="T13">las</text:span><text:span text:style-name="T20"> </text:span><text:span text:style-name="T13">siguientes:</text:span></text:p>
        <text:p text:style-name="P38"/>
        <text:p text:style-name="P37"><text:span text:style-name="T13">-s:</text:span><text:span text:style-name="T20"> </text:span><text:span text:style-name="T13">Muestra</text:span><text:span text:style-name="T20"> </text:span><text:span text:style-name="T13">solo</text:span><text:span text:style-name="T20"> </text:span><text:span text:style-name="T13">las</text:span><text:span text:style-name="T20"> </text:span><text:span text:style-name="T13">líneas</text:span><text:span text:style-name="T20"> </text:span><text:span text:style-name="T13">que</text:span><text:span text:style-name="T20"> </text:span><text:span text:style-name="T13">contienen</text:span><text:span text:style-name="T20"> </text:span><text:span text:style-name="T13">un</text:span><text:span text:style-name="T20"> </text:span><text:span text:style-name="T13">determinado</text:span><text:span text:style-name="T20"> </text:span><text:span text:style-name="T13">string</text:span><text:span text:style-name="T20"> </text:span><text:span text:style-name="T13">que</text:span><text:span text:style-name="T20"> </text:span><text:span text:style-name="T13">se</text:span><text:span text:style-name="T20"> </text:span><text:span text:style-name="T13">le</text:span><text:span text:style-name="T20"> </text:span><text:span text:style-name="T13">pasa</text:span><text:span text:style-name="T20"> </text:span><text:span text:style-name="T13">como</text:span><text:span text:style-name="T20"> </text:span><text:span text:style-name="T13">parámetro.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tratarse</text:span><text:span text:style-name="T20"> </text:span><text:span text:style-name="T13">de</text:span><text:span text:style-name="T20"> </text:span><text:span text:style-name="T13">una</text:span><text:span text:style-name="T20"> </text:span><text:span text:style-name="T13">frase,</text:span><text:span text:style-name="T20"> </text:span><text:span text:style-name="T13">incluirla</text:span><text:span text:style-name="T20"> </text:span><text:span text:style-name="T13">entre</text:span><text:span text:style-name="T20"> </text:span><text:span text:style-name="T13">comillas.</text:span></text:p>
        <text:p text:style-name="P37"><text:span text:style-name="T13">-t:</text:span><text:span text:style-name="T20"> </text:span><text:span text:style-name="T13">Muestra</text:span><text:span text:style-name="T20"> </text:span><text:span text:style-name="T13">solo</text:span><text:span text:style-name="T20"> </text:span><text:span text:style-name="T13">las</text:span><text:span text:style-name="T20"> </text:span><text:span text:style-name="T13">líneas</text:span><text:span text:style-name="T20"> </text:span><text:span text:style-name="T13">que</text:span><text:span text:style-name="T20"> </text:span><text:span text:style-name="T13">corresponden</text:span><text:span text:style-name="T20"> </text:span><text:span text:style-name="T13">a</text:span><text:span text:style-name="T20"> </text:span><text:span text:style-name="T13">los</text:span><text:span text:style-name="T20"> </text:span><text:span text:style-name="T13">tipos</text:span><text:span text:style-name="T20"> </text:span><text:span text:style-name="T13">de</text:span><text:span text:style-name="T20"> </text:span><text:span text:style-name="T13">mensaje</text:span><text:span text:style-name="T20"> </text:span><text:span text:style-name="T13">que</text:span><text:span text:style-name="T20"> </text:span><text:span text:style-name="T13">se</text:span><text:span text:style-name="T20"> </text:span><text:span text:style-name="T13">le</text:span><text:span text:style-name="T20"> </text:span><text:span text:style-name="T13">pasan</text:span><text:span text:style-name="T20"> </text:span><text:span text:style-name="T13">como</text:span><text:span text:style-name="T20"> </text:span><text:span text:style-name="T13">parámetro.</text:span><text:span text:style-name="T20"> </text:span><text:span text:style-name="T13">Estos</text:span><text:span text:style-name="T20"> </text:span><text:span text:style-name="T13">pueden</text:span><text:span text:style-name="T20"> </text:span><text:span text:style-name="T13">ser</text:span><text:span text:style-name="T20"> </text:span><text:span text:style-name="T13">I,</text:span><text:span text:style-name="T20"> </text:span><text:span text:style-name="T13">E,</text:span><text:span text:style-name="T20"> </text:span><text:span text:style-name="T13">SE</text:span><text:span text:style-name="T20"> </text:span><text:span text:style-name="T13">y</text:span><text:span text:style-name="T20"> </text:span><text:span text:style-name="T13">A.</text:span><text:span text:style-name="T20"> </text:span><text:span text:style-name="T13">Si</text:span><text:span text:style-name="T20"> </text:span><text:span text:style-name="T13">se</text:span><text:span text:style-name="T20"> </text:span><text:span text:style-name="T13">desean</text:span><text:span text:style-name="T20"> </text:span><text:span text:style-name="T13">seleccionar</text:span><text:span text:style-name="T20"> </text:span><text:span text:style-name="T13">varios</text:span><text:span text:style-name="T20"> </text:span><text:span text:style-name="T13">tipos,</text:span><text:span text:style-name="T20"> </text:span><text:span text:style-name="T13">separarlos</text:span><text:span text:style-name="T20"> </text:span><text:span text:style-name="T13">con</text:span><text:span text:style-name="T20"> </text:span><text:span text:style-name="T13">espacios</text:span><text:span text:style-name="T20"> </text:span><text:span text:style-name="T13">en</text:span><text:span text:style-name="T20"> </text:span><text:span text:style-name="T13">blanco,</text:span><text:span text:style-name="T20"> </text:span><text:span text:style-name="T13">sin</text:span><text:span text:style-name="T20"> </text:span><text:span text:style-name="T13">agruparlos</text:span><text:span text:style-name="T20"> </text:span><text:span text:style-name="T13">mediante</text:span><text:span text:style-name="T20"> </text:span><text:span text:style-name="T13">comillas.</text:span></text:p>
        <text:p text:style-name="P37"><text:soft-page-break/><text:span text:style-name="T13">-n:</text:span><text:span text:style-name="T20"> </text:span><text:span text:style-name="T13">Muestra</text:span><text:span text:style-name="T20"> </text:span><text:span text:style-name="T13">las</text:span><text:span text:style-name="T20"> </text:span><text:span text:style-name="T13">ultimas</text:span><text:span text:style-name="T20"> </text:span><text:span text:style-name="T13">N</text:span><text:span text:style-name="T20"> </text:span><text:span text:style-name="T13">líneas</text:span><text:span text:style-name="T20"> </text:span><text:span text:style-name="T13">del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,</text:span><text:span text:style-name="T20"> </text:span><text:span text:style-name="T13">donde</text:span><text:span text:style-name="T20"> </text:span><text:span text:style-name="T13">N</text:span><text:span text:style-name="T20"> </text:span><text:span text:style-name="T13">es</text:span><text:span text:style-name="T20"> </text:span><text:span text:style-name="T13">un</text:span><text:span text:style-name="T20"> </text:span><text:span text:style-name="T13">argumento</text:span><text:span text:style-name="T20"> </text:span><text:span text:style-name="T13">que</text:span><text:span text:style-name="T20"> </text:span><text:span text:style-name="T13">se</text:span><text:span text:style-name="T20"> </text:span><text:span text:style-name="T13">debe</text:span><text:span text:style-name="T20"> </text:span><text:span text:style-name="T13">proveer.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que</text:span><text:span text:style-name="T20"> </text:span><text:span text:style-name="T13">N</text:span><text:span text:style-name="T20"> </text:span><text:span text:style-name="T13">sea</text:span><text:span text:style-name="T20"> </text:span><text:span text:style-name="T13">mayor</text:span><text:span text:style-name="T20"> </text:span><text:span text:style-name="T13">a</text:span><text:span text:style-name="T20"> </text:span><text:span text:style-name="T13">la</text:span><text:span text:style-name="T20"> </text:span><text:span text:style-name="T13">cantidad</text:span><text:span text:style-name="T20"> </text:span><text:span text:style-name="T13">de</text:span><text:span text:style-name="T20"> </text:span><text:span text:style-name="T13">líneas</text:span><text:span text:style-name="T20"> </text:span><text:span text:style-name="T13">del</text:span><text:span text:style-name="T20"> </text:span><text:span text:style-name="T13">log,</text:span><text:span text:style-name="T20"> </text:span><text:span text:style-name="T13">se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totalidad</text:span><text:span text:style-name="T20"> </text:span><text:span text:style-name="T13">del</text:span><text:span text:style-name="T20"> </text:span><text:span text:style-name="T13">mismo.</text:span></text:p>
        <text:p text:style-name="P37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7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8"/>
        <text:p text:style-name="P37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8"/>
        <text:p text:style-name="P37"><text:span text:style-name="T13">mirarC</text:span><text:span text:style-name="T20"> </text:span><text:span text:style-name="T13">unComando</text:span></text:p>
        <text:p text:style-name="P38"/>
        <text:p text:style-name="P37"><text:span text:style-name="T13">Se</text:span><text:span text:style-name="T20"> </text:span><text:span text:style-name="T13">muestra</text:span><text:span text:style-name="T20"> </text:span><text:span text:style-name="T13">el</text:span><text:span text:style-name="T20"> </text:span><text:span text:style-name="T13">log</text:span><text:span text:style-name="T20"> </text:span><text:span text:style-name="T13">correspondiente</text:span><text:span text:style-name="T20"> </text:span><text:span text:style-name="T13">al</text:span><text:span text:style-name="T20"> </text:span><text:span text:style-name="T13">comando</text:span><text:span text:style-name="T20"> “</text:span><text:span text:style-name="T13">unComando</text:span><text:span text:style-name="T20">”</text:span><text:span text:style-name="T13">.</text:span></text:p>
        <text:p text:style-name="P38"/>
        <text:p text:style-name="P37"><text:span text:style-name="T13">mirarC</text:span><text:span text:style-name="T20"> –</text:span><text:span text:style-name="T13">t</text:span><text:span text:style-name="T20"> </text:span><text:span text:style-name="T13">A</text:span><text:span text:style-name="T20"> </text:span><text:span text:style-name="T13">E</text:span><text:span text:style-name="T20"> </text:span><text:span text:style-name="T13">unComando</text:span></text:p>
        <text:p text:style-name="P38"/>
        <text:p text:style-name="P37"><text:span text:style-name="T13">Muestra</text:span><text:span text:style-name="T20"> </text:span><text:span text:style-name="T13">solo</text:span><text:span text:style-name="T20"> </text:span><text:span text:style-name="T13">los</text:span><text:span text:style-name="T20"> </text:span><text:span text:style-name="T13">mensajes</text:span><text:span text:style-name="T20"> </text:span><text:span text:style-name="T13">de</text:span><text:span text:style-name="T20"> </text:span><text:span text:style-name="T13">Advertencia</text:span><text:span text:style-name="T20"> </text:span><text:span text:style-name="T13">y</text:span><text:span text:style-name="T20"> </text:span><text:span text:style-name="T13">Error</text:span><text:span text:style-name="T20"> </text:span><text:span text:style-name="T13">logueados</text:span><text:span text:style-name="T20"> </text:span><text:span text:style-name="T13">por</text:span><text:span text:style-name="T20"> </text:span><text:span text:style-name="T13">unComando.</text:span></text:p>
        <text:p text:style-name="P38"/>
        <text:p text:style-name="P37"><text:span text:style-name="T13">mirarC</text:span><text:span text:style-name="T20"> –</text:span><text:span text:style-name="T13">s</text:span><text:span text:style-name="T20"> “</text:span><text:span text:style-name="T13">este</text:span><text:span text:style-name="T20"> </text:span><text:span text:style-name="T13">string</text:span><text:span text:style-name="T20">” </text:span><text:span text:style-name="T13">unComando</text:span></text:p>
        <text:p text:style-name="P38"/>
        <text:p text:style-name="P37"><text:span text:style-name="T13">Muestra</text:span><text:span text:style-name="T20"> </text:span><text:span text:style-name="T13">solo</text:span><text:span text:style-name="T20"> </text:span><text:span text:style-name="T13">las</text:span><text:span text:style-name="T20"> </text:span><text:span text:style-name="T13">líneas</text:span><text:span text:style-name="T20"> </text:span><text:span text:style-name="T13">que</text:span><text:span text:style-name="T20"> </text:span><text:span text:style-name="T13">contienen</text:span><text:span text:style-name="T20"> </text:span><text:span text:style-name="T13">al</text:span><text:span text:style-name="T20"> </text:span><text:span text:style-name="T13">string</text:span><text:span text:style-name="T20"> “</text:span><text:span text:style-name="T13">este</text:span><text:span text:style-name="T20"> </text:span><text:span text:style-name="T13">string</text:span><text:span text:style-name="T20">”</text:span><text:span text:style-name="T13">.</text:span></text:p>
        <text:p text:style-name="P38"/>
        <text:p text:style-name="P37"><text:span text:style-name="T13">mirarC</text:span><text:span text:style-name="T20"> –</text:span><text:span text:style-name="T13">n</text:span><text:span text:style-name="T20"> </text:span><text:span text:style-name="T13">1</text:span><text:span text:style-name="T20"> </text:span><text:span text:style-name="T13">unComando</text:span></text:p>
        <text:p text:style-name="P38"/>
        <text:p text:style-name="P37"><text:span text:style-name="T13">Muestra</text:span><text:span text:style-name="T20"> </text:span><text:span text:style-name="T13">la</text:span><text:span text:style-name="T20"> </text:span><text:span text:style-name="T13">última</text:span><text:span text:style-name="T20"> </text:span><text:span text:style-name="T13">línea</text:span><text:span text:style-name="T20"> </text:span><text:span text:style-name="T13">del</text:span><text:span text:style-name="T20"> </text:span><text:span text:style-name="T13">log.</text:span></text:p>
        <text:p text:style-name="P38"/>
        <text:p text:style-name="P39">Hipótesis</text:p>
        <text:p text:style-name="P38"/>
        <text:p text:style-name="P37"><text:span text:style-name="T39">Las</text:span><text:span text:style-name="T40"> </text:span><text:span text:style-name="T39">opciones</text:span><text:span text:style-name="T40"> </text:span><text:span text:style-name="T39">no</text:span><text:span text:style-name="T40"> </text:span><text:span text:style-name="T39">pueden</text:span><text:span text:style-name="T40"> </text:span><text:span text:style-name="T39">combinarse.</text:span></text:p>
        <text:p text:style-name="P40"/>
        <text:p text:style-name="P40"/>
        <text:p text:style-name="P40"/>
        <text:h text:style-name="P102" text:outline-level="2">StartD</text:h>
        <text:p text:style-name="P40"/>
        <text:p text:style-name="P37"><text:span text:style-name="T13">Lanza</text:span><text:span text:style-name="T20"> </text:span><text:span text:style-name="T13">la</text:span><text:span text:style-name="T20"> </text:span><text:span text:style-name="T13">ejecución</text:span><text:span text:style-name="T20"> </text:span><text:span text:style-name="T13">de</text:span><text:span text:style-name="T20"> </text:span><text:span text:style-name="T13">un</text:span><text:span text:style-name="T20"> </text:span><text:span text:style-name="T13">proceso.</text:span></text:p>
        <text:p text:style-name="P38"/>
        <text:p text:style-name="P39">Archivos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8"/>
        <text:p text:style-name="P37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8"/>
        <text:p text:style-name="P41"><text:span text:style-name="T13">StartD</text:span><text:span text:style-name="T20"> </text:span><text:span text:style-name="T13">[OPCION]</text:span><text:span text:style-name="T20"> </text:span><text:span text:style-name="T13">&lt;COMANDO&gt;</text:span></text:p>
        <text:p text:style-name="P38"/>
        <text:p text:style-name="P37"><text:span text:style-name="T13">Donde</text:span><text:span text:style-name="T20"> </text:span><text:span text:style-name="T13">OPCION</text:span><text:span text:style-name="T20"> </text:span><text:span text:style-name="T13">es</text:span><text:span text:style-name="T20"> </text:span><text:span text:style-name="T13">un</text:span><text:span text:style-name="T20"> </text:span><text:span text:style-name="T13">elemento</text:span><text:span text:style-name="T20"> </text:span><text:span text:style-name="T13">optativo</text:span><text:span text:style-name="T20"> </text:span><text:span text:style-name="T13">y</text:span><text:span text:style-name="T20"> </text:span><text:span text:style-name="T13">&lt;COMANDO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quiere</text:span><text:span text:style-name="T20"> </text:span><text:span text:style-name="T13">lanzar.</text:span></text:p>
        <text:p text:style-name="P37"><text:span text:style-name="T13">Las</text:span><text:span text:style-name="T20"> </text:span><text:span text:style-name="T13">opciones</text:span><text:span text:style-name="T20"> </text:span><text:span text:style-name="T13">disponibles</text:span><text:span text:style-name="T20"> </text:span><text:span text:style-name="T13">son</text:span><text:span text:style-name="T20"> </text:span><text:span text:style-name="T13">las</text:span><text:span text:style-name="T20"> </text:span><text:span text:style-name="T13">siguientes:</text:span></text:p>
        <text:p text:style-name="P38"/>
        <text:p text:style-name="P37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8"/>
        <text:p text:style-name="P39">Ejemplos</text:p>
        <text:p text:style-name="P38"/>
        <text:p text:style-name="P37"><text:span text:style-name="T13">StartD</text:span><text:span text:style-name="T20"> </text:span><text:span text:style-name="T13">detectarC</text:span></text:p>
        <text:p text:style-name="P38"/>
        <text:p text:style-name="P37"><text:soft-page-break/><text:span text:style-name="T13">Se</text:span><text:span text:style-name="T20"> </text:span><text:span text:style-name="T13">lanza</text:span><text:span text:style-name="T20"> </text:span><text:span text:style-name="T13">el</text:span><text:span text:style-name="T20"> </text:span><text:span text:style-name="T13">comando</text:span><text:span text:style-name="T20"> “</text:span><text:span text:style-name="T13">detectarC</text:span><text:span text:style-name="T20">” </text:span><text:span text:style-name="T13">si</text:span><text:span text:style-name="T20"> </text:span><text:span text:style-name="T13">no</text:span><text:span text:style-name="T20"> </text:span><text:span text:style-name="T13">se</text:span><text:span text:style-name="T20"> </text:span><text:span text:style-name="T13">encuentra</text:span><text:span text:style-name="T20"> </text:span><text:span text:style-name="T13">otro</text:span><text:span text:style-name="T20"> “</text:span><text:span text:style-name="T13">detectarC</text:span><text:span text:style-name="T20">” </text:span><text:span text:style-name="T13">corriendo.</text:span></text:p>
        <text:p text:style-name="P38"/>
        <text:p text:style-name="P37"><text:span text:style-name="T13">StartD</text:span><text:span text:style-name="T20"> </text:span><text:span text:style-name="T13">--help</text:span></text:p>
        <text:p text:style-name="P38"/>
        <text:p text:style-name="P37"><text:span text:style-name="T13">Se</text:span><text:span text:style-name="T20"> </text:span><text:span text:style-name="T13">muestra</text:span><text:span text:style-name="T20"> </text:span><text:span text:style-name="T13">por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43"/>
        <text:p text:style-name="P40"/>
        <text:p text:style-name="P40"/>
        <text:h text:style-name="P102" text:outline-level="2">StopD</text:h>
        <text:p text:style-name="P40"/>
        <text:p text:style-name="P37"><text:span text:style-name="T13">Detiene</text:span><text:span text:style-name="T20"> </text:span><text:span text:style-name="T13">la</text:span><text:span text:style-name="T20"> </text:span><text:span text:style-name="T13">ejecución</text:span><text:span text:style-name="T20"> </text:span><text:span text:style-name="T13">de</text:span><text:span text:style-name="T20"> </text:span><text:span text:style-name="T13">un</text:span><text:span text:style-name="T20"> </text:span><text:span text:style-name="T13">proceso</text:span><text:span text:style-name="T20"> </text:span><text:span text:style-name="T13">que</text:span><text:span text:style-name="T20"> </text:span><text:span text:style-name="T13">se</text:span><text:span text:style-name="T20"> </text:span><text:span text:style-name="T13">encuentra</text:span><text:span text:style-name="T20"> </text:span><text:span text:style-name="T13">corriendo.</text:span></text:p>
        <text:p text:style-name="P38"/>
        <text:p text:style-name="P39">Archivos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.</text:span></text:p>
        <text:p text:style-name="P38"/>
        <text:p text:style-name="P37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8"/>
        <text:p text:style-name="P37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8"/>
        <text:p text:style-name="P41"><text:span text:style-name="T25">StopD</text:span><text:span text:style-name="T20"> </text:span><text:span text:style-name="T13">[OPCION]</text:span><text:span text:style-name="T20"> </text:span><text:span text:style-name="T13">&lt;COMANDO&gt;</text:span></text:p>
        <text:p text:style-name="P38"/>
        <text:p text:style-name="P37"><text:span text:style-name="T13">Donde</text:span><text:span text:style-name="T20"> </text:span><text:span text:style-name="T13">OPCION</text:span><text:span text:style-name="T20"> </text:span><text:span text:style-name="T13">es</text:span><text:span text:style-name="T20"> </text:span><text:span text:style-name="T13">un</text:span><text:span text:style-name="T20"> </text:span><text:span text:style-name="T13">elemento</text:span><text:span text:style-name="T20"> </text:span><text:span text:style-name="T13">optativo</text:span><text:span text:style-name="T20"> </text:span><text:span text:style-name="T13">y</text:span><text:span text:style-name="T20"> </text:span><text:span text:style-name="T13">&lt;COMANDO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quiere</text:span><text:span text:style-name="T20"> </text:span><text:span text:style-name="T13">detener.</text:span></text:p>
        <text:p text:style-name="P37"><text:span text:style-name="T13">Las</text:span><text:span text:style-name="T20"> </text:span><text:span text:style-name="T13">opciones</text:span><text:span text:style-name="T20"> </text:span><text:span text:style-name="T13">disponibles</text:span><text:span text:style-name="T20"> </text:span><text:span text:style-name="T13">son</text:span><text:span text:style-name="T20"> </text:span><text:span text:style-name="T13">las</text:span><text:span text:style-name="T20"> </text:span><text:span text:style-name="T13">siguientes:</text:span></text:p>
        <text:p text:style-name="P38"/>
        <text:p text:style-name="P37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8"/>
        <text:p text:style-name="P39">Ejemplos</text:p>
        <text:p text:style-name="P38"/>
        <text:p text:style-name="P37"><text:span text:style-name="T13">StopD</text:span><text:span text:style-name="T20"> </text:span><text:span text:style-name="T13">detectarC</text:span></text:p>
        <text:p text:style-name="P38"/>
        <text:p text:style-name="P37"><text:span text:style-name="T13">Se</text:span><text:span text:style-name="T20"> </text:span><text:span text:style-name="T13">detiene</text:span><text:span text:style-name="T20"> </text:span><text:span text:style-name="T13">la</text:span><text:span text:style-name="T20"> </text:span><text:span text:style-name="T13">ejecución</text:span><text:span text:style-name="T20"> </text:span><text:span text:style-name="T13">del</text:span><text:span text:style-name="T20"> </text:span><text:span text:style-name="T13">comando</text:span><text:span text:style-name="T20"> “</text:span><text:span text:style-name="T13">detectarC</text:span><text:span text:style-name="T20">” </text:span><text:span text:style-name="T13">si</text:span><text:span text:style-name="T20"> </text:span><text:span text:style-name="T13">se</text:span><text:span text:style-name="T20"> </text:span><text:span text:style-name="T13">encuentra</text:span><text:span text:style-name="T20"> </text:span><text:span text:style-name="T13">un</text:span><text:span text:style-name="T20"> “</text:span><text:span text:style-name="T13">detectarC</text:span><text:span text:style-name="T20">” </text:span><text:span text:style-name="T13">corriendo.</text:span></text:p>
        <text:p text:style-name="P38"/>
        <text:p text:style-name="P37"><text:span text:style-name="T25">StopD</text:span><text:span text:style-name="T20"> </text:span><text:span text:style-name="T13">--help</text:span></text:p>
        <text:p text:style-name="P38"/>
        <text:p text:style-name="P37"><text:span text:style-name="T39">Se</text:span><text:span text:style-name="T40"> </text:span><text:span text:style-name="T39">muestra</text:span><text:span text:style-name="T40"> </text:span><text:span text:style-name="T39">por</text:span><text:span text:style-name="T40"> </text:span><text:span text:style-name="T39">pantalla</text:span><text:span text:style-name="T40"> </text:span><text:span text:style-name="T39">ayuda</text:span><text:span text:style-name="T40"> </text:span><text:span text:style-name="T39">acerca</text:span><text:span text:style-name="T40"> </text:span><text:span text:style-name="T39">del</text:span><text:span text:style-name="T40"> </text:span><text:span text:style-name="T39">uso</text:span><text:span text:style-name="T40"> </text:span><text:span text:style-name="T39">del</text:span><text:span text:style-name="T40"> </text:span><text:span text:style-name="T39">comando.</text:span></text:p>
        <text:p text:style-name="P40"/>
        <text:p text:style-name="P22"/>
        <text:p text:style-name="P22"/>
        <text:h text:style-name="P99" text:outline-level="1">Archivos</text:h>
        <text:p text:style-name="P24"><text:span text:style-name="T45">[</text:span><text:span text:style-name="T46">TODO</text:span><text:span text:style-name="T45">:</text:span><text:span text:style-name="T47"> HAY ARCHIVOS PARA PONER ??</text:span><text:span text:style-name="T45">]</text:span></text:p>
        <text:h text:style-name="Heading_20_2" text:outline-level="2">Archivos<text:span text:style-name="T41"> </text:span>propios<text:span text:style-name="T41"> </text:span>de<text:span text:style-name="T41"> </text:span>InstalarC</text:h>
        <text:p text:style-name="Standard"/>
        <text:p text:style-name="P29">Definidos<text:span text:style-name="T41"> </text:span>en<text:span text:style-name="T41"> </text:span>el<text:span text:style-name="T41"> </text:span>enunciado</text:p>
        <text:p text:style-name="P29"/>
        <text:p text:style-name="P29">InstalarC.conf</text:p>
        <text:p text:style-name="P29"/>
        <text:p text:style-name="P29">Esta<text:span text:style-name="T41"> </text:span>en<text:span text:style-name="T41"> </text:span>el<text:span text:style-name="T41"> </text:span>directorio<text:span text:style-name="T41"> </text:span>$GRUPO/conf,<text:span text:style-name="T41"> </text:span>se<text:span text:style-name="T41"> </text:span>denomina<text:span text:style-name="T41"> </text:span>InstalarC.conf<text:span text:style-name="T41"> </text:span>y<text:span text:style-name="T41"> </text:span>su<text:span text:style-name="T41"> </text:span>estructura<text:span text:style-name="T41"> </text:span>es<text:span text:style-name="T41"> </text:span>de<text:span text:style-name="T41"> </text:span>la<text:span text:style-name="T41"> </text:span>forma:</text:p>
        <text:p text:style-name="P29"/>
        <text:p text:style-name="P29"><text:soft-page-break/><text:tab/>&lt;nombre<text:span text:style-name="T41"> </text:span>de<text:span text:style-name="T41"> </text:span>la<text:span text:style-name="T41"> </text:span>variable&gt;<text:span text:style-name="T41"> </text:span>=<text:span text:style-name="T41"> </text:span>&lt;contenido<text:span text:style-name="T41"> </text:span>de<text:span text:style-name="T41"> </text:span>la<text:span text:style-name="T41"> </text:span>variable&gt;</text:p>
        <text:p text:style-name="P29"/>
        <text:p text:style-name="P29">No<text:span text:style-name="T41"> </text:span>definidos<text:span text:style-name="T41"> </text:span>en<text:span text:style-name="T41"> </text:span>el<text:span text:style-name="T41"> </text:span>enunciado</text:p>
        <text:p text:style-name="P29"/>
        <text:p text:style-name="P29">InstalarC.conf<text:span text:style-name="T41"> </text:span>temporal,<text:span text:style-name="T41"> </text:span>en<text:span text:style-name="T41"> </text:span>la<text:span text:style-name="T41"> </text:span>carpeta<text:span text:style-name="T41"> </text:span>$GRUPO/temp.<text:span text:style-name="T41"> </text:span>Este<text:span text:style-name="T41"> </text:span>se<text:span text:style-name="T41"> </text:span>utiliza<text:span text:style-name="T41"> </text:span>en<text:span text:style-name="T41"> </text:span>el<text:span text:style-name="T41"> </text:span>proceso<text:span text:style-name="T41"> </text:span>de<text:span text:style-name="T41"> </text:span>modificación<text:span text:style-name="T41"> </text:span>del<text:span text:style-name="T41"> </text:span>valor<text:span text:style-name="T41"> </text:span>de<text:span text:style-name="T41"> </text:span>una<text:span text:style-name="T41"> </text:span>variable<text:span text:style-name="T41"> </text:span>en<text:span text:style-name="T41"> </text:span>el<text:span text:style-name="T41"> </text:span>InstalarC.conf<text:span text:style-name="T41"> </text:span>original<text:span text:style-name="T41"> </text:span>en<text:span text:style-name="T41"> </text:span>/conf.<text:span text:style-name="T41"> </text:span>Tiene<text:span text:style-name="T41"> </text:span>la<text:span text:style-name="T41"> </text:span>misma<text:span text:style-name="T41"> </text:span>estructura<text:span text:style-name="T41"> </text:span>de<text:span text:style-name="T41"> </text:span>datos<text:span text:style-name="T41"> </text:span>que<text:span text:style-name="T41"> </text:span>InstalarC.conf</text:p>
        <text:p text:style-name="P29"/>
        <text:p text:style-name="P30"><text:span text:style-name="T45">errores.mae</text:span><text:span text:style-name="T48"> </text:span><text:span text:style-name="T45">temporal,</text:span><text:span text:style-name="T48"> </text:span><text:span text:style-name="T45">en</text:span><text:span text:style-name="T48"> </text:span><text:span text:style-name="T45">la</text:span><text:span text:style-name="T48"> </text:span><text:span text:style-name="T45">carpeta</text:span><text:span text:style-name="T48"> </text:span><text:span text:style-name="T45">$GRUPO/temp.</text:span><text:span text:style-name="T48"> </text:span><text:span text:style-name="T45">Este</text:span><text:span text:style-name="T48"> </text:span><text:span text:style-name="T45">es</text:span><text:span text:style-name="T48"> </text:span><text:span text:style-name="T45">una</text:span><text:span text:style-name="T48"> </text:span><text:span text:style-name="T45">copia</text:span><text:span text:style-name="T48"> </text:span><text:span text:style-name="T45">del</text:span><text:span text:style-name="T48"> </text:span><text:span text:style-name="T45">archivo</text:span><text:span text:style-name="T48"> </text:span><text:span text:style-name="T45">de</text:span><text:span text:style-name="T48"> </text:span><text:span text:style-name="T45">errores</text:span><text:span text:style-name="T48"> </text:span><text:span text:style-name="T45">maestros,</text:span><text:span text:style-name="T48"> </text:span><text:span text:style-name="T45">utilizada</text:span><text:span text:style-name="T48"> </text:span><text:span text:style-name="T45">por</text:span><text:span text:style-name="T48"> </text:span><text:span text:style-name="T45">el</text:span><text:span text:style-name="T48"> </text:span><text:span text:style-name="T45">loguearC</text:span><text:span text:style-name="T48"> </text:span><text:span text:style-name="T45">durante</text:span><text:span text:style-name="T48"> </text:span><text:span text:style-name="T45">la</text:span><text:span text:style-name="T48"> </text:span><text:span text:style-name="T45">ejecución</text:span><text:span text:style-name="T48"> </text:span><text:span text:style-name="T45">del</text:span><text:span text:style-name="T48"> </text:span><text:span text:style-name="T45">comando</text:span><text:span text:style-name="T48"> </text:span><text:span text:style-name="T45">InstalarC,</text:span><text:span text:style-name="T48"> </text:span><text:span text:style-name="T45">ya</text:span><text:span text:style-name="T48"> </text:span><text:span text:style-name="T45">que</text:span><text:span text:style-name="T48"> </text:span><text:span text:style-name="T45">se</text:span><text:span text:style-name="T48"> </text:span><text:span text:style-name="T45">supone</text:span><text:span text:style-name="T48"> </text:span><text:span text:style-name="T45">que</text:span><text:span text:style-name="T48"> </text:span><text:span text:style-name="T45">durante</text:span><text:span text:style-name="T48"> </text:span><text:span text:style-name="T45">la</text:span><text:span text:style-name="T48"> </text:span><text:span text:style-name="T45">instalación</text:span><text:span text:style-name="T48"> </text:span><text:span text:style-name="T45">se</text:span><text:span text:style-name="T48"> </text:span><text:span text:style-name="T45">desconoce</text:span><text:span text:style-name="T48"> </text:span><text:span text:style-name="T45">donde</text:span><text:span text:style-name="T48"> </text:span><text:span text:style-name="T45">van</text:span><text:span text:style-name="T48"> </text:span><text:span text:style-name="T45">a</text:span><text:span text:style-name="T48"> </text:span><text:span text:style-name="T45">estar</text:span><text:span text:style-name="T48"> </text:span><text:span text:style-name="T45">los</text:span><text:span text:style-name="T48"> </text:span><text:span text:style-name="T45">mae.</text:span><text:span text:style-name="T48"> <text:s/></text:span></text:p>
        <text:h text:style-name="P101" text:outline-level="1"><text:span text:style-name="T5">Hoja</text:span><text:span text:style-name="T6"> </text:span><text:span text:style-name="T5">de</text:span><text:span text:style-name="T6"> </text:span><text:span text:style-name="T5">Ruta</text:span><text:span text:style-name="T6"> </text:span><text:span text:style-name="T5">para</text:span><text:span text:style-name="T6"> </text:span><text:span text:style-name="T5">el</text:span><text:span text:style-name="T6"> </text:span><text:span text:style-name="T5">Testeo</text:span></text:h>
        <text:p text:style-name="P24"/>
        <text:h text:style-name="Heading_20_2" text:outline-level="2"><text:span text:style-name="T13">Casos</text:span><text:span text:style-name="T20"> </text:span><text:span text:style-name="T13">instalarC</text:span></text:h>
        <text:p text:style-name="P25"/>
        <text:p text:style-name="P24">Casos InstalarC</text:p>
        <text:p text:style-name="P24">Caso 1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Cantidad incorrecta de parametros. </text:span></text:p>
        <text:p text:style-name="P23"/>
        <text:p text:style-name="Standard"><text:span text:style-name="T7">Pasos:</text:span><text:span text:style-name="T8"> </text:span></text:p>
        <text:list xml:id="list114821466" text:style-name="WW8Num4">
          <text:list-item>
            <text:p text:style-name="P56">Ejecutar el comando InstalarC : InstalarC –h -v</text:p>
            <text:p text:style-name="P56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Cantidad erronea de parametros, se requieren a lo sumo 1 </text:p>
        <text:p text:style-name="P26">Proceso de instalación cancelado”</text:p>
        <text:p text:style-name="P23"/>
        <text:p text:style-name="P22">Observaciones:</text:p>
        <text:p text:style-name="P22"/>
        <text:p text:style-name="P22"/>
        <text:p text:style-name="P24">Caso 2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Parametro Ingresado invalido. </text:span></text:p>
        <text:p text:style-name="P23"/>
        <text:p text:style-name="Standard"><text:span text:style-name="T7">Pasos:</text:span><text:span text:style-name="T8"> </text:span></text:p>
        <text:list xml:id="list389644833" text:style-name="L12">
          <text:list-item>
            <text:p text:style-name="P68">Ejecutar el comando InstalarC : InstalarC –ayuda</text:p>
          </text:list-item>
        </text:list>
        <text:list xml:id="list857174511" text:continue-list="list114821466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el parametro ingresado es erroneo, ejecute InstalarC --help para obtener ayuda </text:p>
        <text:p text:style-name="P26">Proceso de instalación cancelado”</text:p>
        <text:p text:style-name="P23"/>
        <text:p text:style-name="P22">Observaciones:</text:p>
        <text:p text:style-name="P25"/>
        <text:p text:style-name="P25"/>
        <text:p text:style-name="P24">Caso 3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No se aceptan los terminos legales. </text:span></text:p>
        <text:p text:style-name="P23"/>
        <text:p text:style-name="Standard"><text:span text:style-name="T7">Pasos:</text:span><text:span text:style-name="T8"> </text:span></text:p>
        <text:list xml:id="list216281304" text:style-name="L14">
          <text:list-item>
            <text:p text:style-name="P69">Ejecutar el comando InstalarC : InstalarC</text:p>
          </text:list-item>
          <text:list-item>
            <text:p text:style-name="P69">Ingresar r o rechazar por teclado, y presionar enter</text:p>
          </text:list-item>
        </text:list>
        <text:list xml:id="list775574025" text:continue-list="list857174511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Standard"><text:span text:style-name="T10">“Proceso de instalación cancelado”</text:span></text:p>
        <text:p text:style-name="P23"/>
        <text:p text:style-name="P22">Observaciones:</text:p>
        <text:p text:style-name="P22"/>
        <text:p text:style-name="P22"/>
        <text:p text:style-name="P24"><text:soft-page-break/>Caso 4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No se posee una version de perl igual o superior a 5. </text:span></text:p>
        <text:p text:style-name="P23"/>
        <text:p text:style-name="Standard"><text:span text:style-name="T7">Pasos:</text:span><text:span text:style-name="T8"> </text:span></text:p>
        <text:list xml:id="list1775289180" text:continue-list="list216281304" text:style-name="L14">
          <text:list-item text:start-value="1">
            <text:p text:style-name="P69">Ejecutar el comando InstalarC(sin tener una version de perl superior o igual a 5): InstalarC</text:p>
          </text:list-item>
          <text:list-item>
            <text:p text:style-name="P69">Aceptar los terminos legales presionando a o aceptar, y enter</text:p>
          </text:list-item>
        </text:list>
        <text:list xml:id="list92851512" text:continue-list="list775574025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Para instalar Consultar es necesario contar con Perl 5 o superior </text:p>
        <text:p text:style-name="P26">intalado. Efectúe su instalación e inténtelo nuevamente. Proceso de </text:p>
        <text:p text:style-name="P26">Instalación Cancelado”</text:p>
        <text:p text:style-name="P23"/>
        <text:p text:style-name="P22">Observaciones:</text:p>
        <text:p text:style-name="P22"/>
        <text:p text:style-name="P22"/>
        <text:p text:style-name="P24">Caso 5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posee una version de Perl</text:span><text:span text:style-name="T6"> </text:span><text:span text:style-name="T8">igual o superior a 5. </text:span></text:p>
        <text:p text:style-name="P23"/>
        <text:p text:style-name="Standard"><text:span text:style-name="T7">Pasos:</text:span><text:span text:style-name="T8"> </text:span></text:p>
        <text:list xml:id="list1620335548" text:continue-list="list1775289180" text:style-name="L14">
          <text:list-item text:start-value="1">
            <text:p text:style-name="P69">Ejecutar el comando InstalarC(con una version de perl superior o igual a 5): InstalarC</text:p>
          </text:list-item>
          <text:list-item>
            <text:p text:style-name="P69">Aceptar los terminos legales presionando a o aceptar, y enter</text:p>
          </text:list-item>
        </text:list>
        <text:list xml:id="list140659287" text:continue-list="list92851512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La version de perl instalada en el sistema es v5.XX</text:p>
        <text:p text:style-name="P26">Todos los directorios del sistema serán subdirectorios de $GRUPO </text:p>
        <text:p text:style-name="P26">Todos los componentes de la instalación se obtendrán del repositorio: </text:p>
        <text:p text:style-name="P26">$GRUPO/inst </text:p>
        <text:p text:style-name="P26">detectarC </text:p>
        <text:p text:style-name="P26">errores.mae </text:p>
        <text:p text:style-name="P26">iniciarC </text:p>
        <text:p text:style-name="P26">InstalarC </text:p>
        <text:p text:style-name="P26">instalarc.log </text:p>
        <text:p text:style-name="P26">listarC </text:p>
        <text:p text:style-name="P26">loguearc.log </text:p>
        <text:p text:style-name="P26">sumarC </text:p>
        <text:p text:style-name="P26">El log de la instalacion se almacenara en $GRUPO/inst </text:p>
        <text:p text:style-name="P26">Al finalizar la instalación, si la misma fue exitosa se dejara un </text:p>
        <text:p text:style-name="P26">archivo de configuración en $GRUPO/conf </text:p>
        <text:p text:style-name="P26">Ingrese el nombre del directorio que permite el arribo de archivos </text:p>
        <text:p text:style-name="P26">externos ($GRUPO/arribos)”</text:p>
        <text:p text:style-name="P23"/>
        <text:p text:style-name="P22">Observaciones:</text:p>
        <text:p text:style-name="P22"/>
        <text:p text:style-name="P24">Caso 6:</text:p>
        <text:p text:style-name="P24"/>
        <text:p text:style-name="Standard"><text:soft-page-break/><text:span text:style-name="T7">Descripción:</text:span><text:span text:style-name="T8"> Instalar</text:span><text:span text:style-name="T6">C. </text:span><text:span text:style-name="T8">Se ingresa por teclado un path de directorio para el arribo de archivos invalido. </text:span></text:p>
        <text:p text:style-name="P23"/>
        <text:p text:style-name="Standard"><text:span text:style-name="T7">Pasos:</text:span><text:span text:style-name="T8"> </text:span></text:p>
        <text:list xml:id="list1526266610" text:continue-list="list1620335548" text:style-name="L14">
          <text:list-item text:start-value="1">
            <text:p text:style-name="P69">Ejecutar el comando InstalarC: InstalarC</text:p>
          </text:list-item>
          <text:list-item>
            <text:p text:style-name="P69">Aceptar los terminos legales presionando a o aceptar, y enter</text:p>
          </text:list-item>
          <text:list-item>
            <text:p text:style-name="P69">Se ingresa por teclado el path bin o /bin/</text:p>
          </text:list-item>
        </text:list>
        <text:list xml:id="list538167962" text:continue-list="list140659287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error en el armado del path, debe arrancar con / y terminar con un caracter alfa-numerico o _</text:p>
        <text:p text:style-name="P26">Ingrese el nombre del directorio que permite el arribo de archivos </text:p>
        <text:p text:style-name="P26">externos ($GRUPO/arribos)”</text:p>
        <text:p text:style-name="P23"/>
        <text:p text:style-name="P22">Observaciones:</text:p>
        <text:p text:style-name="P24">Caso 7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cambian los valores default de configuración al volver atras. </text:span></text:p>
        <text:p text:style-name="P23"/>
        <text:p text:style-name="Standard"><text:span text:style-name="T7">Pasos:</text:span><text:span text:style-name="T8"> </text:span></text:p>
        <text:list xml:id="list1495315037" text:continue-list="list1526266610" text:style-name="L14">
          <text:list-item text:start-value="1">
            <text:p text:style-name="P69">Ejecutar el comando InstalarC: InstalarC</text:p>
          </text:list-item>
          <text:list-item>
            <text:p text:style-name="P69">Aceptar los terminos legales presionando a o aceptar, y enter</text:p>
          </text:list-item>
          <text:list-item>
            <text:p text:style-name="P69">Se ingresa por teclado el path de la carpeta de arribos /entrantes</text:p>
          </text:list-item>
          <text:list-item>
            <text:p text:style-name="P69">Se ingresa por teclado v o volver al ingresar tamaño de la carpeta de arribos</text:p>
          </text:list-item>
        </text:list>
        <text:list xml:id="list441192637" text:continue-list="list538167962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Ingrese el nombre del directorio que permite el arribo de archivos </text:p>
        <text:p text:style-name="P26">externos ($GRUPO/arribos) </text:p>
        <text:p text:style-name="P26">/entrantes </text:p>
        <text:p text:style-name="P26">Ingrese el espacio mínimo requerido para datos externos(en Mbytes): </text:p>
        <text:p text:style-name="P26">100 Mb </text:p>
        <text:p text:style-name="P26">v </text:p>
        <text:p text:style-name="P26">Ingrese el nombre del directorio que permite el arribo de archivos </text:p>
        <text:p text:style-name="P26">externos ($GRUPO/entrantes)”</text:p>
        <text:p text:style-name="P23"/>
        <text:p text:style-name="P22">Observaciones:</text:p>
        <text:p text:style-name="P22"/>
        <text:p text:style-name="P24">Caso 8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ingresa por teclado un espacio minimo necesario para arribos que no es un numero o un entero</text:span></text:p>
        <text:p text:style-name="P23"/>
        <text:p text:style-name="Standard"><text:span text:style-name="T7">Pasos:</text:span><text:span text:style-name="T8"> </text:span></text:p>
        <text:list xml:id="list1506942571" text:continue-list="list1495315037" text:style-name="L14">
          <text:list-item text:start-value="1">
            <text:p text:style-name="P69">Ejecutar el comando InstalarC: InstalarC</text:p>
          </text:list-item>
          <text:list-item>
            <text:p text:style-name="P69">Aceptar los terminos legales presionando a o aceptar, y enter</text:p>
          </text:list-item>
          <text:list-item>
            <text:p text:style-name="P69">Se ingresa por teclado a o aceptar o enter para el path de arribos</text:p>
          </text:list-item>
          <text:list-item>
            <text:p text:style-name="P69">Se ingresa por teclado 45g o 45.4 como espacio minimo necesario para arribos</text:p>
          </text:list-item>
        </text:list>
        <text:list xml:id="list988529491" text:continue-list="list441192637" text:style-name="WW8Num4">
          <text:list-header>
            <text:p text:style-name="P56"><text:soft-page-break/></text:p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Ingrese el espacio mínimo requerido para datos externos(en Mbytes): </text:p>
        <text:p text:style-name="P26">100 Mb </text:p>
        <text:p text:style-name="P26">45g </text:p>
        <text:p text:style-name="P26">error en la data ingresada, se esperaba un numero entero </text:p>
        <text:p text:style-name="P26">Ingrese el espacio mínimo requerido para datos externos(en Mbytes): </text:p>
        <text:p text:style-name="P26">100 Mb </text:p>
        <text:p text:style-name="P26">45.4 </text:p>
        <text:p text:style-name="P26">error en la data ingresada, se esperaba un numero entero </text:p>
        <text:p text:style-name="P26">Ingrese el espacio mínimo requerido para datos externos(en Mbytes): </text:p>
        <text:p text:style-name="P26">100 Mb”</text:p>
        <text:p text:style-name="P23"/>
        <text:p text:style-name="P22">Observaciones:</text:p>
        <text:p text:style-name="P22"/>
        <text:p text:style-name="P22"/>
        <text:p text:style-name="P24">Caso 9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cancela la instalación durante la etapa de seteo de parámetros. </text:span></text:p>
        <text:p text:style-name="P23"/>
        <text:p text:style-name="Standard"><text:span text:style-name="T7">Pasos:</text:span><text:span text:style-name="T8"> </text:span></text:p>
        <text:list xml:id="list894016394" text:continue-list="list1506942571" text:style-name="L14">
          <text:list-item text:start-value="1">
            <text:p text:style-name="P69">Ejecutar el comando InstalarC: InstalarC</text:p>
          </text:list-item>
          <text:list-item>
            <text:p text:style-name="P69">Aceptar los terminos legales presionando a o aceptar, y enter</text:p>
          </text:list-item>
          <text:list-item>
            <text:p text:style-name="P69">Se ingresa por teclado a o aceptar o enter para el path de arribo</text:p>
          </text:list-item>
          <text:list-item>
            <text:p text:style-name="P98">Se ingresa c o cancelar por teclado para el espacio minimo requerido para arribos</text:p>
          </text:list-item>
        </text:list>
        <text:p text:style-name="P23"/>
        <text:list xml:id="list533203719" text:continue-list="list988529491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Ingrese el nombre del directorio que permite el arribo de archivos </text:p>
        <text:p text:style-name="P26">externos ($GRUPO/arribos) </text:p>
        <text:p text:style-name="P26">a </text:p>
        <text:p text:style-name="P26">Ingrese el espacio mínimo requerido para datos externos(en Mbytes): </text:p>
        <text:p text:style-name="P26">100 Mb </text:p>
        <text:p text:style-name="P26">c </text:p>
        <text:p text:style-name="P26">Proceso de instalación cancelado”</text:p>
        <text:p text:style-name="P23"/>
        <text:p text:style-name="P22">Observaciones:</text:p>
        <text:p text:style-name="P22"/>
        <text:p text:style-name="P22"/>
        <text:p text:style-name="P24">Caso 10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ingresa por teclado un espacio minimo para la carpeta de arribos superior al espacio disponible en disco. </text:span></text:p>
        <text:p text:style-name="P23"/>
        <text:p text:style-name="Standard"><text:span text:style-name="T7">Pasos:</text:span><text:span text:style-name="T8"> </text:span></text:p>
        <text:list xml:id="list1478515878" text:continue-list="list894016394" text:style-name="L14">
          <text:list-item text:start-value="1">
            <text:p text:style-name="P69">Ejecutar el comando InstalarC: InstalarC</text:p>
          </text:list-item>
          <text:list-item>
            <text:p text:style-name="P69">Aceptar los terminos legales presionando a o aceptar, y enter</text:p>
          </text:list-item>
          <text:list-item>
            <text:p text:style-name="P69">Se ingresa por teclado a o aceptar o enter para el path de arribo</text:p>
          </text:list-item>
          <text:list-item>
            <text:p text:style-name="P69"><text:soft-page-break/>Se ingresa por teclado 200000 para el espacio minimo requerido para arribos</text:p>
          </text:list-item>
        </text:list>
        <text:list xml:id="list59800847" text:continue-list="list533203719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Ingrese el espacio mínimo requerido para datos externos(en Mbytes): </text:p>
        <text:p text:style-name="P26">100 Mb </text:p>
        <text:p text:style-name="P26">200000 </text:p>
        <text:p text:style-name="P26">Insuficiente espacio en disco. Espacio disponible: 122880 Mb. </text:p>
        <text:p text:style-name="P26">Espacio requerido 200000 Mb </text:p>
        <text:p text:style-name="P26">Ingrese el espacio mínimo requerido para datos externos(en Mbytes): </text:p>
        <text:p text:style-name="P26">100 Mb”</text:p>
        <text:p text:style-name="P23"/>
        <text:p text:style-name="P22">Observaciones:</text:p>
        <text:p text:style-name="P22"/>
        <text:p text:style-name="P24">Caso 11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ingresa por teclado una extension de log invalida. </text:span></text:p>
        <text:p text:style-name="P23"/>
        <text:p text:style-name="Standard"><text:span text:style-name="T7">Pasos:</text:span><text:span text:style-name="T8"> </text:span></text:p>
        <text:list xml:id="list1441060600" text:continue-list="list1478515878" text:style-name="L14">
          <text:list-item text:start-value="1">
            <text:p text:style-name="P69">Ejecutar el comando InstalarC: InstalarC</text:p>
          </text:list-item>
          <text:list-item>
            <text:p text:style-name="P69">Aceptar los terminos legales presionando a o aceptar, y enter</text:p>
          </text:list-item>
          <text:list-item>
            <text:p text:style-name="P69">Se ingresa por teclado /entradas el path de arribo</text:p>
          </text:list-item>
          <text:list-item>
            <text:p text:style-name="P69">Se ingresa por teclado 80 de tamaño minimo para datos externos</text:p>
          </text:list-item>
          <text:list-item>
            <text:p text:style-name="P69">Se ingresa por teclado /ejecutables para el subdirectorio de ejecutables</text:p>
          </text:list-item>
          <text:list-item>
            <text:p text:style-name="P69">Se ingresa por teclado /logeo para el directorio de log</text:p>
          </text:list-item>
          <text:list-item>
            <text:p text:style-name="P69">Se ingresa por teclado log o .log. para la extensión de log </text:p>
          </text:list-item>
        </text:list>
        <text:list xml:id="list801568935" text:continue-list="list59800847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Ingrese la extensión para los archivos de log: (.log) </text:p>
        <text:p text:style-name="P26">log </text:p>
        <text:p text:style-name="P26">error en el formato de extension ingresado, se espera empiece con punto y termine con caracter alfa-numerico </text:p>
        <text:p text:style-name="P26">Ingrese la extensión para los archivos de log: (.log) </text:p>
        <text:p text:style-name="P26">.log. </text:p>
        <text:p text:style-name="P26">error en el formato de extension ingresado, se espera empiece con punto y termine con caracter alfa-numerico </text:p>
        <text:p text:style-name="P26">Ingrese la extensión para los archivos de log: (.log)”</text:p>
        <text:p text:style-name="P23"/>
        <text:p text:style-name="P22">Observaciones:</text:p>
        <text:p text:style-name="P22"/>
        <text:p text:style-name="P24">Caso 12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Se ingresan todos los valores de configuración a setear de manera correcta. </text:span></text:p>
        <text:p text:style-name="P23"/>
        <text:p text:style-name="Standard"><text:span text:style-name="T7">Pasos:</text:span><text:span text:style-name="T8"> </text:span></text:p>
        <text:list xml:id="list1874287662" text:continue-list="list1441060600" text:style-name="L14">
          <text:list-item text:start-value="1">
            <text:p text:style-name="P69">Ejecutar el comando InstalarC: InstalarC</text:p>
          </text:list-item>
          <text:list-item>
            <text:p text:style-name="P69">Aceptar los terminos legales presionando a o aceptar, y enter</text:p>
          </text:list-item>
          <text:list-item>
            <text:p text:style-name="P69">Se ingresa por teclado /entradas el path de arribo</text:p>
          </text:list-item>
          <text:list-item>
            <text:p text:style-name="P69">Se ingresa por teclado 80 de tamaño minimo para datos externos</text:p>
          </text:list-item>
          <text:list-item>
            <text:p text:style-name="P69"><text:soft-page-break/>Se ingresa por teclado /ejecutables para el subdirectorio de ejecutables</text:p>
          </text:list-item>
          <text:list-item>
            <text:p text:style-name="P69">Se ingresa por teclado /logeo para el directorio de log</text:p>
          </text:list-item>
          <text:list-item>
            <text:p text:style-name="P69">Se ingresa por teclado .logeo para la extension de los archivos de log</text:p>
          </text:list-item>
          <text:list-item>
            <text:p text:style-name="P69">Se ingresa por teclado 500 para el tamaño maximo de los archivos de log</text:p>
          </text:list-item>
        </text:list>
        <text:list xml:id="list107798673" text:continue-list="list801568935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**************************************************************** </text:p>
        <text:p text:style-name="P26">* </text:p>
        <text:p text:style-name="P26">*<text:tab/>Parámetros de instalación del paquete Consultar<text:tab/><text:tab/>* </text:p>
        <text:p text:style-name="P26">**************************************************************** </text:p>
        <text:p text:style-name="P26">* </text:p>
        <text:p text:style-name="P26">Directorio de trabajo: $GRUPO</text:p>
        <text:p text:style-name="P26">Directorio de instalación: $GRUPO/inst </text:p>
        <text:p text:style-name="P26">Directorio de configuración: $GRUPO/conf </text:p>
        <text:p text:style-name="P26">Directorio de datos maestros: $GRUPO/mae </text:p>
        <text:p text:style-name="P26">Directorio de ejecutables: /ejecutables </text:p>
        <text:p text:style-name="P26">Librería de funciones: $GRUPO/lib </text:p>
        <text:p text:style-name="P26">Directorio de arribos: /entradas </text:p>
        <text:p text:style-name="P26">Espacio mínimo reservado en : 80 MB </text:p>
        <text:p text:style-name="P26">Directorio para los archivos de Log: /logeo </text:p>
        <text:p text:style-name="P26">Extensión para los archivos de Log: logeo </text:p>
        <text:p text:style-name="P26">Tamaño máximo para los archivos de Log: 500 KB </text:p>
        <text:p text:style-name="P26">Log de la instalación: $GRUPO/inst </text:p>
        <text:p text:style-name="P26">Si los datos ingresados son correctos de ENTER para continuar, si </text:p>
        <text:p text:style-name="P26">desea modificar algún parámetro oprima cualquier tecla para reiniciar”</text:p>
        <text:p text:style-name="P23"/>
        <text:p text:style-name="P22">Observaciones:</text:p>
        <text:p text:style-name="P22"/>
        <text:p text:style-name="P24">Caso 13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Faltan los archivos maestros no obligatorio encuestas.mae, preguntas.mae y encuestadores.mae en la carpeta inst. </text:span></text:p>
        <text:p text:style-name="P23"/>
        <text:p text:style-name="Standard"><text:span text:style-name="T7">Pasos:</text:span><text:span text:style-name="T8"> </text:span></text:p>
        <text:list xml:id="list1028017546" text:continue-list="list1874287662" text:style-name="L14">
          <text:list-item text:start-value="1">
            <text:p text:style-name="P69">Ejecutar el comando InstalarC: InstalarC</text:p>
          </text:list-item>
          <text:list-item>
            <text:p text:style-name="P69">Aceptar los terminos legales presionando a o aceptar, y enter</text:p>
          </text:list-item>
          <text:list-item>
            <text:p text:style-name="P69">Se ingresa por teclado /entradas el path de arribo</text:p>
          </text:list-item>
          <text:list-item>
            <text:p text:style-name="P69">Se ingresa por teclado 80 de tamaño minimo para datos externos</text:p>
          </text:list-item>
          <text:list-item>
            <text:p text:style-name="P69">Se ingresa por teclado /ejecutables para el subdirectorio de ejecutables</text:p>
          </text:list-item>
          <text:list-item>
            <text:p text:style-name="P69">Se ingresa por teclado /logeo para el directorio de log</text:p>
          </text:list-item>
          <text:list-item>
            <text:p text:style-name="P69">Se ingresa por teclado .logeo para la extension de los archivos de log</text:p>
          </text:list-item>
          <text:list-item>
            <text:p text:style-name="P69">Se ingresa por teclado 500 para el tamaño maximo de los archivos de log</text:p>
          </text:list-item>
          <text:list-item>
            <text:p text:style-name="P69">Se presiona enter para iniciar la instalación</text:p>
          </text:list-item>
          <text:list-item>
            <text:p text:style-name="P69">Se ingresa si por teclado para confirmar el inicio de instalación</text:p>
          </text:list-item>
        </text:list>
        <text:p text:style-name="P22"/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Creando estructuras de Directorio....... </text:p>
        <text:p text:style-name="P26">moviendo archivos.... </text:p>
        <text:p text:style-name="P26"><text:soft-page-break/>Advertencia en la instalacion, no se puede encontrar el archivo encuestas.mae </text:p>
        <text:p text:style-name="P26">Advertencia en la instalacion, no se puede encontrar el archivo preguntas.mae </text:p>
        <text:p text:style-name="P26">Advertencia en la instalacion, no se puede encontrar el archivo encuestadores.mae </text:p>
        <text:p text:style-name="P26">******************************************************** </text:p>
        <text:p text:style-name="P26">* <text:s text:c="5"/>Sistema Consultar Copyright SisOp (c)2011 <text:s text:c="6"/>* </text:p>
        <text:p text:style-name="P26">******************************************************** </text:p>
        <text:p text:style-name="P26">*Se encuentran instalados los siguientes componentes: <text:s/>* </text:p>
        <text:p text:style-name="P26"/>
        <text:p text:style-name="P26">*iniciarC dd/mm/aaaa <text:s/>hh:mm:ss usuario* </text:p>
        <text:p text:style-name="P26">*detectarC dd/mm/aaaa <text:s/>hh:mm:ss usuario* </text:p>
        <text:p text:style-name="P26">*sumarC dd/mm/aaaa <text:s/>hh:mm:ss usuario* </text:p>
        <text:p text:style-name="P26">*listarC dd/mm/aaaa <text:s/>hh:mm:ss usuario* </text:p>
        <text:p text:style-name="P26">*Falta instalar los siguientes componentes: <text:s text:c="11"/>* </text:p>
        <text:p text:style-name="P26"/>
        <text:p text:style-name="P26">******************************************************** </text:p>
        <text:p text:style-name="P26">* FIN del proceso de Instalación Copyright SisOp (c)2011<text:tab/>* </text:p>
        <text:p text:style-name="P26">***************************************************************** ”</text:p>
        <text:p text:style-name="P23"/>
        <text:p text:style-name="P22">Observaciones:</text:p>
        <text:p text:style-name="P22"/>
        <text:p text:style-name="P24">Caso 14:</text:p>
        <text:p text:style-name="P24"/>
        <text:p text:style-name="Standard"><text:span text:style-name="T7">Descripción:</text:span><text:span text:style-name="T8"> Instalar</text:span><text:span text:style-name="T6">C. </text:span><text:span text:style-name="T8">Falta de algun archivo obligatorio para la instalacion en la carpeta inst. En este caso iniciarC </text:span></text:p>
        <text:p text:style-name="P23"/>
        <text:p text:style-name="Standard"><text:span text:style-name="T7">Pasos:</text:span><text:span text:style-name="T8"> </text:span></text:p>
        <text:list xml:id="list1207536674" text:continue-list="list1028017546" text:style-name="L14">
          <text:list-item text:start-value="1">
            <text:p text:style-name="P69">Ejecutar el comando InstalarC: InstalarC</text:p>
          </text:list-item>
          <text:list-item>
            <text:p text:style-name="P69">Aceptar los terminos legales presionando a o aceptar, y enter</text:p>
          </text:list-item>
          <text:list-item>
            <text:p text:style-name="P69">Se ingresa por teclado /entradas el path de arribo</text:p>
          </text:list-item>
          <text:list-item>
            <text:p text:style-name="P69">Se ingresa por teclado 80 de tamaño minimo para datos externos</text:p>
          </text:list-item>
          <text:list-item>
            <text:p text:style-name="P69">Se ingresa por teclado /ejecutables para el subdirectorio de ejecutables</text:p>
          </text:list-item>
          <text:list-item>
            <text:p text:style-name="P69">Se ingresa por teclado /logeo para el directorio de log</text:p>
          </text:list-item>
          <text:list-item>
            <text:p text:style-name="P69">Se ingresa por teclado .logeo para la extension de los archivos de log</text:p>
          </text:list-item>
          <text:list-item>
            <text:p text:style-name="P69">Se ingresa por teclado 500 para el tamaño maximo de los archivos de log</text:p>
          </text:list-item>
          <text:list-item>
            <text:p text:style-name="P69">Se presiona enter para iniciar la instalación</text:p>
          </text:list-item>
          <text:list-item>
            <text:p text:style-name="P69">Se ingresa si por teclado para confirmar el inicio de instalación</text:p>
          </text:list-item>
        </text:list>
        <text:p text:style-name="P22"/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Creando estructuras de Directorio....... </text:p>
        <text:p text:style-name="P26">moviendo archivos.... </text:p>
        <text:p text:style-name="P26">Error severo en la instalacion, no se puede encontrar el archivo de comando iniciarC. Instalación corrompida, consulte a su proveedor </text:p>
        <text:p text:style-name="P26">Proceso de instalación cancelado”</text:p>
        <text:p text:style-name="P23"/>
        <text:p text:style-name="P22">Observaciones:</text:p>
        <text:p text:style-name="P22"/>
        <text:p text:style-name="P24">Caso 15:</text:p>
        <text:p text:style-name="P24"/>
        <text:p text:style-name="Standard"><text:soft-page-break/><text:span text:style-name="T7">Descripción:</text:span><text:span text:style-name="T8"> Instalar</text:span><text:span text:style-name="T6">C. </text:span><text:span text:style-name="T8">Finaliza exitosamente la instalación completa. </text:span></text:p>
        <text:p text:style-name="P23"/>
        <text:p text:style-name="Standard"><text:span text:style-name="T7">Pasos:</text:span><text:span text:style-name="T8"> </text:span></text:p>
        <text:list xml:id="list129913740" text:continue-list="list1207536674" text:style-name="L14">
          <text:list-item text:start-value="1">
            <text:p text:style-name="P69">Ejecutar el comando InstalarC: InstalarC</text:p>
          </text:list-item>
          <text:list-item>
            <text:p text:style-name="P69">Aceptar los terminos legales presionando a o aceptar, y enter</text:p>
          </text:list-item>
          <text:list-item>
            <text:p text:style-name="P69">Se ingresa por teclado /entradas el path de arribo</text:p>
          </text:list-item>
          <text:list-item>
            <text:p text:style-name="P69">Se ingresa por teclado 80 de tamaño minimo para datos externos</text:p>
          </text:list-item>
          <text:list-item>
            <text:p text:style-name="P69">Se ingresa por teclado /ejecutables para el subdirectorio de ejecutables</text:p>
          </text:list-item>
          <text:list-item>
            <text:p text:style-name="P69">Se ingresa por teclado /logeo para el directorio de log</text:p>
          </text:list-item>
          <text:list-item>
            <text:p text:style-name="P69">Se ingresa por teclado .logeo para la extension de los archivos de log</text:p>
          </text:list-item>
          <text:list-item>
            <text:p text:style-name="P69">Se ingresa por teclado 500 para el tamaño maximo de los archivos de log</text:p>
          </text:list-item>
          <text:list-item>
            <text:p text:style-name="P69">Se presiona enter para iniciar la instalación</text:p>
          </text:list-item>
          <text:list-item>
            <text:p text:style-name="P69">Se ingresa si por teclado para confirmar el inicio de instalación</text:p>
          </text:list-item>
        </text:list>
        <text:p text:style-name="P22"/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Creando estructuras de Directorio....... </text:p>
        <text:p text:style-name="P26">moviendo archivos.... </text:p>
        <text:p text:style-name="P26">******************************************************** </text:p>
        <text:p text:style-name="P26">* <text:s text:c="5"/>Sistema Consultar Copyright SisOp (c)2011 <text:s text:c="6"/>* </text:p>
        <text:p text:style-name="P26">******************************************************** </text:p>
        <text:p text:style-name="P26">*Se encuentran instalados los siguientes componentes: <text:s/>* </text:p>
        <text:p text:style-name="P26"/>
        <text:p text:style-name="P26">*iniciarC dd/mm/aaaa <text:s/>hh:mm:ss usuario* </text:p>
        <text:p text:style-name="P26">*detectarC dd/mm/aaaa <text:s/>hh:mm:ss usuario* </text:p>
        <text:p text:style-name="P26">*sumarC dd/mm/aaaa <text:s/>hh:mm:ss usuario* </text:p>
        <text:p text:style-name="P26">*listarC dd/mm/aaaa <text:s/>hh:mm:ss usuario* </text:p>
        <text:p text:style-name="P26">*Falta instalar los siguientes componentes: <text:s text:c="11"/>* </text:p>
        <text:p text:style-name="P26"/>
        <text:p text:style-name="P26">******************************************************** </text:p>
        <text:p text:style-name="P26">* FIN del proceso de Instalación Copyright SisOp (c)2011<text:tab/>* </text:p>
        <text:p text:style-name="P26">***************************************************************** ”</text:p>
        <text:p text:style-name="P23"/>
        <text:p text:style-name="P22">Observaciones:</text:p>
        <text:p text:style-name="P22"/>
        <text:p text:style-name="P22"/>
        <text:p text:style-name="P22"/>
        <text:p text:style-name="P24">Caso 16:</text:p>
        <text:p text:style-name="P24"/>
        <text:p text:style-name="Standard"><text:span text:style-name="T7">Descripción:</text:span><text:span text:style-name="T6"> InstalarC. </text:span><text:span text:style-name="T8">Se instala por segunda vez, sobre una instalación completa. </text:span></text:p>
        <text:p text:style-name="P23"/>
        <text:p text:style-name="Standard"><text:span text:style-name="T7">Pasos:</text:span><text:span text:style-name="T8"> </text:span></text:p>
        <text:list xml:id="list2110404346" text:continue-list="list129913740" text:style-name="L14">
          <text:list-item text:start-value="1">
            <text:p text:style-name="P69">Ejecutar el caso 15</text:p>
          </text:list-item>
          <text:list-item>
            <text:p text:style-name="P69">Ejecutar el comando InstalarC: InstalarC</text:p>
            <text:p text:style-name="P69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******************************************************** </text:p>
        <text:p text:style-name="P26">* <text:s text:c="5"/>Sistema Consultar Copyright SisOp (c)2011 <text:s text:c="6"/>* </text:p>
        <text:p text:style-name="P26">******************************************************** </text:p>
        <text:p text:style-name="P26"><text:soft-page-break/>*Se encuentran instalados los siguientes componentes: <text:s/>* </text:p>
        <text:p text:style-name="P26"/>
        <text:p text:style-name="P26">*iniciarC dd/mm/aaaa <text:s/>hh:mm:ss usuario* </text:p>
        <text:p text:style-name="P26">*detectarC dd/mm/aaaa <text:s/>hh:mm:ss usuario* </text:p>
        <text:p text:style-name="P26">*sumarC dd/mm/aaaa <text:s/>hh:mm:ss usuario* </text:p>
        <text:p text:style-name="P26">*listarC dd/mm/aaaa <text:s/>hh:mm:ss usuario* </text:p>
        <text:p text:style-name="P26">******************************************************** </text:p>
        <text:p text:style-name="P26">Proceso de instalacion cancelado ”</text:p>
        <text:p text:style-name="P23"/>
        <text:p text:style-name="P22">Observaciones:</text:p>
        <text:p text:style-name="P22"/>
        <text:p text:style-name="P24">Caso 17:</text:p>
        <text:p text:style-name="P24"/>
        <text:p text:style-name="Standard"><text:span text:style-name="T7">Descripción:</text:span><text:span text:style-name="T6"> InstalarC. </text:span><text:span text:style-name="T8">Se instala por segunda vez, sobre una instalación a la que se le elimino el ejecutable de detectarC. </text:span></text:p>
        <text:p text:style-name="P23"/>
        <text:p text:style-name="Standard"><text:span text:style-name="T7">Pasos:</text:span><text:span text:style-name="T8"> </text:span></text:p>
        <text:list xml:id="list1384726800" text:continue-list="list2110404346" text:style-name="L14">
          <text:list-item text:start-value="1">
            <text:p text:style-name="P69">Ejecutar el caso 15</text:p>
          </text:list-item>
          <text:list-item>
            <text:p text:style-name="P69">Eliminar el detectarC de los ejecutables</text:p>
          </text:list-item>
          <text:list-item>
            <text:p text:style-name="P69">Ejecutar el comando InstalarC: InstalarC</text:p>
            <text:p text:style-name="P69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******************************************************** </text:p>
        <text:p text:style-name="P26">* <text:s text:c="5"/>Sistema Consultar Copyright SisOp (c)2011 <text:s text:c="6"/>* </text:p>
        <text:p text:style-name="P26">******************************************************** </text:p>
        <text:p text:style-name="P26">*Se encuentran instalados los siguientes componentes: <text:s/>* </text:p>
        <text:p text:style-name="P26"/>
        <text:p text:style-name="P26">*iniciarC dd/mm/aaaa <text:s/>hh:mm:ss usuario* </text:p>
        <text:p text:style-name="P26">*sumarC dd/mm/aaaa <text:s/>hh:mm:ss usuario* </text:p>
        <text:p text:style-name="P26">*listarC dd/mm/aaaa <text:s/>hh:mm:ss usuario* </text:p>
        <text:p text:style-name="P26">*Falta instalar los siguientes componentes: <text:s text:c="11"/>* </text:p>
        <text:p text:style-name="P26"/>
        <text:p text:style-name="P26">*detectarC </text:p>
        <text:p text:style-name="P26">******************************************************** </text:p>
        <text:p text:style-name="P26">Se propone la instalación de los componentes faltantes, con las variables de instalación </text:p>
        <text:p text:style-name="P26">siguientes, predefinidas en el archivo de configuración : </text:p>
        <text:p text:style-name="P26">CURRDIR = $GRUPO</text:p>
        <text:p text:style-name="P26">CONFDIR = $GRUPO/conf </text:p>
        <text:p text:style-name="P26">DATAMAE = $GRUPO/mae </text:p>
        <text:p text:style-name="P26">LIBDIR = $GRUPO/lib </text:p>
        <text:p text:style-name="P26">BINDIR = /ejecutables </text:p>
        <text:p text:style-name="P26">ARRIDIR = /entradas </text:p>
        <text:p text:style-name="P26">DATASIZE = 80 Mb </text:p>
        <text:p text:style-name="P26">LOGDIR = /logeo </text:p>
        <text:p text:style-name="P26">LOGEXT = logeo </text:p>
        <text:p text:style-name="P26">MAXLOGSIZE = 500 Kb </text:p>
        <text:p text:style-name="P26">INICIARU = usuario </text:p>
        <text:p text:style-name="P26">INICIARF = dd/mm/aaaa <text:s/>hh:mm:ss</text:p>
        <text:p text:style-name="P26">DETECTARU = usuario </text:p>
        <text:p text:style-name="P26"><text:soft-page-break/>DETECTARF = dd/mm/aaaa <text:s/>hh:mm:ss</text:p>
        <text:p text:style-name="P26">SUMARU = usuario </text:p>
        <text:p text:style-name="P26">SUMARF = dd/mm/aaaa <text:s/>hh:mm:ss</text:p>
        <text:p text:style-name="P26">LISTARU = usuario </text:p>
        <text:p text:style-name="P26">LISTARF =dd/mm/aaaa <text:s/>hh:mm:ss</text:p>
        <text:p text:style-name="P26">reservada </text:p>
        <text:p text:style-name="P26">reservada </text:p>
        <text:p text:style-name="P26">¿acepta completar la instalación?(Si/No)”</text:p>
        <text:p text:style-name="P23"/>
        <text:p text:style-name="P22">Observaciones:</text:p>
        <text:p text:style-name="P22"/>
        <text:p text:style-name="P24">Caso 18:</text:p>
        <text:p text:style-name="P24"/>
        <text:p text:style-name="Standard"><text:span text:style-name="T7">Descripción:</text:span><text:span text:style-name="T6"> InstalarC. </text:span><text:span text:style-name="T8">Se instala por segunda vez, sobre una instalación a la que se le elimino el ejecutable de detectarC. Y no se acepta completar la instalación</text:span></text:p>
        <text:p text:style-name="P23"/>
        <text:p text:style-name="Standard"><text:span text:style-name="T7">Pasos:</text:span><text:span text:style-name="T8"> </text:span></text:p>
        <text:list xml:id="list217724154" text:continue-list="list1384726800" text:style-name="L14">
          <text:list-item text:start-value="1">
            <text:p text:style-name="P69">Ejecutar el caso 15</text:p>
          </text:list-item>
          <text:list-item>
            <text:p text:style-name="P69">Eliminar el detectarC de los ejecutables</text:p>
          </text:list-item>
          <text:list-item>
            <text:p text:style-name="P69">Ejecutar el comando InstalarC: InstalarC</text:p>
          </text:list-item>
          <text:list-item>
            <text:p text:style-name="P69">Se ingresa por teclado no, rechazando completar la instalación</text:p>
            <text:p text:style-name="P69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/text:p>
        <text:p text:style-name="P26">“¿acepta completar la instalación?(Si/No) </text:p>
        <text:p text:style-name="P26">no </text:p>
        <text:p text:style-name="P26">¿desea iniciar una instalación completa nueva?(Si/No) ”</text:p>
        <text:p text:style-name="P23"/>
        <text:p text:style-name="P22"><text:span text:style-name="T7">Observaciones:</text:span></text:p>
        <text:p text:style-name="P24"/>
        <text:h text:style-name="Heading_20_2" text:outline-level="2"><text:span text:style-name="T13">Casos</text:span><text:span text:style-name="T20"> </text:span><text:span text:style-name="T13">iniciarC</text:span></text:h>
        <text:p text:style-name="P25"/>
        <text:p text:style-name="P24">Caso 1: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Cantidad incorrecta de parametros. </text:span></text:p>
        <text:p text:style-name="P23"/>
        <text:p text:style-name="Standard"><text:span text:style-name="T7">Pasos:</text:span><text:span text:style-name="T8"> </text:span></text:p>
        <text:list xml:id="list1669356158" text:continue-list="list107798673" text:style-name="WW8Num4">
          <text:list-item>
            <text:p text:style-name="P56">Ejecutar el comando iniciarC : . iniciarC –h --help</text:p>
            <text:p text:style-name="P56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“Cantidad erronea de parametros, pruebe con -h. ”</text:span></text:p>
        <text:p text:style-name="P23"/>
        <text:p text:style-name="P22">Observaciones:</text:p>
        <text:p text:style-name="P25"/>
        <text:p text:style-name="P25"/>
        <text:p text:style-name="P24">Caso 2:</text:p>
        <text:p text:style-name="P25"/>
        <text:p text:style-name="Standard"><text:span text:style-name="T7">Descripción:</text:span><text:span text:style-name="T8"> </text:span><text:span text:style-name="T6">iniciarC. </text:span><text:span text:style-name="T8">Cantidad correcta de parametros, pero invalido. </text:span></text:p>
        <text:p text:style-name="P23"/>
        <text:p text:style-name="Standard"><text:soft-page-break/><text:span text:style-name="T7">Pasos:</text:span><text:span text:style-name="T8"> </text:span></text:p>
        <text:list xml:id="list313100816" text:style-name="L1">
          <text:list-item>
            <text:p text:style-name="P57">Ejecutar el comando iniciarC : . iniciarC –p</text:p>
          </text:list-item>
        </text:list>
        <text:list xml:id="list307369255" text:continue-list="list1669356158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“Parametro invalido, pruebe con --help <text:s/>-h .”</text:span></text:p>
        <text:p text:style-name="P23"/>
        <text:p text:style-name="P22">Observaciones:</text:p>
        <text:p text:style-name="P25"/>
        <text:p text:style-name="P25"/>
        <text:p text:style-name="P24">Caso 3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Falta algun archivo ejecutable.</text:span></text:p>
        <text:p text:style-name="P23"/>
        <text:p text:style-name="P22">Pasos:</text:p>
        <text:list xml:id="list1966940800" text:style-name="L2">
          <text:list-item>
            <text:p text:style-name="P71">Borrar o renombrar alguno de los comandos en bin (ejemplo sumarC)</text:p>
          </text:list-item>
          <text:list-item>
            <text:p text:style-name="P58">Ejecutar el comando iniciarC : . iniciarC</text:p>
          </text:list-item>
        </text:list>
        <text:p text:style-name="P22"/>
        <text:list xml:id="list485691228" text:continue-list="list307369255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:</text:span></text:p>
        <text:p text:style-name="P26"/>
        <text:p text:style-name="P26"><text:tab/><text:tab/>“No se pudo iniciar el sistema consultar: </text:p>
        <text:p text:style-name="P26"><text:tab/><text:tab/>Error en los comandos: sumarC </text:p>
        <text:p text:style-name="P26"/>
        <text:p text:style-name="P26"><text:tab/><text:tab/>Se aconseja reinstalar la aplicación.” </text:p>
        <text:p text:style-name="P23"/>
        <text:p text:style-name="P22">Observaciones:</text:p>
        <text:p text:style-name="P24"/>
        <text:p text:style-name="P24">Caso 4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Falta alguna libreria.</text:span></text:p>
        <text:p text:style-name="P23"/>
        <text:p text:style-name="P22">Pasos:</text:p>
        <text:list xml:id="list1187185474" text:style-name="L3">
          <text:list-item>
            <text:p text:style-name="P72">Borrar o renombrar alguno de las librerias en lib (ejemplo loguearC)</text:p>
          </text:list-item>
          <text:list-item>
            <text:p text:style-name="P59">Ejecutar el comando iniciarC : . iniciarC</text:p>
          </text:list-item>
        </text:list>
        <text:p text:style-name="P22"/>
        <text:list xml:id="list69680315" text:continue-list="list485691228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:</text:span></text:p>
        <text:p text:style-name="P26"/>
        <text:p text:style-name="P26"><text:tab/><text:tab/>“No se pudo iniciar el sistema consultar: </text:p>
        <text:p text:style-name="P26"><text:tab/><text:tab/>Error en las librerias: loguearC </text:p>
        <text:p text:style-name="P26"/>
        <text:p text:style-name="P26"><text:tab/><text:tab/>Se aconseja reinstalar la aplicación. ” </text:p>
        <text:p text:style-name="P23"/>
        <text:p text:style-name="P22">Observaciones:</text:p>
        <text:p text:style-name="P24"/>
        <text:p text:style-name="P24">Caso 5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Falta algun archivo maestro.</text:span></text:p>
        <text:p text:style-name="P23"/>
        <text:p text:style-name="P22">Pasos:</text:p>
        <text:list xml:id="list288680233" text:continue-list="list1187185474" text:style-name="L3">
          <text:list-item>
            <text:p text:style-name="P72"><text:soft-page-break/>Borrar o renombrar alguno de los maestros en mae (ejemplo preguntas.mae)</text:p>
          </text:list-item>
          <text:list-item>
            <text:p text:style-name="P59">Ejecutar el comando iniciarC : . iniciarC</text:p>
          </text:list-item>
        </text:list>
        <text:p text:style-name="P22"/>
        <text:list xml:id="list1309251416" text:continue-list="list69680315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:</text:span></text:p>
        <text:p text:style-name="P26"/>
        <text:p text:style-name="P26"><text:tab/><text:tab/>“No se pudo iniciar el sistema consultar: </text:p>
        <text:p text:style-name="P26"><text:tab/><text:tab/>Error en los archivos maestros: preguntas.mae </text:p>
        <text:p text:style-name="P26"/>
        <text:p text:style-name="P26"><text:tab/><text:tab/>Se aconseja reinstalar la aplicación. ” </text:p>
        <text:p text:style-name="P23"/>
        <text:p text:style-name="P22">Observaciones:</text:p>
        <text:p text:style-name="P24"/>
        <text:p text:style-name="P24">Caso 6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Ejecucion exitosa</text:span></text:p>
        <text:p text:style-name="P23"/>
        <text:p text:style-name="P22">Pasos:</text:p>
        <text:list xml:id="list2028939838" text:style-name="L4">
          <text:list-item>
            <text:p text:style-name="P73">Verificar que existan todos los comandos, librerias y maestros.</text:p>
          </text:list-item>
          <text:list-item>
            <text:p text:style-name="P60">Ejecutar el comando iniciarC : . iniciarC</text:p>
          </text:list-item>
        </text:list>
        <text:p text:style-name="P22"/>
        <text:list xml:id="list811640017" text:continue-list="list1309251416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un mensaje similar al siguente</text:span><text:span text:style-name="T10">:</text:span></text:p>
        <text:p text:style-name="P26"/>
        <text:p text:style-name="P26">“Inicialización del Ambiente Concluida </text:p>
        <text:p text:style-name="P26"/>
        <text:p text:style-name="P26">Ambiente: </text:p>
        <text:p text:style-name="P26">$CURRDIR :/home/pablo/Dropbox/Facu/SistemasOp/TP/grupo10 </text:p>
        <text:p text:style-name="P26">$ARRIDIR :/home/pablo/Dropbox/Facu/SistemasOp/TP/grupo10//arribos </text:p>
        <text:p text:style-name="P26">$PREPADIR :/home/pablo/Dropbox/Facu/SistemasOp/TP/grupo10/preparados </text:p>
        <text:p text:style-name="P26">$RECHADIR :/home/pablo/Dropbox/Facu/SistemasOp/TP/grupo10/rechazados </text:p>
        <text:p text:style-name="P26">$BINDIR :/home/pablo/Dropbox/Facu/SistemasOp/TP/grupo10//bin </text:p>
        <text:p text:style-name="P26">$DATAMAE :/home/pablo/Dropbox/Facu/SistemasOp/TP/grupo10/mae </text:p>
        <text:p text:style-name="P26">$LIBDIR :/home/pablo/Dropbox/Facu/SistemasOp/TP/grupo10/lib </text:p>
        <text:p text:style-name="P26">$LOGEXT :.log </text:p>
        <text:p text:style-name="P26">$LOGSIZE :409600 </text:p>
        <text:p text:style-name="P26"/>
        <text:p text:style-name="P26">Demonio corriendo bajo el Nro.: 5997 ” </text:p>
        <text:p text:style-name="P23"/>
        <text:p text:style-name="P22">Observaciones:</text:p>
        <text:p text:style-name="P22"/>
        <text:p text:style-name="P22"/>
        <text:p text:style-name="P24">Caso 7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Detecta a detectarC corriendo</text:span></text:p>
        <text:p text:style-name="P23"/>
        <text:p text:style-name="P22">Pasos:</text:p>
        <text:list xml:id="list814715756" text:style-name="L5">
          <text:list-item>
            <text:p text:style-name="P61">Ejecutar caso 6.</text:p>
          </text:list-item>
          <text:list-item>
            <text:p text:style-name="P61">Ejecutar el comando iniciarC : . iniciarC</text:p>
          </text:list-item>
          <text:list-item>
            <text:p text:style-name="P61"><text:soft-page-break/>Confirmar el reseteo de las variables.</text:p>
          </text:list-item>
        </text:list>
        <text:p text:style-name="P22"/>
        <text:list xml:id="list2030355091" text:continue-list="list811640017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10">El mensaje es igual al de caso 6.</text:span></text:p>
        <text:p text:style-name="P23"/>
        <text:p text:style-name="P22">Observaciones:</text:p>
        <text:p text:style-name="P24"/>
        <text:h text:style-name="Heading_20_2" text:outline-level="2"><text:span text:style-name="T13">Casos</text:span><text:span text:style-name="T20"> </text:span><text:span text:style-name="T13">detectarC</text:span></text:h>
        <text:p text:style-name="P25"/>
        <text:p text:style-name="P24">Caso 1:</text:p>
        <text:p text:style-name="P24"/>
        <text:p text:style-name="Standard"><text:span text:style-name="T7">Descripción:</text:span><text:span text:style-name="T8"> </text:span><text:span text:style-name="T6">detectarC. </text:span><text:span text:style-name="T8">Cantidad incorrecta de parametros. </text:span></text:p>
        <text:p text:style-name="P23"/>
        <text:p text:style-name="Standard"><text:span text:style-name="T7">Pasos:</text:span><text:span text:style-name="T8"> </text:span></text:p>
        <text:list xml:id="list1368488605" text:continue-numbering="true" text:style-name="WW8Num4">
          <text:list-item>
            <text:p text:style-name="P56">Ejecutar el comando detectarC : detectarC –h --help</text:p>
            <text:p text:style-name="P56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“Cantidad erronea de parametros, pruebe con -h. ”</text:span></text:p>
        <text:p text:style-name="P23"/>
        <text:p text:style-name="P22">Observaciones:</text:p>
        <text:p text:style-name="P25"/>
        <text:p text:style-name="P25"/>
        <text:p text:style-name="P24">Caso 2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Cantidad correcta de parametros, pero invalido. </text:span></text:p>
        <text:p text:style-name="P23"/>
        <text:p text:style-name="Standard"><text:span text:style-name="T7">Pasos:</text:span><text:span text:style-name="T8"> </text:span></text:p>
        <text:list xml:id="list1279024814" text:style-name="L6">
          <text:list-item>
            <text:p text:style-name="P62">Ejecutar el comando detectarC : detectarC –p</text:p>
          </text:list-item>
        </text:list>
        <text:list xml:id="list250877594" text:continue-list="list1368488605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“Parametro invalido, pruebe con --help <text:s/>-h .”</text:span></text:p>
        <text:p text:style-name="P23"/>
        <text:p text:style-name="P22">Observaciones:</text:p>
        <text:p text:style-name="P25"/>
        <text:p text:style-name="P25"/>
        <text:p text:style-name="P24">Caso 3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Entorno no iniclializado</text:span></text:p>
        <text:p text:style-name="P23"/>
        <text:p text:style-name="P22">Pasos:</text:p>
        <text:list xml:id="list1037902549" text:style-name="L7">
          <text:list-item>
            <text:p text:style-name="P74">Abrir una nueva terminal <text:s/></text:p>
          </text:list-item>
          <text:list-item>
            <text:p text:style-name="P74">Ir hasta el directorio de ejecutables</text:p>
          </text:list-item>
          <text:list-item>
            <text:p text:style-name="P63">Ejecutar el comando detectarC : ./detectarC </text:p>
          </text:list-item>
        </text:list>
        <text:list xml:id="list2137400055" text:continue-list="list250877594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“Entorno no inicializado.”</text:span></text:p>
        <text:p text:style-name="P23"/>
        <text:p text:style-name="P22">Observaciones:</text:p>
        <text:p text:style-name="P25"/>
        <text:p text:style-name="P24"><text:soft-page-break/>Caso 4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Archivo incorrecto (encuestador invalido)</text:span></text:p>
        <text:p text:style-name="P23"/>
        <text:p text:style-name="P22">Pasos:</text:p>
        <text:list xml:id="list424862074" text:style-name="L8">
          <text:list-item>
            <text:p text:style-name="P64">Inicializar el entorno</text:p>
          </text:list-item>
          <text:list-item>
            <text:p text:style-name="P75">Copiar el archivo “homero.20070814” de la carpeta casos a arribos.</text:p>
          </text:list-item>
          <text:list-item>
            <text:p text:style-name="P64">Ejecutar el comando detectarC : detectarC o esperar a que pase de nuevo el demonio.</text:p>
          </text:list-item>
        </text:list>
        <text:list xml:id="list713657245" text:continue-list="list2137400055" text:style-name="WW8Num4">
          <text:list-header>
            <text:p text:style-name="P56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10">El archivo <text:s/>homero.20070814 se movio a la carpeta rechazados.</text:span></text:p>
        <text:p text:style-name="P23"/>
        <text:p text:style-name="P22">Observaciones:</text:p>
        <text:p text:style-name="P25"/>
        <text:p text:style-name="P24">Caso 5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Archivo incorrecto (fecha fuera de rango)</text:span></text:p>
        <text:p text:style-name="P23"/>
        <text:p text:style-name="P22">Pasos:</text:p>
        <text:list xml:id="list452811845" text:style-name="L9">
          <text:list-item>
            <text:p text:style-name="P65">Inicilizar el entorno</text:p>
          </text:list-item>
          <text:list-item>
            <text:p text:style-name="P76">Copiar el archivo “bigote.20101414” de la carpeta casos a arribos.</text:p>
          </text:list-item>
          <text:list-item>
            <text:p text:style-name="P65">Ejecutar el comando detectarC : detectarC o esperar que pase de nuevo el demonio.</text:p>
          </text:list-item>
        </text:list>
        <text:list xml:id="list755431233" text:continue-list="list713657245" text:style-name="WW8Num4">
          <text:list-header>
            <text:p text:style-name="P56"/>
          </text:list-header>
        </text:list>
        <text:p text:style-name="P26">Resultado esperado: El archivo <text:s/>bigote.20101414 se movio a la carpeta rechazados.</text:p>
        <text:p text:style-name="P23"/>
        <text:p text:style-name="P22">Observaciones:</text:p>
        <text:p text:style-name="P22"/>
        <text:p text:style-name="P22"/>
        <text:p text:style-name="P24">Caso 6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Archivo incorrecto (fecha mayor a hoy)</text:span></text:p>
        <text:p text:style-name="P23"/>
        <text:p text:style-name="P22">Pasos:</text:p>
        <text:list xml:id="list224742663" text:style-name="L10">
          <text:list-item>
            <text:p text:style-name="P66">Inicilizar el entorno</text:p>
          </text:list-item>
          <text:list-item>
            <text:p text:style-name="P77">Copiar el archivo “estepano.20140814” de la carpeta casos a arribos.</text:p>
          </text:list-item>
          <text:list-item>
            <text:p text:style-name="P66">Ejecutar el comando detectarC : ./detectarC o esperar que pase denuevo el demonio.</text:p>
          </text:list-item>
        </text:list>
        <text:list xml:id="list1451617121" text:continue-list="list755431233" text:style-name="WW8Num4">
          <text:list-header>
            <text:p text:style-name="P56"/>
          </text:list-header>
        </text:list>
        <text:p text:style-name="P26">Resultado esperado: El archivo <text:s/>estepano.20140814 se movio a la carpeta rechazados.</text:p>
        <text:p text:style-name="P23"/>
        <text:p text:style-name="P22">Observaciones:</text:p>
        <text:p text:style-name="P22"/>
        <text:p text:style-name="P24">Caso 7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Archivo Correcto.</text:span></text:p>
        <text:p text:style-name="P23"/>
        <text:p text:style-name="P22"><text:soft-page-break/>Pasos:</text:p>
        <text:list xml:id="list490928229" text:style-name="L11">
          <text:list-item>
            <text:p text:style-name="P78">Copiar el archivo “andrea.20070814” de la carpeta casos a arribos.</text:p>
          </text:list-item>
          <text:list-item>
            <text:p text:style-name="P67">Ejecutar el comando detectarC : ./detectarC o esperar que pase denuevo el demonio.</text:p>
          </text:list-item>
        </text:list>
        <text:list xml:id="list1121235559" text:continue-list="list1451617121" text:style-name="WW8Num4">
          <text:list-header>
            <text:p text:style-name="P56"/>
          </text:list-header>
        </text:list>
        <text:p text:style-name="P26">Resultado esperado: El archivo <text:s/>andrea.20070814 se movio a la carpeta preparados y se llamo a comando sumarC.</text:p>
        <text:p text:style-name="P23"/>
        <text:p text:style-name="P22">Observaciones:</text:p>
        <text:p text:style-name="P22"/>
        <text:h text:style-name="Heading_20_2" text:outline-level="2"><text:span text:style-name="T13">Casos</text:span><text:span text:style-name="T20"> </text:span><text:span text:style-name="T13">sumarC</text:span></text:h>
        <text:p text:style-name="P25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RODOTINCHO]</text:span></text:p>
        <text:p text:style-name="P25"/>
        <text:p text:style-name="P25"/>
        <text:h text:style-name="Heading_20_2" text:outline-level="2"><text:span text:style-name="T13">Casos</text:span><text:span text:style-name="T20"> </text:span><text:span text:style-name="T13">listarC</text:span></text:h>
        <text:p text:style-name="P25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RODOTINCHO]</text:span></text:p>
        <text:p text:style-name="P25"/>
        <text:h text:style-name="Heading_20_2" text:outline-level="2"><text:span text:style-name="T13">Casos</text:span><text:span text:style-name="T20"> </text:span><text:span text:style-name="T13">loguearC</text:span></text:h>
        <text:p text:style-name="P25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RODOTINCHO]</text:span></text:p>
        <text:p text:style-name="P25"/>
        <text:h text:style-name="Heading_20_2" text:outline-level="2"><text:span text:style-name="T13">Casos</text:span><text:span text:style-name="T20"> </text:span><text:span text:style-name="T13">mirarC</text:span></text:h>
        <text:p text:style-name="P24"/>
        <text:p text:style-name="P24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RODOTINCHO]</text:span></text:p>
        <text:p text:style-name="P24"/>
        <text:h text:style-name="Heading_20_2" text:outline-level="2"><text:span text:style-name="T13">Casos</text:span><text:span text:style-name="T20"> </text:span><text:span text:style-name="T13">StopD</text:span></text:h>
        <text:p text:style-name="P24"/>
        <text:p text:style-name="Standard"><text:span text:style-name="T5">Caso</text:span><text:span text:style-name="T6"> </text:span><text:span text:style-name="T5">1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</text:span><text:span text:style-name="T8"> </text:span><text:span text:style-name="T7">desde</text:span><text:span text:style-name="T8"> </text:span><text:span text:style-name="T7">iniciarC.</text:span><text:span text:style-name="T8"> </text:span><text:span text:style-name="T7">Se</text:span><text:span text:style-name="T8"> </text:span><text:span text:style-name="T7">detiene</text:span><text:span text:style-name="T8"> </text:span><text:span text:style-name="T7">exitosamente</text:span><text:span text:style-name="T8"> </text:span><text:span text:style-name="T7">el</text:span><text:span text:style-name="T8"> </text:span><text:span text:style-name="T7">demonio.</text:span></text:p>
        <text:p text:style-name="Standard"><text:span text:style-name="T7">Pasos:</text:span><text:span text:style-name="T8"> </text:span></text:p>
        <text:list xml:id="list1995843501" text:style-name="WW8Num3">
          <text:list-item>
            <text:p text:style-name="P82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2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2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ametr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es</text:span><text:span text:style-name="T8"> </text:span><text:span text:style-name="T7">detenido.</text:span><text:span text:style-name="T8"> </text:span></text:p>
        <text:p text:style-name="P22">Observaciones:</text:p>
        <text:p text:style-name="P22"/>
        <text:p text:style-name="Standard"><text:span text:style-name="T5">Caso</text:span><text:span text:style-name="T6"> </text:span><text:span text:style-name="T5">2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fue</text:span><text:span text:style-name="T8"> </text:span><text:span text:style-name="T7">previamente</text:span><text:span text:style-name="T8"> </text:span><text:span text:style-name="T7">detenido.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que</text:span><text:span text:style-name="T8"> </text:span><text:span text:style-name="T7">no</text:span><text:span text:style-name="T8"> </text:span><text:span text:style-name="T7">existe</text:span><text:span text:style-name="T8"> </text:span><text:span text:style-name="T7">demonio</text:span><text:span text:style-name="T8"> </text:span><text:span text:style-name="T7">que</text:span><text:span text:style-name="T8"> </text:span><text:span text:style-name="T7">detener.</text:span></text:p>
        <text:p text:style-name="Standard"><text:span text:style-name="T7">Pasos:</text:span><text:span text:style-name="T8"> </text:span></text:p>
        <text:list xml:id="list81275833" text:continue-list="list1121235559" text:style-name="WW8Num4">
          <text:list-item>
            <text:p text:style-name="P54"><text:soft-page-break/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54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54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</text:span></text:p>
          </text:list-item>
          <text:list-item>
            <text:p text:style-name="P54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no</text:span><text:span text:style-name="T8"> </text:span><text:span text:style-name="T7">existía</text:span><text:span text:style-name="T8"> </text:span><text:span text:style-name="T7">ningún</text:span><text:span text:style-name="T8"> </text:span><text:span text:style-name="T7">proceso</text:span><text:span text:style-name="T8"> </text:span><text:span text:style-name="T7">detectarC.</text:span></text:p>
        <text:p text:style-name="P22">Observaciones:</text:p>
        <text:p text:style-name="P22"/>
        <text:p text:style-name="P22"/>
        <text:p text:style-name="Standard"><text:span text:style-name="T5">Caso</text:span><text:span text:style-name="T6"> </text:span><text:span text:style-name="T5">3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.</text:span><text:span text:style-name="T8"> </text:span><text:span text:style-name="T7">Nombre</text:span><text:span text:style-name="T8"> </text:span><text:span text:style-name="T7">de</text:span><text:span text:style-name="T8"> </text:span><text:span text:style-name="T7">proceso</text:span><text:span text:style-name="T8"> </text:span><text:span text:style-name="T7">erroneo.</text:span></text:p>
        <text:p text:style-name="Standard"><text:span text:style-name="T7">Pasos:</text:span><text:span text:style-name="T8"> </text:span></text:p>
        <text:list xml:id="list1619083897" text:style-name="WW8Num5">
          <text:list-item>
            <text:p text:style-name="P83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3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3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hola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no</text:span><text:span text:style-name="T8"> </text:span><text:span text:style-name="T7">existía</text:span><text:span text:style-name="T8"> </text:span><text:span text:style-name="T7">ningún</text:span><text:span text:style-name="T8"> </text:span><text:span text:style-name="T7">proceso</text:span><text:span text:style-name="T8"> “</text:span><text:span text:style-name="T7">hola</text:span><text:span text:style-name="T8">” </text:span><text:span text:style-name="T7">en</text:span><text:span text:style-name="T8"> </text:span><text:span text:style-name="T7">ejecución.</text:span></text:p>
        <text:p text:style-name="Standard"><text:span text:style-name="T7">El</text:span><text:span text:style-name="T8"> </text:span><text:span text:style-name="T7">proceso</text:span><text:span text:style-name="T8"> </text:span><text:span text:style-name="T7">detectarC</text:span><text:span text:style-name="T8"> </text:span><text:span text:style-name="T7">continua</text:span><text:span text:style-name="T8"> </text:span><text:span text:style-name="T7">ejecutandose.</text:span></text:p>
        <text:p text:style-name="P22">Observaciones:</text:p>
        <text:p text:style-name="P22"/>
        <text:p text:style-name="Standard"><text:span text:style-name="T5">Caso</text:span><text:span text:style-name="T6"> </text:span><text:span text:style-name="T5">4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.</text:span><text:span text:style-name="T8"> </text:span><text:span text:style-name="T7">Número</text:span><text:span text:style-name="T8"> </text:span><text:span text:style-name="T7">de</text:span><text:span text:style-name="T8"> </text:span><text:span text:style-name="T7">parametros</text:span><text:span text:style-name="T8"> </text:span><text:span text:style-name="T7">erroneo.</text:span></text:p>
        <text:p text:style-name="Standard"><text:span text:style-name="T7">Pasos:</text:span><text:span text:style-name="T8"> </text:span></text:p>
        <text:list xml:id="list2021914432" text:style-name="WW8Num6">
          <text:list-item>
            <text:p text:style-name="P84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4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4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</text:span><text:span text:style-name="T7">un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ametros</text:span><text:span text:style-name="T8"> </text:span><text:span text:style-name="T7">errone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l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gresada</text:span><text:span text:style-name="T8"> </text:span><text:span text:style-name="T7">es</text:span><text:span text:style-name="T8"> </text:span><text:span text:style-name="T7">erronea.</text:span></text:p>
        <text:p text:style-name="Standard"><text:span text:style-name="T7">Observaciones:</text:span><text:span text:style-name="T8"> </text:span><text:span text:style-name="T7">Cantidad</text:span><text:span text:style-name="T8"> </text:span><text:span text:style-name="T7">correcta</text:span><text:span text:style-name="T8"> </text:span><text:span text:style-name="T7">de</text:span><text:span text:style-name="T8"> </text:span><text:span text:style-name="T7">parametros</text:span><text:span text:style-name="T8"> </text:span><text:span text:style-name="T7">=</text:span><text:span text:style-name="T8"> </text:span><text:span text:style-name="T7">1</text:span></text:p>
        <text:p text:style-name="P22"/>
        <text:p text:style-name="P22"/>
        <text:h text:style-name="Heading_20_2" text:outline-level="2"><text:span text:style-name="T13">Casos</text:span><text:span text:style-name="T20"> </text:span><text:span text:style-name="T13">StartD:</text:span></text:h>
        <text:p text:style-name="P24"/>
        <text:p text:style-name="Standard"><text:span text:style-name="T5">Caso</text:span><text:span text:style-name="T6"> 1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detenido.</text:span><text:span text:style-name="T8"> </text:span><text:span text:style-name="T7">Se</text:span><text:span text:style-name="T8"> </text:span><text:span text:style-name="T7">lanza</text:span><text:span text:style-name="T8"> </text:span><text:span text:style-name="T7">exitosamente</text:span><text:span text:style-name="T8"> </text:span><text:span text:style-name="T7">un</text:span><text:span text:style-name="T8"> </text:span><text:span text:style-name="T7">nuevo</text:span><text:span text:style-name="T8"> </text:span><text:span text:style-name="T7">demonio</text:span><text:span text:style-name="T8"> </text:span><text:span text:style-name="T7">detectarC.</text:span></text:p>
        <text:p text:style-name="Standard"><text:span text:style-name="T7">Pasos:</text:span><text:span text:style-name="T8"> </text:span></text:p>
        <text:list xml:id="list760470067" text:style-name="WW8Num2">
          <text:list-item>
            <text:p text:style-name="P85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5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5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ametro</text:span></text:p>
          </text:list-item>
          <text:list-item>
            <text:p text:style-name="P85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.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se</text:span><text:span text:style-name="T8"> </text:span><text:span text:style-name="T7">encuentra</text:span><text:span text:style-name="T8"> </text:span><text:span text:style-name="T7">ahora</text:span><text:span text:style-name="T8"> </text:span><text:span text:style-name="T7">corriendo.</text:span></text:p>
        <text:p text:style-name="P22"><text:soft-page-break/>Observaciones:</text:p>
        <text:p text:style-name="P22"/>
        <text:p text:style-name="P22"/>
        <text:p text:style-name="Standard"><text:span text:style-name="T5">Caso</text:span><text:span text:style-name="T6"> 2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no</text:span><text:span text:style-name="T8"> </text:span><text:span text:style-name="T7">inicializado.</text:span><text:span text:style-name="T8"> </text:span><text:span text:style-name="T7">No</text:span><text:span text:style-name="T8"> </text:span><text:span text:style-name="T7">es</text:span><text:span text:style-name="T8"> </text:span><text:span text:style-name="T7">posible</text:span><text:span text:style-name="T8"> </text:span><text:span text:style-name="T7">lanzar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.</text:span></text:p>
        <text:p text:style-name="Standard"><text:span text:style-name="T7">Pasos:</text:span><text:span text:style-name="T8"> </text:span></text:p>
        <text:list xml:id="list1939931750" text:style-name="WW8Num7">
          <text:list-item>
            <text:p text:style-name="P86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6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.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no</text:span><text:span text:style-name="T8"> </text:span><text:span text:style-name="T7">puede</text:span><text:span text:style-name="T8"> </text:span><text:span text:style-name="T7">ser</text:span><text:span text:style-name="T8"> </text:span><text:span text:style-name="T7">lanzado</text:span><text:span text:style-name="T8"> </text:span><text:span text:style-name="T7">ya</text:span><text:span text:style-name="T8"> </text:span><text:span text:style-name="T7">que</text:span><text:span text:style-name="T8"> </text:span><text:span text:style-name="T7">el</text:span><text:span text:style-name="T8"> </text:span><text:span text:style-name="T7">ambiente</text:span><text:span text:style-name="T8"> </text:span><text:span text:style-name="T7">no</text:span><text:span text:style-name="T8"> </text:span><text:span text:style-name="T7">se</text:span><text:span text:style-name="T8"> </text:span><text:span text:style-name="T7">encuentra</text:span><text:span text:style-name="T8"> </text:span><text:span text:style-name="T7">inicializado.</text:span><text:span text:style-name="T8"> </text:span></text:p>
        <text:p text:style-name="P22">Observaciones:</text:p>
        <text:p text:style-name="P22"/>
        <text:p text:style-name="Standard"><text:span text:style-name="T5">Caso</text:span><text:span text:style-name="T6"> 3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.</text:span><text:span text:style-name="T8"> </text:span><text:span text:style-name="T7">Advertencia</text:span><text:span text:style-name="T8"> </text:span><text:span text:style-name="T7">de</text:span><text:span text:style-name="T8"> </text:span><text:span text:style-name="T7">proceso</text:span><text:span text:style-name="T8"> </text:span><text:span text:style-name="T7">en</text:span><text:span text:style-name="T8"> </text:span><text:span text:style-name="T7">marcha.</text:span></text:p>
        <text:p text:style-name="Standard"><text:span text:style-name="T7">Pasos:</text:span><text:span text:style-name="T8"> </text:span></text:p>
        <text:list xml:id="list2007696342" text:style-name="WW8Num8">
          <text:list-item>
            <text:p text:style-name="P87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7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7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.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notifica</text:span><text:span text:style-name="T8"> </text:span><text:span text:style-name="T7">por</text:span><text:span text:style-name="T8"> </text:span><text:span text:style-name="T7">pantalla</text:span><text:span text:style-name="T8"> </text:span><text:span text:style-name="T7">que</text:span><text:span text:style-name="T8"> </text:span><text:span text:style-name="T7">una</text:span><text:span text:style-name="T8"> </text:span><text:span text:style-name="T7">instancia</text:span><text:span text:style-name="T8"> </text:span><text:span text:style-name="T7">d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ya</text:span><text:span text:style-name="T8"> </text:span><text:span text:style-name="T7">se</text:span><text:span text:style-name="T8"> </text:span><text:span text:style-name="T7">encuentra</text:span><text:span text:style-name="T8"> </text:span><text:span text:style-name="T7">corriendo.</text:span></text:p>
        <text:p text:style-name="P22">Observaciones:</text:p>
        <text:p text:style-name="P22"/>
        <text:p text:style-name="Standard"><text:span text:style-name="T5">Caso</text:span><text:span text:style-name="T6"> 4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detenido.</text:span><text:span text:style-name="T8"> </text:span><text:span text:style-name="T7">Número</text:span><text:span text:style-name="T8"> </text:span><text:span text:style-name="T7">de</text:span><text:span text:style-name="T8"> </text:span><text:span text:style-name="T7">parametros</text:span><text:span text:style-name="T8"> </text:span><text:span text:style-name="T7">erroneo.</text:span></text:p>
        <text:p text:style-name="Standard"><text:span text:style-name="T7">Pasos:</text:span><text:span text:style-name="T8"> </text:span></text:p>
        <text:list xml:id="list539235055" text:style-name="WW8Num9">
          <text:list-item>
            <text:p text:style-name="P88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8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8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ametro</text:span></text:p>
          </text:list-item>
          <text:list-item>
            <text:p text:style-name="P88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</text:span><text:span text:style-name="T7">un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errone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l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gresada</text:span><text:span text:style-name="T8"> </text:span><text:span text:style-name="T7">es</text:span><text:span text:style-name="T8"> </text:span><text:span text:style-name="T7">errónea.</text:span></text:p>
        <text:p text:style-name="Standard"><text:span text:style-name="T7">Observaciones: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ametros</text:span><text:span text:style-name="T8"> </text:span><text:span text:style-name="T7">válida</text:span><text:span text:style-name="T8"> </text:span><text:span text:style-name="T7">=</text:span><text:span text:style-name="T8"> </text:span><text:span text:style-name="T7">1</text:span></text:p>
        <text:p text:style-name="P6"/>
        <text:p text:style-name="Standard"><text:span text:style-name="T5">Caso</text:span><text:span text:style-name="T6"> 5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Opción</text:span><text:span text:style-name="T8"> </text:span><text:span text:style-name="T7">de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Standard"><text:span text:style-name="T7">Pasos:</text:span><text:span text:style-name="T8"> </text:span></text:p>
        <text:list xml:id="list1797663865" text:style-name="WW8Num10">
          <text:list-item>
            <text:p text:style-name="P89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9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9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</text:span><text:span text:style-name="T7">un</text:span><text:span text:style-name="T8"> </text:span><text:span text:style-name="T7">único</text:span><text:span text:style-name="T8"> </text:span><text:span text:style-name="T7">parametro</text:span><text:span text:style-name="T8"> </text:span><text:span text:style-name="T7">de</text:span><text:span text:style-name="T8"> </text:span><text:span text:style-name="T7">ayud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utiliza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StartD.</text:span></text:p>
        <text:p text:style-name="Standard"><text:span text:style-name="T7">Observaciones:</text:span><text:span text:style-name="T8"> </text:span><text:span text:style-name="T7">Parametros</text:span><text:span text:style-name="T8"> </text:span><text:span text:style-name="T7">de</text:span><text:span text:style-name="T8"> </text:span><text:span text:style-name="T7">ayuda:</text:span><text:span text:style-name="T8"> “</text:span><text:span text:style-name="T7">-h</text:span><text:span text:style-name="T8">” </text:span><text:span text:style-name="T7">o</text:span><text:span text:style-name="T8"> “</text:span><text:span text:style-name="T7">--help</text:span><text:span text:style-name="T8">”</text:span></text:p>
        <text:p text:style-name="P24"/>
        <text:p text:style-name="Standard"><text:soft-page-break/><text:span text:style-name="T5">Caso</text:span><text:span text:style-name="T6"> 6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Opción</text:span><text:span text:style-name="T8"> </text:span><text:span text:style-name="T7">de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Standard"><text:span text:style-name="T7">Pasos:</text:span><text:span text:style-name="T8"> </text:span></text:p>
        <text:list xml:id="list187629751" text:style-name="WW8Num13">
          <text:list-item>
            <text:p text:style-name="P90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90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90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</text:span><text:span text:style-name="T7">un</text:span><text:span text:style-name="T8"> </text:span><text:span text:style-name="T7">único</text:span><text:span text:style-name="T8"> </text:span><text:span text:style-name="T7">parametro</text:span><text:span text:style-name="T8"> </text:span><text:span text:style-name="T7">de</text:span><text:span text:style-name="T8"> </text:span><text:span text:style-name="T7">ayud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utiliza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StopD.</text:span></text:p>
        <text:p text:style-name="Standard"><text:span text:style-name="T7">Observaciones:</text:span><text:span text:style-name="T8"> </text:span><text:span text:style-name="T7">Parametros</text:span><text:span text:style-name="T8"> </text:span><text:span text:style-name="T7">de</text:span><text:span text:style-name="T8"> </text:span><text:span text:style-name="T7">ayuda:</text:span><text:span text:style-name="T8"> “</text:span><text:span text:style-name="T7">-h</text:span><text:span text:style-name="T8">” </text:span><text:span text:style-name="T7">o</text:span><text:span text:style-name="T8"> “</text:span><text:span text:style-name="T7">--help</text:span><text:span text:style-name="T8">”</text:span></text:p>
        <text:p text:style-name="P22"/>
        <text:p text:style-name="P22"/>
        <text:h text:style-name="Heading_20_2" text:outline-level="2"><text:span text:style-name="T13">Casos</text:span><text:span text:style-name="T20"> </text:span><text:span text:style-name="T13">MoverC:</text:span></text:h>
        <text:p text:style-name="P22"/>
        <text:p text:style-name="Standard"><text:span text:style-name="T5">Caso</text:span><text:span text:style-name="T6"> 1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no</text:span><text:span text:style-name="T8"> </text:span><text:span text:style-name="T7">inicializado.</text:span><text:span text:style-name="T8"> </text:span><text:span text:style-name="T7">No</text:span><text:span text:style-name="T8"> </text:span><text:span text:style-name="T7">es</text:span><text:span text:style-name="T8"> </text:span><text:span text:style-name="T7">posible</text:span><text:span text:style-name="T8"> </text:span><text:span text:style-name="T7">mover</text:span><text:span text:style-name="T8"> </text:span><text:span text:style-name="T7">archivos.</text:span></text:p>
        <text:p text:style-name="Standard"><text:span text:style-name="T7">Pasos:</text:span><text:span text:style-name="T8"> </text:span></text:p>
        <text:list xml:id="list1559517895" text:style-name="WW8Num11">
          <text:list-item>
            <text:p text:style-name="P91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91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error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el</text:span><text:span text:style-name="T8"> </text:span><text:span text:style-name="T7">ambiente</text:span><text:span text:style-name="T8"> </text:span><text:span text:style-name="T7">no</text:span><text:span text:style-name="T8"> </text:span><text:span text:style-name="T7">se</text:span><text:span text:style-name="T8"> </text:span><text:span text:style-name="T7">encuentra</text:span><text:span text:style-name="T8"> </text:span><text:span text:style-name="T7">inicializado.</text:span></text:p>
        <text:p text:style-name="P22">Observaciones:</text:p>
        <text:p text:style-name="P22"/>
        <text:p text:style-name="P22"/>
        <text:p text:style-name="Standard"><text:span text:style-name="T5">Caso</text:span><text:span text:style-name="T6"> 2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correcta.</text:span></text:p>
        <text:p text:style-name="Standard"><text:span text:style-name="T7">Pasos:</text:span><text:span text:style-name="T8"> </text:span></text:p>
        <text:list xml:id="list790092800" text:style-name="WW8Num12">
          <text:list-item>
            <text:p text:style-name="P92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92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</text:list>
        <text:list xml:id="list259048642" text:continue-list="list1939931750" text:style-name="WW8Num7">
          <text:list-item>
            <text:p text:style-name="P86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una</text:span><text:span text:style-name="T8"> </text:span><text:span text:style-name="T7">cantidad</text:span><text:span text:style-name="T8"> </text:span><text:span text:style-name="T7">erronea</text:span><text:span text:style-name="T8"> </text:span><text:span text:style-name="T7">de</text:span><text:span text:style-name="T8"> </text:span><text:span text:style-name="T7">parametros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advierte</text:span><text:span text:style-name="T8"> </text:span><text:span text:style-name="T7">que</text:span><text:span text:style-name="T8"> </text:span><text:span text:style-name="T7">l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gresada</text:span><text:span text:style-name="T8"> </text:span><text:span text:style-name="T7">es</text:span><text:span text:style-name="T8"> </text:span><text:span text:style-name="T7">incorrecta.</text:span></text:p>
        <text:p text:style-name="Standard"><text:span text:style-name="T7">Observaciones: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valida</text:span><text:span text:style-name="T8"> </text:span><text:span text:style-name="T7">2</text:span><text:span text:style-name="T8"> </text:span><text:span text:style-name="T7">o</text:span><text:span text:style-name="T8"> </text:span><text:span text:style-name="T7">3.</text:span><text:span text:style-name="T8"> </text:span><text:span text:style-name="T7">Es</text:span><text:span text:style-name="T8"> </text:span><text:span text:style-name="T7">excepción</text:span><text:span text:style-name="T8"> </text:span><text:span text:style-name="T7">la</text:span><text:span text:style-name="T8"> </text:span><text:span text:style-name="T7">opción</text:span><text:span text:style-name="T8"> </text:span><text:span text:style-name="T7">del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P22"/>
        <text:p text:style-name="P22"/>
        <text:p text:style-name="Standard"><text:span text:style-name="T5">Caso</text:span><text:span text:style-name="T6"> 3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Opción</text:span><text:span text:style-name="T8"> </text:span><text:span text:style-name="T7">de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Standard"><text:span text:style-name="T7">Pasos:</text:span><text:span text:style-name="T8"> </text:span></text:p>
        <text:list xml:id="list790687175" text:style-name="WW8Num14">
          <text:list-item>
            <text:p text:style-name="P93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93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93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un</text:span><text:span text:style-name="T8"> </text:span><text:span text:style-name="T7">único</text:span><text:span text:style-name="T8"> </text:span><text:span text:style-name="T7">parametro</text:span><text:span text:style-name="T8"> </text:span><text:span text:style-name="T7">de</text:span><text:span text:style-name="T8"> </text:span><text:span text:style-name="T7">ayud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utiliza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MoverC.</text:span></text:p>
        <text:p text:style-name="Standard"><text:span text:style-name="T7">Observaciones:</text:span><text:span text:style-name="T8"> </text:span><text:span text:style-name="T7">Parametros</text:span><text:span text:style-name="T8"> </text:span><text:span text:style-name="T7">de</text:span><text:span text:style-name="T8"> </text:span><text:span text:style-name="T7">ayuda:</text:span><text:span text:style-name="T8"> “</text:span><text:span text:style-name="T7">-h</text:span><text:span text:style-name="T8">” </text:span><text:span text:style-name="T7">o</text:span><text:span text:style-name="T8"> “</text:span><text:span text:style-name="T7">--help</text:span><text:span text:style-name="T8">”</text:span></text:p>
        <text:p text:style-name="P22"/>
        <text:p text:style-name="P22"/>
        <text:p text:style-name="Standard"><text:span text:style-name="T5">Caso</text:span><text:span text:style-name="T6"> 4</text:span></text:p>
        <text:p text:style-name="Standard"><text:soft-page-break/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Standard.</text:span></text:p>
        <text:p text:style-name="Standard"><text:span text:style-name="T7">Pasos:</text:span><text:span text:style-name="T8"> </text:span></text:p>
        <text:list xml:id="list1449067119" text:style-name="WW8Num15">
          <text:list-item>
            <text:p text:style-name="P94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94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94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/text:p>
        <text:p text:style-name="Standard"><text:span text:style-name="T7">Observaciones:</text:span><text:span text:style-name="T8"> <text:s/></text:span><text:span text:style-name="T7">No</text:span><text:span text:style-name="T8"> </text:span><text:span text:style-name="T7">debe</text:span><text:span text:style-name="T8"> </text:span><text:span text:style-name="T7">existir</text:span><text:span text:style-name="T8"> </text:span><text:span text:style-name="T7">ningún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que</text:span><text:span text:style-name="T8"> </text:span><text:span text:style-name="T7">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/text:p>
        <text:p text:style-name="P22"/>
        <text:p text:style-name="Standard"><text:span text:style-name="T5">Caso</text:span><text:span text:style-name="T6"> 5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Duplicado.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inexistente.</text:span></text:p>
        <text:p text:style-name="Standard"><text:span text:style-name="T7">Pasos:</text:span><text:span text:style-name="T8"> </text:span></text:p>
        <text:list xml:id="list699604565" text:style-name="WW8Num16">
          <text:list-item>
            <text:p text:style-name="P95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95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95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crea</text:span><text:span text:style-name="T8"> </text:span><text:span text:style-name="T7">un</text:span><text:span text:style-name="T8"> </text:span><text:span text:style-name="T7">nuevo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dentro</text:span><text:span text:style-name="T8"> </text:span><text:span text:style-name="T7">d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/DUP.</text:span></text:p>
        <text:p text:style-name="Standard"><text:span text:style-name="T7">Observaciones:</text:span><text:span text:style-name="T8"> <text:s/></text:span><text:span text:style-name="T7">Debe</text:span><text:span text:style-name="T8"> </text:span><text:span text:style-name="T7">existir</text:span><text:span text:style-name="T8"> </text:span><text:span text:style-name="T7">un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que</text:span><text:span text:style-name="T8"> </text:span><text:span text:style-name="T7">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No</text:span><text:span text:style-name="T8"> </text:span><text:span text:style-name="T7">debe</text:span><text:span text:style-name="T8"> </text:span><text:span text:style-name="T7">existir</text:span><text:span text:style-name="T8"> </text:span><text:span text:style-name="T7">un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dentro</text:span><text:span text:style-name="T8"> </text:span><text:span text:style-name="T7">d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/text:p>
        <text:p text:style-name="P22"/>
        <text:p text:style-name="Standard"><text:span text:style-name="T5">Caso</text:span><text:span text:style-name="T6"> 6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Duplicado.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existente.</text:span><text:span text:style-name="T8"> </text:span><text:span text:style-name="T7">Varios</text:span><text:span text:style-name="T8"> </text:span><text:span text:style-name="T7">archivos</text:span><text:span text:style-name="T8"> </text:span><text:span text:style-name="T7">duplicados</text:span><text:span text:style-name="T8"> </text:span><text:span text:style-name="T7">existentes.</text:span></text:p>
        <text:p text:style-name="Standard"><text:span text:style-name="T7">Pasos:</text:span><text:span text:style-name="T8"> </text:span></text:p>
        <text:list xml:id="list1387095173" text:style-name="WW8Num17">
          <text:list-item>
            <text:p text:style-name="P96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96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96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text:s/>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“</text:span><text:span text:style-name="T7">directorio</text:span><text:span text:style-name="T8"> </text:span><text:span text:style-name="T7">de</text:span><text:span text:style-name="T8"> </text:span><text:span text:style-name="T7">destino/DUP</text:span><text:span text:style-name="T8">” </text:span><text:span text:style-name="T7">con</text:span><text:span text:style-name="T8"> </text:span><text:span text:style-name="T7">una</text:span><text:span text:style-name="T8"> </text:span><text:span text:style-name="T7">extensión</text:span><text:span text:style-name="T8"> </text:span><text:span text:style-name="T7">.X</text:span><text:span text:style-name="T8"> </text:span><text:span text:style-name="T7">donde</text:span><text:span text:style-name="T8"> </text:span><text:span text:style-name="T7">X</text:span><text:span text:style-name="T8"> </text:span><text:span text:style-name="T7">es</text:span><text:span text:style-name="T8"> </text:span><text:span text:style-name="T7">el</text:span><text:span text:style-name="T8"> </text:span><text:span text:style-name="T7">primer</text:span><text:span text:style-name="T8"> </text:span><text:span text:style-name="T7">número</text:span><text:span text:style-name="T8"> </text:span><text:span text:style-name="T7">disponible</text:span><text:span text:style-name="T8"> </text:span><text:span text:style-name="T7">para</text:span><text:span text:style-name="T8"> </text:span><text:span text:style-name="T7">ese</text:span><text:span text:style-name="T8"> </text:span><text:span text:style-name="T7">archivo.</text:span></text:p>
        <text:p text:style-name="Standard"><text:span text:style-name="T7">Observaciones:</text:span><text:span text:style-name="T8"> <text:s/></text:span><text:span text:style-name="T7">Debe</text:span><text:span text:style-name="T8"> </text:span><text:span text:style-name="T7">existir</text:span><text:span text:style-name="T8"> </text:span><text:span text:style-name="T7">un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que</text:span><text:span text:style-name="T8"> </text:span><text:span text:style-name="T7">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Debe</text:span><text:span text:style-name="T8"> </text:span><text:span text:style-name="T7">existir</text:span><text:span text:style-name="T8"> </text:span><text:span text:style-name="T7">al</text:span><text:span text:style-name="T8"> </text:span><text:span text:style-name="T7">menos</text:span><text:span text:style-name="T8"> </text:span><text:span text:style-name="T7">1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en</text:span><text:span text:style-name="T8"> “</text:span><text:span text:style-name="T7">directorio</text:span><text:span text:style-name="T8"> </text:span><text:span text:style-name="T7">de</text:span><text:span text:style-name="T8"> </text:span><text:span text:style-name="T7">destino/DUP</text:span><text:span text:style-name="T8">”</text:span><text:span text:style-name="T7">.</text:span></text:p>
        <text:p text:style-name="P22"/>
        <text:p text:style-name="P22"/>
        <text:p text:style-name="Standard"><text:span text:style-name="T5">Caso</text:span><text:span text:style-name="T6"> 7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como</text:span><text:span text:style-name="T8"> </text:span><text:span text:style-name="T7">Duplicado.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inexistente.</text:span></text:p>
        <text:p text:style-name="Standard"><text:span text:style-name="T7">Pasos:</text:span><text:span text:style-name="T8"> </text:span></text:p>
        <text:list xml:id="list667235068" text:style-name="WW8Num18">
          <text:list-item>
            <text:p text:style-name="P97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97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97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text:s/></text:span><text:span text:style-name="T7">Se</text:span><text:span text:style-name="T8"> </text:span><text:span text:style-name="T7">crea</text:span><text:span text:style-name="T8"> </text:span><text:span text:style-name="T7">un</text:span><text:span text:style-name="T8"> </text:span><text:span text:style-name="T7">nuevo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dentro</text:span><text:span text:style-name="T8"> </text:span><text:span text:style-name="T7">d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/DUP.</text:span></text:p>
        <text:p text:style-name="Standard"><text:soft-page-break/><text:span text:style-name="T7">Observaciones:</text:span><text:span text:style-name="T8"> <text:s/>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text:span text:style-name="T8"> </text:span><text:span text:style-name="T7">debe</text:span><text:span text:style-name="T8"> </text:span><text:span text:style-name="T7">ser</text:span><text:span text:style-name="T8"> </text:span><text:span text:style-name="T7">el</text:span><text:span text:style-name="T8"> </text:span><text:span text:style-name="T7">mismo</text:span><text:span text:style-name="T8"> </text:span><text:span text:style-name="T7">en</text:span><text:span text:style-name="T8"> </text:span><text:span text:style-name="T7">el</text:span><text:span text:style-name="T8"> </text:span><text:span text:style-name="T7">cual</text:span><text:span text:style-name="T8"> </text:span><text:span text:style-name="T7">se</text:span><text:span text:style-name="T8"> </text:span><text:span text:style-name="T7">encuentra</text:span><text:span text:style-name="T8"> </text:span><text:span text:style-name="T7">el</text:span><text:span text:style-name="T8"> </text:span><text:span text:style-name="T7">archivo</text:span><text:span text:style-name="T8"> </text:span><text:span text:style-name="T7">actualment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Wingdings" svg:font-family="Wingdings"/>
    <style:font-face style:name="Courier New" svg:font-family="'Courier New'" style:font-family-generic="modern"/>
    <style:font-face style:name="Calibri1" svg:font-family="Calibri" style:font-family-generic="swiss"/>
    <style:font-face style:name="arial" svg:font-family="arial" style:font-family-generic="swiss"/>
    <style:font-face style:name="arial1" svg:font-family="arial, sans-serif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0pt" fo:language="es" fo:country="A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cm" fo:text-align="justify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size="8pt" fo:font-style="italic" fo:font-weight="bold" style:font-size-asian="8pt" style:font-style-asian="italic" style:font-weight-asian="bold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ext_20_body_20_indent" style:display-name="Text body indent" style:family="paragraph" style:parent-style-name="Standard" style:class="text">
      <style:paragraph-properties fo:margin-left="2.498cm" fo:margin-right="0cm" fo:text-indent="0cm" style:auto-text-indent="false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1.905cm" fo:margin-right="0cm" fo:text-indent="0cm" style:auto-text-indent="false"/>
      <style:text-properties fo:font-size="8pt" style:font-size-asian="8pt"/>
    </style:style>
    <style:style style:name="Texto_20_independiente_20_2" style:display-name="Texto independiente 2" style:family="paragraph" style:parent-style-name="Standard" style:next-style-name="Standard">
      <style:paragraph-properties fo:margin-left="0.635cm" fo:margin-right="0cm" fo:margin-top="0.212cm" fo:margin-bottom="0cm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11cm" fo:margin-right="0cm" fo:text-indent="-0.353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764cm" fo:margin-right="0cm" fo:text-indent="-0.353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-0.353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469cm" fo:margin-right="0cm" fo:text-indent="-0.353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822cm" fo:margin-right="0cm" fo:text-indent="-0.353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style:font-name="Calibri" fo:font-size="12pt" fo:font-style="italic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fo:text-indent="0cm" style:auto-text-indent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Calibri" style:font-name-complex="Calibri"/>
    </style:style>
    <style:style style:name="WW-Contents_20_4" style:display-name="WW-Contents 4" style:family="paragraph" style:parent-style-name="Standard" style:next-style-name="Standard">
      <style:paragraph-properties fo:margin-left="1.058cm" fo:margin-right="0cm" fo:text-indent="0cm" style:auto-text-indent="false"/>
      <style:text-properties style:font-name="Calibri" style:font-name-complex="Calibri"/>
    </style:style>
    <style:style style:name="WW-Contents_20_5" style:display-name="WW-Contents 5" style:family="paragraph" style:parent-style-name="Standard" style:next-style-name="Standard">
      <style:paragraph-properties fo:margin-left="1.411cm" fo:margin-right="0cm" fo:text-indent="0cm" style:auto-text-indent="false"/>
      <style:text-properties style:font-name="Calibri" style:font-name-complex="Calibri"/>
    </style:style>
    <style:style style:name="WW-Contents_20_6" style:display-name="WW-Contents 6" style:family="paragraph" style:parent-style-name="Standard" style:next-style-name="Standard">
      <style:paragraph-properties fo:margin-left="1.764cm" fo:margin-right="0cm" fo:text-indent="0cm" style:auto-text-indent="false"/>
      <style:text-properties style:font-name="Calibri" style:font-name-complex="Calibri"/>
    </style:style>
    <style:style style:name="WW-Contents_20_7" style:display-name="WW-Contents 7" style:family="paragraph" style:parent-style-name="Standard" style:next-style-name="Standard">
      <style:paragraph-properties fo:margin-left="2.117cm" fo:margin-right="0cm" fo:text-indent="0cm" style:auto-text-indent="false"/>
      <style:text-properties style:font-name="Calibri" style:font-name-complex="Calibri"/>
    </style:style>
    <style:style style:name="WW-Contents_20_8" style:display-name="WW-Contents 8" style:family="paragraph" style:parent-style-name="Standard" style:next-style-name="Standard">
      <style:paragraph-properties fo:margin-left="2.469cm" fo:margin-right="0cm" fo:text-indent="0cm" style:auto-text-indent="false"/>
      <style:text-properties style:font-name="Calibri" style:font-name-complex="Calibri"/>
    </style:style>
    <style:style style:name="WW-Contents_20_9" style:display-name="WW-Contents 9" style:family="paragraph" style:parent-style-name="Standard" style:next-style-name="Standard">
      <style:paragraph-properties fo:margin-left="2.822cm" fo:margin-right="0cm" fo:text-indent="0cm" style:auto-text-indent="false"/>
      <style:text-properties style:font-name="Calibri" style:font-name-complex="Calibri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Courier New" fo:font-size="9pt" fo:font-weight="bold" style:font-size-asian="9pt" style:font-weight-asian="bold" style:font-name-complex="Courier New" style:font-weight-complex="bold"/>
    </style:style>
    <style:style style:name="Texto_20_sin_20_formato" style:display-name="Texto sin formato" style:family="paragraph" style:parent-style-name="Standard">
      <style:text-properties style:font-name="Courier New" style:font-name-complex="Monotype Corsiva"/>
    </style:style>
    <style:style style:name="xl24" style:family="paragraph" style:parent-style-name="Standard">
      <style:paragraph-properties fo:margin-top="0.176cm" fo:margin-bottom="0.176cm" fo:text-align="center" style:justify-single-word="false" fo:background-color="#ccff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5" style:family="paragraph" style:parent-style-name="Standard">
      <style:paragraph-properties fo:margin-top="0.176cm" fo:margin-bottom="0.176cm" fo:background-color="#ccff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6" style:family="paragraph" style:parent-style-name="Standard">
      <style:paragraph-properties fo:margin-top="0.176cm" fo:margin-bottom="0.176cm" fo:text-align="center" style:justify-single-word="false" fo:background-color="#ffff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7" style:family="paragraph" style:parent-style-name="Standard">
      <style:paragraph-properties fo:margin-top="0.176cm" fo:margin-bottom="0.176cm" fo:background-color="#ffff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8" style:family="paragraph" style:parent-style-name="Standard">
      <style:paragraph-properties fo:margin-top="0.176cm" fo:margin-bottom="0.176cm" fo:text-align="center" style:justify-single-word="false" fo:background-color="#ff99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9" style:family="paragraph" style:parent-style-name="Standard">
      <style:paragraph-properties fo:margin-top="0.176cm" fo:margin-bottom="0.176cm" fo:background-color="#ff99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0" style:family="paragraph" style:parent-style-name="Standard">
      <style:paragraph-properties fo:margin-top="0.176cm" fo:margin-bottom="0.176cm" fo:text-align="center" style:justify-single-word="false" fo:background-color="#ccffff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1" style:family="paragraph" style:parent-style-name="Standard">
      <style:paragraph-properties fo:margin-top="0.176cm" fo:margin-bottom="0.176cm" fo:background-color="#ccffff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2" style:family="paragraph" style:parent-style-name="Standard">
      <style:paragraph-properties fo:margin-top="0.176cm" fo:margin-bottom="0.176cm" fo:text-align="center" style:justify-single-word="false" fo:background-color="#ccffff" fo:padding="0cm" fo:border="0.51pt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3" style:family="paragraph" style:parent-style-name="Standard">
      <style:paragraph-properties fo:margin-top="0.176cm" fo:margin-bottom="0.176cm" fo:background-color="#ccffff" fo:padding="0cm" fo:border="0.51pt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4" style:family="paragraph" style:parent-style-name="Standard">
      <style:paragraph-properties fo:margin-top="0.176cm" fo:margin-bottom="0.176cm" fo:text-align="center" style:justify-single-word="false" fo:background-color="#ffffff" fo:padding="0cm" fo:border="0.51pt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5" style:family="paragraph" style:parent-style-name="Standard">
      <style:paragraph-properties fo:margin-top="0.176cm" fo:margin-bottom="0.176cm" fo:text-align="center" style:justify-single-word="false" fo:background-color="#ffcc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6" style:family="paragraph" style:parent-style-name="Standard">
      <style:paragraph-properties fo:margin-top="0.176cm" fo:margin-bottom="0.176cm" fo:background-color="#ffcc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7" style:family="paragraph" style:parent-style-name="Standard">
      <style:paragraph-properties fo:margin-top="0.176cm" fo:margin-bottom="0.176cm" fo:text-align="center" style:justify-single-word="false" fo:background-color="#c0c0c0" fo:padding="0cm" fo:border="0.51pt solid #000000">
        <style:background-image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xl38" style:family="paragraph" style:parent-style-name="Standard">
      <style:paragraph-properties fo:margin-top="0.176cm" fo:margin-bottom="0.176cm" fo:background-color="#c0c0c0" fo:padding="0cm" fo:border="0.51pt solid #000000">
        <style:background-image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xl39" style:family="paragraph" style:parent-style-name="Standard">
      <style:paragraph-properties fo:margin-top="0.176cm" fo:margin-bottom="0.176cm" fo:text-align="center" style:justify-single-word="false" fo:background-color="#ff99cc" fo:padding="0cm" fo:border-left="0.51pt solid #000000" fo:border-right="0.51pt solid #000000" fo:border-top="none" fo:border-bottom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0" style:family="paragraph" style:parent-style-name="Standard">
      <style:paragraph-properties fo:margin-top="0.176cm" fo:margin-bottom="0.176cm" fo:background-color="#ff99cc" fo:padding="0cm" fo:border-left="0.51pt solid #000000" fo:border-right="0.51pt solid #000000" fo:border-top="none" fo:border-bottom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1" style:family="paragraph" style:parent-style-name="Standard">
      <style:paragraph-properties fo:margin-top="0.176cm" fo:margin-bottom="0.176cm" fo:text-align="center" style:justify-single-word="false" fo:background-color="#ccffcc" fo:padding="0cm" fo:border-left="0.51pt solid #000000" fo:border-right="0.51pt solid #000000" fo:border-top="0.51pt solid #000000" fo:border-bottom="0.99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2" style:family="paragraph" style:parent-style-name="Standard">
      <style:paragraph-properties fo:margin-top="0.176cm" fo:margin-bottom="0.176cm" fo:background-color="#ccffcc" fo:padding="0cm" fo:border-left="0.51pt solid #000000" fo:border-right="0.51pt solid #000000" fo:border-top="0.51pt solid #000000" fo:border-bottom="0.99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Monotype Corsiva" style:font-size-complex="8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_20_21" style:display-name="Texto independiente 21" style:family="paragraph" style:parent-style-name="Standard" style:next-style-name="Standard">
      <style:paragraph-properties fo:margin-left="0.635cm" fo:margin-right="0cm" fo:margin-top="0.212cm" fo:margin-bottom="0cm" fo:hyphenation-ladder-count="no-limit" fo:text-indent="0cm" style:auto-text-indent="false"/>
      <style:text-properties fo:hyphenate="false" fo:hyphenation-remain-char-count="2" fo:hyphenation-push-char-count="2"/>
    </style:style>
    <style:style style:name="Texto_20_sin_20_formato1" style:display-name="Texto sin formato1" style:family="paragraph" style:parent-style-name="Standard">
      <style:paragraph-properties fo:hyphenation-ladder-count="no-limit"/>
      <style:text-properties style:font-name="Courier New" style:font-name-complex="Tahoma" fo:hyphenate="false" fo:hyphenation-remain-char-count="2" fo:hyphenation-push-char-count="2"/>
    </style:style>
    <style:style style:name="Título" style:family="paragraph" style:parent-style-name="Standard" style:next-style-name="Standard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ngría_20_2_20_de_20_t._20_independiente1" style:display-name="Sangría 2 de t. independiente1" style:family="paragraph" style:parent-style-name="Standard">
      <style:paragraph-properties fo:margin-left="1.24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keep-together="always" fo:text-indent="0cm" style:auto-text-indent="false"/>
      <style:text-properties fo:color="#365f91" style:font-name="Cambria" style:letter-kerning="true" style:font-name-asian="Times New Roman" style:font-name-complex="Times New Roman" style:font-size-complex="14pt" style:font-weight-complex="bold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cm" fo:margin-bottom="0.572cm"/>
      <style:text-properties style:font-name="Times New Roman" fo:font-size="12pt" style:font-size-asian="12pt" style:font-name-complex="Times New Roman" style:font-size-complex="12pt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Arial" fo:font-size="10pt" fo:language="es" fo:country="AR" style:letter-kerning="true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WW-Heading_20_1" style:display-name="WW-Heading 1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4pt" fo:font-weight="bold" style:font-size-asian="14pt" style:font-weight-asian="bold"/>
    </style:style>
    <style:style style:name="WW-Heading_20_2" style:display-name="WW-Heading 2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WW-Header" style:family="paragraph" style:parent-style-name="Standard_20__28_user_29_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cimal_20_Aligned" style:display-name="Decimal Aligned" style:family="paragraph" style:parent-style-name="Standard">
      <style:paragraph-properties fo:margin-top="0cm" fo:margin-bottom="0.353cm" fo:line-height="115%">
        <style:tab-stops>
          <style:tab-stop style:position="0.635cm" style:type="char" style:char=","/>
        </style:tab-stops>
      </style:paragraph-properties>
      <style:text-properties style:font-name="Calibri" fo:font-size="11pt" style:font-name-asian="Times New Roman" style:font-size-asian="11pt" style:font-name-complex="Times New Roman" style:font-size-complex="11pt"/>
    </style:style>
    <style:style style:name="Footnote" style:family="paragraph" style:parent-style-name="Standard" style:class="extra">
      <style:text-properties style:font-name="Calibri" style:font-name-asian="Times New Roman" style:font-name-complex="Times New Roman"/>
    </style:style>
    <style:style style:name="apanormal" style:family="paragraph" style:parent-style-name="Standard_20__28_user_29_">
      <style:paragraph-properties fo:margin-top="0.176cm" fo:margin-bottom="0.176cm"/>
      <style:text-properties fo:color="#666666" fo:font-size="8.5pt" style:font-size-asian="8.5pt" style:font-name-complex="Arial" style:font-size-complex="8.5pt"/>
    </style:style>
    <style:style style:name="Cita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Índicel_20_10" style:display-name="Índicel 10" style:family="paragraph" style:parent-style-name="Índice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9z0" style:family="text">
      <style:text-properties style:font-name="Calibri1" style:font-name-complex="Calibri2"/>
    </style:style>
    <style:style style:name="WW8Num19z1" style:family="text">
      <style:text-properties style:font-name="Courier New" style:font-name-complex="Courier New2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1" style:font-name-complex="Symbol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Symbol1" style:font-name-complex="Symbol1"/>
    </style:style>
    <style:style style:name="WW8Num3z0" style:family="text">
      <style:text-properties style:font-name="Symbol1" style:font-name-complex="Symbol1"/>
    </style:style>
    <style:style style:name="WW8Num13z1" style:family="text">
      <style:text-properties style:font-name="Symbol1" style:font-name-complex="Symbol1"/>
    </style:style>
    <style:style style:name="WW8Num14z0" style:family="text">
      <style:text-properties style:font-name="Symbol1" style:font-name-complex="Symbol1"/>
    </style:style>
    <style:style style:name="WW8Num16z0" style:family="text">
      <style:text-properties style:font-name="Symbol1" style:font-name-complex="Symbol1"/>
    </style:style>
    <style:style style:name="WW8Num18z0" style:family="text">
      <style:text-properties style:font-name="Symbol1" style:font-name-complex="Symbol1"/>
    </style:style>
    <style:style style:name="WW8Num23z0" style:family="text">
      <style:text-properties style:font-name="Symbol1" style:font-name-complex="Symbol1"/>
    </style:style>
    <style:style style:name="WW8Num31z0" style:family="text">
      <style:text-properties style:font-name="Symbol1" style:font-name-complex="Symbol1"/>
    </style:style>
    <style:style style:name="WW-Absatz-Standardschriftart111" style:family="text"/>
    <style:style style:name="WW8Num5z0" style:family="text">
      <style:text-properties style:font-name="Symbol1" style:font-name-complex="Symbol1"/>
    </style:style>
    <style:style style:name="WW8Num6z0" style:family="text">
      <style:text-properties style:font-name="Symbol1" style:font-name-complex="Symbol1"/>
    </style:style>
    <style:style style:name="WW8Num8z0" style:family="text">
      <style:text-properties style:font-name="Wingdings1" fo:font-size="8pt" style:font-size-asian="8pt" style:font-name-complex="Wingdings1"/>
    </style:style>
    <style:style style:name="WW8Num9z0" style:family="text">
      <style:text-properties fo:color="#000000" style:font-name="Symbol1" style:font-name-complex="Symbol1"/>
    </style:style>
    <style:style style:name="WW8Num10z1" style:family="text">
      <style:text-properties style:font-name="Symbol1" style:font-name-complex="Symbol1"/>
    </style:style>
    <style:style style:name="WW8Num11z0" style:family="text">
      <style:text-properties style:font-name="Symbol1" style:font-name-complex="Symbol1"/>
    </style:style>
    <style:style style:name="WW8Num13z0" style:family="text">
      <style:text-properties style:font-name="Symbol1" style:font-name-complex="Symbol1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1" style:font-name-complex="Wingdings1"/>
    </style:style>
    <style:style style:name="WW8Num17z0" style:family="text">
      <style:text-properties style:font-name="Symbol1" style:font-name-complex="Symbol1"/>
    </style:style>
    <style:style style:name="WW8Num17z1" style:family="text">
      <style:text-properties style:font-name="Courier New" style:font-name-complex="Courier New"/>
    </style:style>
    <style:style style:name="WW8Num17z5" style:family="text">
      <style:text-properties style:font-name="Wingdings1" style:font-name-complex="Wingdings1"/>
    </style:style>
    <style:style style:name="WW8Num24z0" style:family="text">
      <style:text-properties style:font-name="Symbol1" style:font-name-complex="Symbol1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1" style:font-name-complex="Wingdings1"/>
    </style:style>
    <style:style style:name="WW8Num27z0" style:family="text">
      <style:text-properties style:font-name="Symbol1" style:font-name-complex="Symbol1"/>
    </style:style>
    <style:style style:name="WW8Num28z1" style:family="text">
      <style:text-properties style:font-name="Symbol1" style:font-name-complex="Symbol1"/>
    </style:style>
    <style:style style:name="WW8Num29z0" style:family="text">
      <style:text-properties style:font-name="Symbol1" style:font-name-complex="Symbol1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1" style:font-name-complex="Wingdings1"/>
    </style:style>
    <style:style style:name="WW8Num33z0" style:family="text">
      <style:text-properties style:font-name="Symbol1" style:font-name-complex="Symbol1"/>
    </style:style>
    <style:style style:name="WW8Num35z0" style:family="text">
      <style:text-properties style:font-name="Symbol1" style:font-name-complex="Symbol1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1" style:font-name-complex="Wingdings1"/>
    </style:style>
    <style:style style:name="WW8Num39z0" style:family="text">
      <style:text-properties style:font-name="Symbol1" style:font-name-complex="Symbol1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1" style:font-name-complex="Wingdings1"/>
    </style:style>
    <style:style style:name="WW8Num47z0" style:family="text">
      <style:text-properties style:font-name="Symbol1" style:font-name-complex="Symbol1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1" style:font-name-complex="Wingdings1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Título_20_Car" style:display-name="Título Car" style:family="text" style:parent-style-name="Fuente_20_de_20_párrafo_20_predeter.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Arial" fo:font-size="12pt" fo:font-style="italic" fo:font-weight="bold" style:font-size-asian="12pt" style:font-style-asian="italic" style:font-weight-asian="bold" style:font-name-complex="Arial" style:language-complex="ar" style:country-complex="SA"/>
    </style:style>
    <style:style style:name="Título_20_3_20_Car" style:display-name="Título 3 Car" style:family="text" style:parent-style-name="Fuente_20_de_20_párrafo_20_predeter.">
      <style:text-properties style:font-name="Arial" fo:font-size="12pt" style:font-size-asian="12pt" style:font-name-complex="Arial"/>
    </style:style>
    <style:style style:name="Título_20_6_20_Car" style:display-name="Título 6 Car" style:family="text" style:parent-style-name="Fuente_20_de_20_párrafo_20_predeter.">
      <style:text-properties style:font-name="Arial" fo:font-weight="bold" style:font-weight-asian="bold" style:font-name-complex="Arial" style:font-weight-complex="bold"/>
    </style:style>
    <style:style style:name="Texto_20_nota_20_pie_20_Car" style:display-name="Texto nota pie Car" style:family="text" style:parent-style-name="Fuente_20_de_20_párrafo_20_predeter.">
      <style:text-properties style:font-name="Calibri" style:font-name-asian="Times New Roman" style:font-name-complex="Times New Roman"/>
    </style:style>
    <style:style style:name="Énfasis_20_sutil" style:display-name="Énfasis sutil" style:family="text" style:parent-style-name="Fuente_20_de_20_párrafo_20_predeter.">
      <style:text-properties fo:color="#808080" fo:font-style="italic" style:font-name-asian="Times New Roman" style:font-style-asian="italic" style:font-name-complex="Times New Roman" style:font-size-complex="11pt" style:font-style-complex="italic" style:font-weight-complex="normal"/>
    </style:style>
    <style:style style:name="Título_20_1_20_Car" style:display-name="Título 1 Car" style:family="text" style:parent-style-name="Fuente_20_de_20_párrafo_20_predeter.">
      <style:text-properties style:font-name="Arial" fo:font-size="14pt" fo:font-weight="bold" style:letter-kerning="true" style:font-size-asian="14pt" style:font-weight-asian="bold" style:font-name-complex="Arial"/>
    </style:style>
    <style:style style:name="Título_20_4_20_Car" style:display-name="Título 4 Car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Cita_20_Car" style:display-name="Cita Car" style:family="text" style:parent-style-name="Fuente_20_de_20_párrafo_20_predeter.">
      <style:text-properties fo:color="#000000" style:font-name="Arial" fo:font-style="italic" style:font-style-asian="italic" style:font-name-complex="Arial" style:font-style-complex="italic"/>
    </style:style>
    <style:style style:name="Viñetas" style:family="text">
      <style:text-properties style:font-name="OpenSymbol" style:font-name-asian="OpenSymbol" style:font-name-complex="OpenSymbol"/>
    </style:style>
    <style:style style:name="Carácter_20_de_20_numeración" style:display-name="Carácter de numeración" style:family="text"/>
    <style:style style:name="Numbering_20_Symbols" style:display-name="Numbering Symbols" style:family="text"/>
    <style:style style:name="ListLabel_20_2" style:display-name="ListLabel 2" style:family="text">
      <style:text-properties style:font-name-complex="Calibri2"/>
    </style:style>
    <style:style style:name="ListLabel_20_1" style:display-name="ListLabel 1" style:family="text">
      <style:text-properties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20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20z0" style:num-suffix="." text:bullet-char="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6" text:style-name="WW8Num20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Wingdings 2'" style:font-charset="x-symbol"/>
      </text:list-level-style-bullet>
      <text:list-level-style-bullet text:level="7" text:style-name="WW8Num20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20z0" style:num-suffix="." text:bullet-char="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charset="x-symbol"/>
      </text:list-level-style-bullet>
      <text:list-level-style-bullet text:level="9" text:style-name="WW8Num20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877cm" fo:margin-left="-0.123cm" table:align="left" style:writing-mode="lr-tb"/>
    </style:style>
    <style:style style:name="Table3.A" style:family="table-column">
      <style:table-column-properties style:column-width="2.625cm"/>
    </style:style>
    <style:style style:name="Table3.B" style:family="table-column">
      <style:table-column-properties style:column-width="6.625cm"/>
    </style:style>
    <style:style style:name="Table3.C" style:family="table-column">
      <style:table-column-properties style:column-width="6.627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text-properties style:font-name="Times New Roman" fo:font-size="8pt" fo:language="es" fo:country="AR" fo:font-style="italic" fo:font-weight="bold" style:font-size-asian="8pt" style:font-style-asian="italic" style:font-weight-asian="bold" style:font-name-complex="Times New Roman"/>
    </style:style>
    <style:style style:name="MP4" style:family="paragraph" style:parent-style-name="Standard">
      <style:paragraph-properties style:snap-to-layout-grid="false"/>
      <style:text-properties style:font-name="Monotype Corsiva" fo:font-size="8pt" fo:language="es" fo:country="AR" style:font-size-asian="8pt" style:font-name-complex="Monotype Corsiva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Header">
      <style:text-properties fo:language="es" fo:country="AR" style:language-asian="zxx" style:country-asian="none"/>
    </style:style>
    <style:style style:name="MP7" style:family="paragraph">
      <style:paragraph-properties fo:text-align="center" style:writing-mode="lr-tb"/>
    </style:style>
    <style:style style:name="MP8" style:family="paragraph" style:parent-style-name="Footer">
      <style:text-properties fo:language="es" fo:country="AR"/>
    </style:style>
    <style:style style:name="MT1" style:family="text">
      <style:text-properties fo:font-size="12pt" fo:language="es" fo:country="AR" fo:font-weight="bold" style:font-size-asian="12pt" style:font-weight-asian="bold"/>
    </style:style>
    <style:style style:name="MT2" style:family="text">
      <style:text-properties style:font-name="Monotype Corsiva" fo:font-size="8pt" fo:language="es" fo:country="AR" style:font-size-asian="8pt" style:font-name-complex="Monotype Corsiva"/>
    </style:style>
    <style:style style:name="MT3" style:family="text">
      <style:text-properties style:font-name="Monotype Corsiva" fo:font-size="8pt" fo:language="es" fo:country="AR" style:font-name-asian="Monotype Corsiva" style:font-size-asian="8pt" style:font-name-complex="Monotype Corsiva"/>
    </style:style>
    <style:style style:name="MT4" style:family="text">
      <style:text-properties fo:language="es" fo:country="AR" fo:font-style="italic" style:text-underline-style="solid" style:text-underline-width="auto" style:text-underline-color="font-color" fo:font-weight="bold" style:font-style-asian="italic" style:font-weight-asian="bold"/>
    </style:style>
    <style:style style:name="MT5" style:family="text">
      <style:text-properties fo:language="es" fo:country="AR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/>
    </style:style>
    <style:style style:name="MT6" style:family="text">
      <style:text-properties fo:font-size="8pt" fo:language="es" fo:country="AR" style:font-size-asian="8pt" style:font-size-complex="8pt"/>
    </style:style>
    <style:style style:name="MT7" style:family="text">
      <style:text-properties fo:font-size="8pt" fo:language="es" fo:country="AR" style:font-name-asian="Arial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501cm" fo:margin-bottom="1.212cm" fo:margin-left="3cm" fo:margin-right="3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1.288cm" fo:margin-left="0cm" fo:margin-right="0cm" fo:margin-top="1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><text:span text:style-name="MT1"><draw:frame draw:style-name="Mfr1" draw:name="graphics1" text:anchor-type="as-char" svg:width="0.108cm" svg:height="1.099cm" draw:z-index="37"><draw:image xlink:href="Pictures/100000000000005B00000090F3E3DBFE.png" xlink:type="simple" xlink:show="embed" xlink:actuate="onLoad"/></draw:frame></text:span><text:span text:style-name="MT1"><text:tab/></text:span></text:p>
            </table:table-cell>
            <table:table-cell table:style-name="Table3.A1" office:value-type="string">
              <text:p text:style-name="MP2"><text:span text:style-name="MT2">Universidad</text:span><text:span text:style-name="MT3"> </text:span><text:span text:style-name="MT2">de</text:span><text:span text:style-name="MT3"> </text:span><text:span text:style-name="MT2">Buenos</text:span><text:span text:style-name="MT3"> </text:span><text:span text:style-name="MT2">Aires</text:span><text:span text:style-name="MT3"> <text:s text:c="124"/></text:span></text:p>
              <text:p text:style-name="Standard"><text:span text:style-name="MT2">Facultad</text:span><text:span text:style-name="MT3"> </text:span><text:span text:style-name="MT2">de</text:span><text:span text:style-name="MT3"> </text:span><text:span text:style-name="MT2">Ingeniería</text:span><text:span text:style-name="MT3"> </text:span></text:p>
              <text:p text:style-name="MP3">75.08 Sistemas Operativos</text:p>
              <text:p text:style-name="Standard"><text:span text:style-name="MT2">Segundo</text:span><text:span text:style-name="MT3"> </text:span><text:span text:style-name="MT2">Cuatrimestre</text:span><text:span text:style-name="MT3"> </text:span><text:span text:style-name="MT2">2011</text:span></text:p>
            </table:table-cell>
            <table:table-cell table:style-name="Table3.A1" office:value-type="string">
              <text:p text:style-name="MP4"/>
              <text:p text:style-name="MP5"><text:span text:style-name="MT4">Trabajo</text:span><text:span text:style-name="MT5"> </text:span><text:span text:style-name="MT4">Práctico</text:span><text:span text:style-name="MT5"> <text:s/></text:span><text:span text:style-name="MT4"><text:line-break/></text:span></text:p>
            </table:table-cell>
          </table:table-row>
        </table:table>
        <text:p text:style-name="MP6"><draw:line text:anchor-type="char" draw:z-index="75" draw:style-name="Mgr1" draw:text-style-name="MP7" svg:x1="0.048cm" svg:y1="0.129cm" svg:x2="15.542cm" svg:y2="0.129cm"><text:p/></draw:line></text:p>
      </style:header>
      <style:footer>
        <text:p text:style-name="Header"><text:span text:style-name="MT6">Grupo</text:span><text:span text:style-name="MT7"> 10</text:span><text:span text:style-name="MT6">.</text:span><text:span text:style-name="MT7"> </text:span><text:span text:style-name="MT6">Tema</text:span><text:span text:style-name="MT7"> </text:span><text:span text:style-name="MT6">R<text:tab/><text:tab/>Página</text:span><text:span text:style-name="MT7"> </text:span><text:span text:style-name="Page_20_Number"><text:span text:style-name="MT6"><text:page-number text:select-page="current">38</text:page-number></text:span></text:span><text:span text:style-name="Page_20_Number"><text:span text:style-name="MT7"> </text:span></text:span><text:span text:style-name="Page_20_Number"><text:span text:style-name="MT6">de</text:span></text:span><text:span text:style-name="Page_20_Number"><text:span text:style-name="MT7"> </text:span></text:span><text:span text:style-name="Page_20_Number"><text:span text:style-name="MT6"><text:page-count style:num-format="1">38</text:page-count></text:span></text:span></text:p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bajo Practico de Sistemas Operativos</dc:title>
    <meta:initial-creator>Sandra Abraham</meta:initial-creator>
    <meta:creation-date>2011-09-20T20:59:00</meta:creation-date>
    <dc:creator>pablo </dc:creator>
    <dc:date>2011-10-23T13:50:31</dc:date>
    <meta:print-date>2011-09-20T12:45:00</meta:print-date>
    <meta:editing-cycles>16</meta:editing-cycles>
    <meta:editing-duration>PT2H56M37S</meta:editing-duration>
    <meta:generator>LibreOffice/3.4$Linux LibreOffice_project/340m1$Build-302</meta:generator>
    <meta:document-statistic meta:table-count="3" meta:image-count="1" meta:object-count="0" meta:page-count="38" meta:paragraph-count="1017" meta:word-count="7362" meta:character-count="49291" meta:non-whitespace-character-count="42279"/>
    <meta:user-defined meta:name="Asunto">Enunciado TP</meta:user-defined>
    <meta:user-defined meta:name="Demonio">detectarC</meta:user-defined>
    <meta:user-defined meta:name="Elaborado por">Lic. Sandra Abaham</meta:user-defined>
    <meta:user-defined meta:name="Inicializador">iniciarC</meta:user-defined>
    <meta:user-defined meta:name="Instalador" meta:value-type="string">instalarC</meta:user-defined>
    <meta:user-defined meta:name="Listador" meta:value-type="string">listarC</meta:user-defined>
    <meta:user-defined meta:name="Log" meta:value-type="string">loguearC</meta:user-defined>
    <meta:user-defined meta:name="Mover" meta:value-type="string">moverC</meta:user-defined>
    <meta:user-defined meta:name="Poceso" meta:value-type="string">sumarC</meta:user-defined>
    <meta:user-defined meta:name="Proyecto" meta:value-type="string">Consultar</meta:user-defined>
  </office:meta>
</office:document-meta>
</file>